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Greedy_MSTRGMT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upper_thr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43.98113207547" calcext:value-type="float">
            <text:p>2743,98113207547</text:p>
          </table:table-cell>
          <table:table-cell office:value-type="float" office:value="4.805725" calcext:value-type="float">
            <text:p>4,805725</text:p>
          </table:table-cell>
          <table:table-cell office:value-type="float" office:value="547" calcext:value-type="float">
            <text:p>547</text:p>
          </table:table-cell>
          <table:table-cell office:value-type="float" office:value="0.023399193593296" calcext:value-type="float">
            <text:p>0,023399193593296</text:p>
          </table:table-cell>
          <table:table-cell office:value-type="float" office:value="0.0107777777777778" calcext:value-type="float">
            <text:p>0,010777777777778</text:p>
          </table:table-cell>
          <table:table-cell office:value-type="float" office:value="0.0151111111111111" calcext:value-type="float">
            <text:p>0,015111111111111</text:p>
          </table:table-cell>
          <table:table-cell office:value-type="float" office:value="0.00715778209119497" calcext:value-type="float">
            <text:p>0,007157782091195</text:p>
          </table:table-cell>
          <table:table-cell office:value-type="float" office:value="0.848511234482678" calcext:value-type="float">
            <text:p>0,848511234482678</text:p>
          </table:table-cell>
          <table:table-cell office:value-type="float" office:value="1.3008183379848" calcext:value-type="float">
            <text:p>1,3008183379848</text:p>
          </table:table-cell>
          <table:table-cell office:value-type="float" office:value="8.42370969358655" calcext:value-type="float">
            <text:p>8,42370969358655</text:p>
          </table:table-cell>
          <table:table-cell office:value-type="float" office:value="10.573039266054" calcext:value-type="float">
            <text:p>10,573039266054</text:p>
          </table:table-cell>
          <table:table-cell office:value-type="float" office:value="0.746274249" calcext:value-type="float">
            <text:p>0,7462742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43.98113207547" calcext:value-type="float">
            <text:p>2743,98113207547</text:p>
          </table:table-cell>
          <table:table-cell office:value-type="float" office:value="4.805725" calcext:value-type="float">
            <text:p>4,805725</text:p>
          </table:table-cell>
          <table:table-cell office:value-type="float" office:value="547" calcext:value-type="float">
            <text:p>547</text:p>
          </table:table-cell>
          <table:table-cell office:value-type="float" office:value="0.023399193593296" calcext:value-type="float">
            <text:p>0,023399193593296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755555555555556" calcext:value-type="float">
            <text:p>0,007555555555556</text:p>
          </table:table-cell>
          <table:table-cell office:value-type="float" office:value="0.00715778209119497" calcext:value-type="float">
            <text:p>0,007157782091195</text:p>
          </table:table-cell>
          <table:table-cell office:value-type="float" office:value="0.848511234482678" calcext:value-type="float">
            <text:p>0,848511234482678</text:p>
          </table:table-cell>
          <table:table-cell office:value-type="float" office:value="1.3008183379848" calcext:value-type="float">
            <text:p>1,3008183379848</text:p>
          </table:table-cell>
          <table:table-cell office:value-type="float" office:value="8.42370969358655" calcext:value-type="float">
            <text:p>8,42370969358655</text:p>
          </table:table-cell>
          <table:table-cell office:value-type="float" office:value="10.573039266054" calcext:value-type="float">
            <text:p>10,573039266054</text:p>
          </table:table-cell>
          <table:table-cell office:value-type="float" office:value="0.400146583" calcext:value-type="float">
            <text:p>0,4001465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43.98113207547" calcext:value-type="float">
            <text:p>2743,98113207547</text:p>
          </table:table-cell>
          <table:table-cell office:value-type="float" office:value="4.805725" calcext:value-type="float">
            <text:p>4,805725</text:p>
          </table:table-cell>
          <table:table-cell office:value-type="float" office:value="547" calcext:value-type="float">
            <text:p>547</text:p>
          </table:table-cell>
          <table:table-cell office:value-type="float" office:value="0.023399193593296" calcext:value-type="float">
            <text:p>0,023399193593296</text:p>
          </table:table-cell>
          <table:table-cell office:value-type="float" office:value="0.00511111111111111" calcext:value-type="float">
            <text:p>0,005111111111111</text:p>
          </table:table-cell>
          <table:table-cell office:value-type="float" office:value="0.00744444444444444" calcext:value-type="float">
            <text:p>0,007444444444444</text:p>
          </table:table-cell>
          <table:table-cell office:value-type="float" office:value="0.00715778209119497" calcext:value-type="float">
            <text:p>0,007157782091195</text:p>
          </table:table-cell>
          <table:table-cell office:value-type="float" office:value="0.848511234482678" calcext:value-type="float">
            <text:p>0,848511234482678</text:p>
          </table:table-cell>
          <table:table-cell office:value-type="float" office:value="1.3008183379848" calcext:value-type="float">
            <text:p>1,3008183379848</text:p>
          </table:table-cell>
          <table:table-cell office:value-type="float" office:value="8.42370969358655" calcext:value-type="float">
            <text:p>8,42370969358655</text:p>
          </table:table-cell>
          <table:table-cell office:value-type="float" office:value="10.573039266054" calcext:value-type="float">
            <text:p>10,573039266054</text:p>
          </table:table-cell>
          <table:table-cell office:value-type="float" office:value="0.342787923" calcext:value-type="float">
            <text:p>0,3427879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43.98113207547" calcext:value-type="float">
            <text:p>2743,98113207547</text:p>
          </table:table-cell>
          <table:table-cell office:value-type="float" office:value="4.805725" calcext:value-type="float">
            <text:p>4,805725</text:p>
          </table:table-cell>
          <table:table-cell office:value-type="float" office:value="547" calcext:value-type="float">
            <text:p>547</text:p>
          </table:table-cell>
          <table:table-cell office:value-type="float" office:value="0.023399193593296" calcext:value-type="float">
            <text:p>0,023399193593296</text:p>
          </table:table-cell>
          <table:table-cell office:value-type="float" office:value="0.00388888888888889" calcext:value-type="float">
            <text:p>0,003888888888889</text:p>
          </table:table-cell>
          <table:table-cell office:value-type="float" office:value="0.00522222222222222" calcext:value-type="float">
            <text:p>0,005222222222222</text:p>
          </table:table-cell>
          <table:table-cell office:value-type="float" office:value="0.00715778209119497" calcext:value-type="float">
            <text:p>0,007157782091195</text:p>
          </table:table-cell>
          <table:table-cell office:value-type="float" office:value="0.848511234482678" calcext:value-type="float">
            <text:p>0,848511234482678</text:p>
          </table:table-cell>
          <table:table-cell office:value-type="float" office:value="1.3008183379848" calcext:value-type="float">
            <text:p>1,3008183379848</text:p>
          </table:table-cell>
          <table:table-cell office:value-type="float" office:value="8.42370969358655" calcext:value-type="float">
            <text:p>8,42370969358655</text:p>
          </table:table-cell>
          <table:table-cell office:value-type="float" office:value="10.573039266054" calcext:value-type="float">
            <text:p>10,573039266054</text:p>
          </table:table-cell>
          <table:table-cell office:value-type="float" office:value="0.311468893" calcext:value-type="float">
            <text:p>0,3114688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43.98113207547" calcext:value-type="float">
            <text:p>2743,98113207547</text:p>
          </table:table-cell>
          <table:table-cell office:value-type="float" office:value="4.805725" calcext:value-type="float">
            <text:p>4,805725</text:p>
          </table:table-cell>
          <table:table-cell office:value-type="float" office:value="547" calcext:value-type="float">
            <text:p>547</text:p>
          </table:table-cell>
          <table:table-cell office:value-type="float" office:value="0.023399193593296" calcext:value-type="float">
            <text:p>0,023399193593296</text:p>
          </table:table-cell>
          <table:table-cell office:value-type="float" office:value="0.00311111111111111" calcext:value-type="float">
            <text:p>0,003111111111111</text:p>
          </table:table-cell>
          <table:table-cell office:value-type="float" office:value="0.00477777777777778" calcext:value-type="float">
            <text:p>0,004777777777778</text:p>
          </table:table-cell>
          <table:table-cell office:value-type="float" office:value="0.00715778209119497" calcext:value-type="float">
            <text:p>0,007157782091195</text:p>
          </table:table-cell>
          <table:table-cell office:value-type="float" office:value="0.848511234482678" calcext:value-type="float">
            <text:p>0,848511234482678</text:p>
          </table:table-cell>
          <table:table-cell office:value-type="float" office:value="1.3008183379848" calcext:value-type="float">
            <text:p>1,3008183379848</text:p>
          </table:table-cell>
          <table:table-cell office:value-type="float" office:value="8.42370969358655" calcext:value-type="float">
            <text:p>8,42370969358655</text:p>
          </table:table-cell>
          <table:table-cell office:value-type="float" office:value="10.573039266054" calcext:value-type="float">
            <text:p>10,573039266054</text:p>
          </table:table-cell>
          <table:table-cell office:value-type="float" office:value="0.278279636" calcext:value-type="float">
            <text:p>0,2782796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43.54716981132" calcext:value-type="float">
            <text:p>2743,54716981132</text:p>
          </table:table-cell>
          <table:table-cell office:value-type="float" office:value="4.69895555555556" calcext:value-type="float">
            <text:p>4,69895555555556</text:p>
          </table:table-cell>
          <table:table-cell office:value-type="float" office:value="430" calcext:value-type="float">
            <text:p>430</text:p>
          </table:table-cell>
          <table:table-cell office:value-type="float" office:value="0.0179989566879934" calcext:value-type="float">
            <text:p>0,017998956687993</text:p>
          </table:table-cell>
          <table:table-cell office:value-type="float" office:value="0.00822222222222222" calcext:value-type="float">
            <text:p>0,008222222222222</text:p>
          </table:table-cell>
          <table:table-cell office:value-type="float" office:value="0.0126666666666667" calcext:value-type="float">
            <text:p>0,012666666666667</text:p>
          </table:table-cell>
          <table:table-cell office:value-type="float" office:value="0.00730089320230608" calcext:value-type="float">
            <text:p>0,007300893202306</text:p>
          </table:table-cell>
          <table:table-cell office:value-type="float" office:value="0.829713011916011" calcext:value-type="float">
            <text:p>0,829713011916011</text:p>
          </table:table-cell>
          <table:table-cell office:value-type="float" office:value="1.27124183565685" calcext:value-type="float">
            <text:p>1,27124183565685</text:p>
          </table:table-cell>
          <table:table-cell office:value-type="float" office:value="6.47962440767762" calcext:value-type="float">
            <text:p>6,47962440767762</text:p>
          </table:table-cell>
          <table:table-cell office:value-type="float" office:value="8.58057925525048" calcext:value-type="float">
            <text:p>8,58057925525048</text:p>
          </table:table-cell>
          <table:table-cell office:value-type="float" office:value="0.72808038" calcext:value-type="float">
            <text:p>0,728080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43.54716981132" calcext:value-type="float">
            <text:p>2743,54716981132</text:p>
          </table:table-cell>
          <table:table-cell office:value-type="float" office:value="4.69895555555556" calcext:value-type="float">
            <text:p>4,69895555555556</text:p>
          </table:table-cell>
          <table:table-cell office:value-type="float" office:value="430" calcext:value-type="float">
            <text:p>430</text:p>
          </table:table-cell>
          <table:table-cell office:value-type="float" office:value="0.0179989566879934" calcext:value-type="float">
            <text:p>0,017998956687993</text:p>
          </table:table-cell>
          <table:table-cell office:value-type="float" office:value="0.00422222222222222" calcext:value-type="float">
            <text:p>0,004222222222222</text:p>
          </table:table-cell>
          <table:table-cell office:value-type="float" office:value="0.00711111111111111" calcext:value-type="float">
            <text:p>0,007111111111111</text:p>
          </table:table-cell>
          <table:table-cell office:value-type="float" office:value="0.00730089320230608" calcext:value-type="float">
            <text:p>0,007300893202306</text:p>
          </table:table-cell>
          <table:table-cell office:value-type="float" office:value="0.829713011916011" calcext:value-type="float">
            <text:p>0,829713011916011</text:p>
          </table:table-cell>
          <table:table-cell office:value-type="float" office:value="1.27124183565685" calcext:value-type="float">
            <text:p>1,27124183565685</text:p>
          </table:table-cell>
          <table:table-cell office:value-type="float" office:value="6.47962440767762" calcext:value-type="float">
            <text:p>6,47962440767762</text:p>
          </table:table-cell>
          <table:table-cell office:value-type="float" office:value="8.58057925525048" calcext:value-type="float">
            <text:p>8,58057925525048</text:p>
          </table:table-cell>
          <table:table-cell office:value-type="float" office:value="0.362338955" calcext:value-type="float">
            <text:p>0,3623389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43.54716981132" calcext:value-type="float">
            <text:p>2743,54716981132</text:p>
          </table:table-cell>
          <table:table-cell office:value-type="float" office:value="4.69895555555556" calcext:value-type="float">
            <text:p>4,69895555555556</text:p>
          </table:table-cell>
          <table:table-cell office:value-type="float" office:value="430" calcext:value-type="float">
            <text:p>430</text:p>
          </table:table-cell>
          <table:table-cell office:value-type="float" office:value="0.0179989566879934" calcext:value-type="float">
            <text:p>0,017998956687993</text:p>
          </table:table-cell>
          <table:table-cell office:value-type="float" office:value="0.00344444444444444" calcext:value-type="float">
            <text:p>0,003444444444444</text:p>
          </table:table-cell>
          <table:table-cell office:value-type="float" office:value="0.00588888888888889" calcext:value-type="float">
            <text:p>0,005888888888889</text:p>
          </table:table-cell>
          <table:table-cell office:value-type="float" office:value="0.00730089320230608" calcext:value-type="float">
            <text:p>0,007300893202306</text:p>
          </table:table-cell>
          <table:table-cell office:value-type="float" office:value="0.829713011916011" calcext:value-type="float">
            <text:p>0,829713011916011</text:p>
          </table:table-cell>
          <table:table-cell office:value-type="float" office:value="1.27124183565685" calcext:value-type="float">
            <text:p>1,27124183565685</text:p>
          </table:table-cell>
          <table:table-cell office:value-type="float" office:value="6.47962440767762" calcext:value-type="float">
            <text:p>6,47962440767762</text:p>
          </table:table-cell>
          <table:table-cell office:value-type="float" office:value="8.58057925525048" calcext:value-type="float">
            <text:p>8,58057925525048</text:p>
          </table:table-cell>
          <table:table-cell office:value-type="float" office:value="0.313556979" calcext:value-type="float">
            <text:p>0,3135569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43.54716981132" calcext:value-type="float">
            <text:p>2743,54716981132</text:p>
          </table:table-cell>
          <table:table-cell office:value-type="float" office:value="4.69895555555556" calcext:value-type="float">
            <text:p>4,69895555555556</text:p>
          </table:table-cell>
          <table:table-cell office:value-type="float" office:value="430" calcext:value-type="float">
            <text:p>430</text:p>
          </table:table-cell>
          <table:table-cell office:value-type="float" office:value="0.0179989566879934" calcext:value-type="float">
            <text:p>0,017998956687993</text:p>
          </table:table-cell>
          <table:table-cell office:value-type="float" office:value="0.00311111111111111" calcext:value-type="float">
            <text:p>0,003111111111111</text:p>
          </table:table-cell>
          <table:table-cell office:value-type="float" office:value="0.00477777777777778" calcext:value-type="float">
            <text:p>0,004777777777778</text:p>
          </table:table-cell>
          <table:table-cell office:value-type="float" office:value="0.00730089320230608" calcext:value-type="float">
            <text:p>0,007300893202306</text:p>
          </table:table-cell>
          <table:table-cell office:value-type="float" office:value="0.829713011916011" calcext:value-type="float">
            <text:p>0,829713011916011</text:p>
          </table:table-cell>
          <table:table-cell office:value-type="float" office:value="1.27124183565685" calcext:value-type="float">
            <text:p>1,27124183565685</text:p>
          </table:table-cell>
          <table:table-cell office:value-type="float" office:value="6.47962440767762" calcext:value-type="float">
            <text:p>6,47962440767762</text:p>
          </table:table-cell>
          <table:table-cell office:value-type="float" office:value="8.58057925525048" calcext:value-type="float">
            <text:p>8,58057925525048</text:p>
          </table:table-cell>
          <table:table-cell office:value-type="float" office:value="0.293423969" calcext:value-type="float">
            <text:p>0,2934239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43.54716981132" calcext:value-type="float">
            <text:p>2743,54716981132</text:p>
          </table:table-cell>
          <table:table-cell office:value-type="float" office:value="4.69895555555556" calcext:value-type="float">
            <text:p>4,69895555555556</text:p>
          </table:table-cell>
          <table:table-cell office:value-type="float" office:value="430" calcext:value-type="float">
            <text:p>430</text:p>
          </table:table-cell>
          <table:table-cell office:value-type="float" office:value="0.0179989566879934" calcext:value-type="float">
            <text:p>0,017998956687993</text:p>
          </table:table-cell>
          <table:table-cell office:value-type="float" office:value="0.00311111111111111" calcext:value-type="float">
            <text:p>0,003111111111111</text:p>
          </table:table-cell>
          <table:table-cell office:value-type="float" office:value="0.00444444444444445" calcext:value-type="float">
            <text:p>0,004444444444444</text:p>
          </table:table-cell>
          <table:table-cell office:value-type="float" office:value="0.00730089320230608" calcext:value-type="float">
            <text:p>0,007300893202306</text:p>
          </table:table-cell>
          <table:table-cell office:value-type="float" office:value="0.829713011916011" calcext:value-type="float">
            <text:p>0,829713011916011</text:p>
          </table:table-cell>
          <table:table-cell office:value-type="float" office:value="1.27124183565685" calcext:value-type="float">
            <text:p>1,27124183565685</text:p>
          </table:table-cell>
          <table:table-cell office:value-type="float" office:value="6.47962440767762" calcext:value-type="float">
            <text:p>6,47962440767762</text:p>
          </table:table-cell>
          <table:table-cell office:value-type="float" office:value="8.58057925525048" calcext:value-type="float">
            <text:p>8,58057925525048</text:p>
          </table:table-cell>
          <table:table-cell office:value-type="float" office:value="0.247184703" calcext:value-type="float">
            <text:p>0,2471847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45.26226415094" calcext:value-type="float">
            <text:p>2745,26226415094</text:p>
          </table:table-cell>
          <table:table-cell office:value-type="float" office:value="4.05513611111111" calcext:value-type="float">
            <text:p>4,05513611111111</text:p>
          </table:table-cell>
          <table:table-cell office:value-type="float" office:value="394" calcext:value-type="float">
            <text:p>394</text:p>
          </table:table-cell>
          <table:table-cell office:value-type="float" office:value="0.0172745176957451" calcext:value-type="float">
            <text:p>0,017274517695745</text:p>
          </table:table-cell>
          <table:table-cell office:value-type="float" office:value="0.00922222222222222" calcext:value-type="float">
            <text:p>0,009222222222222</text:p>
          </table:table-cell>
          <table:table-cell office:value-type="float" office:value="0.0132222222222222" calcext:value-type="float">
            <text:p>0,013222222222222</text:p>
          </table:table-cell>
          <table:table-cell office:value-type="float" office:value="0.00792741459119497" calcext:value-type="float">
            <text:p>0,007927414591195</text:p>
          </table:table-cell>
          <table:table-cell office:value-type="float" office:value="0.716318099581316" calcext:value-type="float">
            <text:p>0,716318099581316</text:p>
          </table:table-cell>
          <table:table-cell office:value-type="float" office:value="1.26192345043707" calcext:value-type="float">
            <text:p>1,26192345043707</text:p>
          </table:table-cell>
          <table:table-cell office:value-type="float" office:value="6.21882637046824" calcext:value-type="float">
            <text:p>6,21882637046824</text:p>
          </table:table-cell>
          <table:table-cell office:value-type="float" office:value="8.19706792048663" calcext:value-type="float">
            <text:p>8,19706792048663</text:p>
          </table:table-cell>
          <table:table-cell office:value-type="float" office:value="0.705706938" calcext:value-type="float">
            <text:p>0,7057069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45.26226415094" calcext:value-type="float">
            <text:p>2745,26226415094</text:p>
          </table:table-cell>
          <table:table-cell office:value-type="float" office:value="4.05513611111111" calcext:value-type="float">
            <text:p>4,05513611111111</text:p>
          </table:table-cell>
          <table:table-cell office:value-type="float" office:value="394" calcext:value-type="float">
            <text:p>394</text:p>
          </table:table-cell>
          <table:table-cell office:value-type="float" office:value="0.0172745176957451" calcext:value-type="float">
            <text:p>0,017274517695745</text:p>
          </table:table-cell>
          <table:table-cell office:value-type="float" office:value="0.00466666666666667" calcext:value-type="float">
            <text:p>0,004666666666667</text:p>
          </table:table-cell>
          <table:table-cell office:value-type="float" office:value="0.00677777777777778" calcext:value-type="float">
            <text:p>0,006777777777778</text:p>
          </table:table-cell>
          <table:table-cell office:value-type="float" office:value="0.00792741459119497" calcext:value-type="float">
            <text:p>0,007927414591195</text:p>
          </table:table-cell>
          <table:table-cell office:value-type="float" office:value="0.716318099581316" calcext:value-type="float">
            <text:p>0,716318099581316</text:p>
          </table:table-cell>
          <table:table-cell office:value-type="float" office:value="1.26192345043707" calcext:value-type="float">
            <text:p>1,26192345043707</text:p>
          </table:table-cell>
          <table:table-cell office:value-type="float" office:value="6.21882637046824" calcext:value-type="float">
            <text:p>6,21882637046824</text:p>
          </table:table-cell>
          <table:table-cell office:value-type="float" office:value="8.19706792048663" calcext:value-type="float">
            <text:p>8,19706792048663</text:p>
          </table:table-cell>
          <table:table-cell office:value-type="float" office:value="0.353062422" calcext:value-type="float">
            <text:p>0,3530624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45.26226415094" calcext:value-type="float">
            <text:p>2745,26226415094</text:p>
          </table:table-cell>
          <table:table-cell office:value-type="float" office:value="4.05513611111111" calcext:value-type="float">
            <text:p>4,05513611111111</text:p>
          </table:table-cell>
          <table:table-cell office:value-type="float" office:value="394" calcext:value-type="float">
            <text:p>394</text:p>
          </table:table-cell>
          <table:table-cell office:value-type="float" office:value="0.0172745176957451" calcext:value-type="float">
            <text:p>0,017274517695745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544444444444444" calcext:value-type="float">
            <text:p>0,005444444444444</text:p>
          </table:table-cell>
          <table:table-cell office:value-type="float" office:value="0.00792741459119497" calcext:value-type="float">
            <text:p>0,007927414591195</text:p>
          </table:table-cell>
          <table:table-cell office:value-type="float" office:value="0.716318099581316" calcext:value-type="float">
            <text:p>0,716318099581316</text:p>
          </table:table-cell>
          <table:table-cell office:value-type="float" office:value="1.26192345043707" calcext:value-type="float">
            <text:p>1,26192345043707</text:p>
          </table:table-cell>
          <table:table-cell office:value-type="float" office:value="6.21882637046824" calcext:value-type="float">
            <text:p>6,21882637046824</text:p>
          </table:table-cell>
          <table:table-cell office:value-type="float" office:value="8.19706792048663" calcext:value-type="float">
            <text:p>8,19706792048663</text:p>
          </table:table-cell>
          <table:table-cell office:value-type="float" office:value="0.284967498" calcext:value-type="float">
            <text:p>0,2849674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45.26226415094" calcext:value-type="float">
            <text:p>2745,26226415094</text:p>
          </table:table-cell>
          <table:table-cell office:value-type="float" office:value="4.05513611111111" calcext:value-type="float">
            <text:p>4,05513611111111</text:p>
          </table:table-cell>
          <table:table-cell office:value-type="float" office:value="394" calcext:value-type="float">
            <text:p>394</text:p>
          </table:table-cell>
          <table:table-cell office:value-type="float" office:value="0.0172745176957451" calcext:value-type="float">
            <text:p>0,017274517695745</text:p>
          </table:table-cell>
          <table:table-cell office:value-type="float" office:value="0.00288888888888889" calcext:value-type="float">
            <text:p>0,002888888888889</text:p>
          </table:table-cell>
          <table:table-cell office:value-type="float" office:value="0.00466666666666667" calcext:value-type="float">
            <text:p>0,004666666666667</text:p>
          </table:table-cell>
          <table:table-cell office:value-type="float" office:value="0.00792741459119497" calcext:value-type="float">
            <text:p>0,007927414591195</text:p>
          </table:table-cell>
          <table:table-cell office:value-type="float" office:value="0.716318099581316" calcext:value-type="float">
            <text:p>0,716318099581316</text:p>
          </table:table-cell>
          <table:table-cell office:value-type="float" office:value="1.26192345043707" calcext:value-type="float">
            <text:p>1,26192345043707</text:p>
          </table:table-cell>
          <table:table-cell office:value-type="float" office:value="6.21882637046824" calcext:value-type="float">
            <text:p>6,21882637046824</text:p>
          </table:table-cell>
          <table:table-cell office:value-type="float" office:value="8.19706792048663" calcext:value-type="float">
            <text:p>8,19706792048663</text:p>
          </table:table-cell>
          <table:table-cell office:value-type="float" office:value="0.287529041" calcext:value-type="float">
            <text:p>0,2875290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45.26226415094" calcext:value-type="float">
            <text:p>2745,26226415094</text:p>
          </table:table-cell>
          <table:table-cell office:value-type="float" office:value="4.05513611111111" calcext:value-type="float">
            <text:p>4,05513611111111</text:p>
          </table:table-cell>
          <table:table-cell office:value-type="float" office:value="394" calcext:value-type="float">
            <text:p>394</text:p>
          </table:table-cell>
          <table:table-cell office:value-type="float" office:value="0.0172745176957451" calcext:value-type="float">
            <text:p>0,017274517695745</text:p>
          </table:table-cell>
          <table:table-cell office:value-type="float" office:value="0.00333333333333333" calcext:value-type="float">
            <text:p>0,003333333333333</text:p>
          </table:table-cell>
          <table:table-cell office:value-type="float" office:value="0.00522222222222222" calcext:value-type="float">
            <text:p>0,005222222222222</text:p>
          </table:table-cell>
          <table:table-cell office:value-type="float" office:value="0.00792741459119497" calcext:value-type="float">
            <text:p>0,007927414591195</text:p>
          </table:table-cell>
          <table:table-cell office:value-type="float" office:value="0.716318099581316" calcext:value-type="float">
            <text:p>0,716318099581316</text:p>
          </table:table-cell>
          <table:table-cell office:value-type="float" office:value="1.26192345043707" calcext:value-type="float">
            <text:p>1,26192345043707</text:p>
          </table:table-cell>
          <table:table-cell office:value-type="float" office:value="6.21882637046824" calcext:value-type="float">
            <text:p>6,21882637046824</text:p>
          </table:table-cell>
          <table:table-cell office:value-type="float" office:value="8.19706792048663" calcext:value-type="float">
            <text:p>8,19706792048663</text:p>
          </table:table-cell>
          <table:table-cell office:value-type="float" office:value="0.253073608" calcext:value-type="float">
            <text:p>0,2530736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43.55283018868" calcext:value-type="float">
            <text:p>2743,55283018868</text:p>
          </table:table-cell>
          <table:table-cell office:value-type="float" office:value="4.64537777777778" calcext:value-type="float">
            <text:p>4,64537777777778</text:p>
          </table:table-cell>
          <table:table-cell office:value-type="float" office:value="430" calcext:value-type="float">
            <text:p>430</text:p>
          </table:table-cell>
          <table:table-cell office:value-type="float" office:value="0.0201423784598236" calcext:value-type="float">
            <text:p>0,020142378459824</text:p>
          </table:table-cell>
          <table:table-cell office:value-type="float" office:value="0.00777777777777778" calcext:value-type="float">
            <text:p>0,007777777777778</text:p>
          </table:table-cell>
          <table:table-cell office:value-type="float" office:value="0.0116666666666667" calcext:value-type="float">
            <text:p>0,011666666666667</text:p>
          </table:table-cell>
          <table:table-cell office:value-type="float" office:value="0.00737478209119497" calcext:value-type="float">
            <text:p>0,007374782091195</text:p>
          </table:table-cell>
          <table:table-cell office:value-type="float" office:value="0.8202802763049" calcext:value-type="float">
            <text:p>0,8202802763049</text:p>
          </table:table-cell>
          <table:table-cell office:value-type="float" office:value="1.26842600041723" calcext:value-type="float">
            <text:p>1,26842600041723</text:p>
          </table:table-cell>
          <table:table-cell office:value-type="float" office:value="7.2512562455365" calcext:value-type="float">
            <text:p>7,2512562455365</text:p>
          </table:table-cell>
          <table:table-cell office:value-type="float" office:value="9.33996252225864" calcext:value-type="float">
            <text:p>9,33996252225864</text:p>
          </table:table-cell>
          <table:table-cell office:value-type="float" office:value="0.668032897" calcext:value-type="float">
            <text:p>0,6680328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43.55283018868" calcext:value-type="float">
            <text:p>2743,55283018868</text:p>
          </table:table-cell>
          <table:table-cell office:value-type="float" office:value="4.64537777777778" calcext:value-type="float">
            <text:p>4,64537777777778</text:p>
          </table:table-cell>
          <table:table-cell office:value-type="float" office:value="430" calcext:value-type="float">
            <text:p>430</text:p>
          </table:table-cell>
          <table:table-cell office:value-type="float" office:value="0.0201423784598236" calcext:value-type="float">
            <text:p>0,020142378459824</text:p>
          </table:table-cell>
          <table:table-cell office:value-type="float" office:value="0.00477777777777778" calcext:value-type="float">
            <text:p>0,004777777777778</text:p>
          </table:table-cell>
          <table:table-cell office:value-type="float" office:value="0.00788888888888889" calcext:value-type="float">
            <text:p>0,007888888888889</text:p>
          </table:table-cell>
          <table:table-cell office:value-type="float" office:value="0.00737478209119497" calcext:value-type="float">
            <text:p>0,007374782091195</text:p>
          </table:table-cell>
          <table:table-cell office:value-type="float" office:value="0.8202802763049" calcext:value-type="float">
            <text:p>0,8202802763049</text:p>
          </table:table-cell>
          <table:table-cell office:value-type="float" office:value="1.26842600041723" calcext:value-type="float">
            <text:p>1,26842600041723</text:p>
          </table:table-cell>
          <table:table-cell office:value-type="float" office:value="7.2512562455365" calcext:value-type="float">
            <text:p>7,2512562455365</text:p>
          </table:table-cell>
          <table:table-cell office:value-type="float" office:value="9.33996252225864" calcext:value-type="float">
            <text:p>9,33996252225864</text:p>
          </table:table-cell>
          <table:table-cell office:value-type="float" office:value="0.359866828" calcext:value-type="float">
            <text:p>0,3598668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43.55283018868" calcext:value-type="float">
            <text:p>2743,55283018868</text:p>
          </table:table-cell>
          <table:table-cell office:value-type="float" office:value="4.64537777777778" calcext:value-type="float">
            <text:p>4,64537777777778</text:p>
          </table:table-cell>
          <table:table-cell office:value-type="float" office:value="430" calcext:value-type="float">
            <text:p>430</text:p>
          </table:table-cell>
          <table:table-cell office:value-type="float" office:value="0.0201423784598236" calcext:value-type="float">
            <text:p>0,020142378459824</text:p>
          </table:table-cell>
          <table:table-cell office:value-type="float" office:value="0.00377777777777778" calcext:value-type="float">
            <text:p>0,003777777777778</text:p>
          </table:table-cell>
          <table:table-cell office:value-type="float" office:value="0.00633333333333333" calcext:value-type="float">
            <text:p>0,006333333333333</text:p>
          </table:table-cell>
          <table:table-cell office:value-type="float" office:value="0.00737478209119497" calcext:value-type="float">
            <text:p>0,007374782091195</text:p>
          </table:table-cell>
          <table:table-cell office:value-type="float" office:value="0.8202802763049" calcext:value-type="float">
            <text:p>0,8202802763049</text:p>
          </table:table-cell>
          <table:table-cell office:value-type="float" office:value="1.26842600041723" calcext:value-type="float">
            <text:p>1,26842600041723</text:p>
          </table:table-cell>
          <table:table-cell office:value-type="float" office:value="7.2512562455365" calcext:value-type="float">
            <text:p>7,2512562455365</text:p>
          </table:table-cell>
          <table:table-cell office:value-type="float" office:value="9.33996252225864" calcext:value-type="float">
            <text:p>9,33996252225864</text:p>
          </table:table-cell>
          <table:table-cell office:value-type="float" office:value="0.308060131" calcext:value-type="float">
            <text:p>0,3080601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43.55283018868" calcext:value-type="float">
            <text:p>2743,55283018868</text:p>
          </table:table-cell>
          <table:table-cell office:value-type="float" office:value="4.64537777777778" calcext:value-type="float">
            <text:p>4,64537777777778</text:p>
          </table:table-cell>
          <table:table-cell office:value-type="float" office:value="430" calcext:value-type="float">
            <text:p>430</text:p>
          </table:table-cell>
          <table:table-cell office:value-type="float" office:value="0.0201423784598236" calcext:value-type="float">
            <text:p>0,020142378459824</text:p>
          </table:table-cell>
          <table:table-cell office:value-type="float" office:value="0.00377777777777778" calcext:value-type="float">
            <text:p>0,003777777777778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737478209119497" calcext:value-type="float">
            <text:p>0,007374782091195</text:p>
          </table:table-cell>
          <table:table-cell office:value-type="float" office:value="0.8202802763049" calcext:value-type="float">
            <text:p>0,8202802763049</text:p>
          </table:table-cell>
          <table:table-cell office:value-type="float" office:value="1.26842600041723" calcext:value-type="float">
            <text:p>1,26842600041723</text:p>
          </table:table-cell>
          <table:table-cell office:value-type="float" office:value="7.2512562455365" calcext:value-type="float">
            <text:p>7,2512562455365</text:p>
          </table:table-cell>
          <table:table-cell office:value-type="float" office:value="9.33996252225864" calcext:value-type="float">
            <text:p>9,33996252225864</text:p>
          </table:table-cell>
          <table:table-cell office:value-type="float" office:value="0.328155866" calcext:value-type="float">
            <text:p>0,3281558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43.55283018868" calcext:value-type="float">
            <text:p>2743,55283018868</text:p>
          </table:table-cell>
          <table:table-cell office:value-type="float" office:value="4.64537777777778" calcext:value-type="float">
            <text:p>4,64537777777778</text:p>
          </table:table-cell>
          <table:table-cell office:value-type="float" office:value="430" calcext:value-type="float">
            <text:p>430</text:p>
          </table:table-cell>
          <table:table-cell office:value-type="float" office:value="0.0201423784598236" calcext:value-type="float">
            <text:p>0,02014237845982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488888888888889" calcext:value-type="float">
            <text:p>0,004888888888889</text:p>
          </table:table-cell>
          <table:table-cell office:value-type="float" office:value="0.00737478209119497" calcext:value-type="float">
            <text:p>0,007374782091195</text:p>
          </table:table-cell>
          <table:table-cell office:value-type="float" office:value="0.8202802763049" calcext:value-type="float">
            <text:p>0,8202802763049</text:p>
          </table:table-cell>
          <table:table-cell office:value-type="float" office:value="1.26842600041723" calcext:value-type="float">
            <text:p>1,26842600041723</text:p>
          </table:table-cell>
          <table:table-cell office:value-type="float" office:value="7.2512562455365" calcext:value-type="float">
            <text:p>7,2512562455365</text:p>
          </table:table-cell>
          <table:table-cell office:value-type="float" office:value="9.33996252225864" calcext:value-type="float">
            <text:p>9,33996252225864</text:p>
          </table:table-cell>
          <table:table-cell office:value-type="float" office:value="0.240848309" calcext:value-type="float">
            <text:p>0,2408483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43.08490566038" calcext:value-type="float">
            <text:p>2743,08490566038</text:p>
          </table:table-cell>
          <table:table-cell office:value-type="float" office:value="4.57820277777778" calcext:value-type="float">
            <text:p>4,57820277777778</text:p>
          </table:table-cell>
          <table:table-cell office:value-type="float" office:value="403" calcext:value-type="float">
            <text:p>403</text:p>
          </table:table-cell>
          <table:table-cell office:value-type="float" office:value="0.0187590089936327" calcext:value-type="float">
            <text:p>0,018759008993633</text:p>
          </table:table-cell>
          <table:table-cell office:value-type="float" office:value="0.0102222222222222" calcext:value-type="float">
            <text:p>0,010222222222222</text:p>
          </table:table-cell>
          <table:table-cell office:value-type="float" office:value="0.0161111111111111" calcext:value-type="float">
            <text:p>0,016111111111111</text:p>
          </table:table-cell>
          <table:table-cell office:value-type="float" office:value="0.00745178209119497" calcext:value-type="float">
            <text:p>0,007451782091195</text:p>
          </table:table-cell>
          <table:table-cell office:value-type="float" office:value="0.8084508989049" calcext:value-type="float">
            <text:p>0,8084508989049</text:p>
          </table:table-cell>
          <table:table-cell office:value-type="float" office:value="1.26120152369909" calcext:value-type="float">
            <text:p>1,26120152369909</text:p>
          </table:table-cell>
          <table:table-cell office:value-type="float" office:value="6.75324323770777" calcext:value-type="float">
            <text:p>6,75324323770777</text:p>
          </table:table-cell>
          <table:table-cell office:value-type="float" office:value="8.82289566031176" calcext:value-type="float">
            <text:p>8,82289566031176</text:p>
          </table:table-cell>
          <table:table-cell office:value-type="float" office:value="0.847533409" calcext:value-type="float">
            <text:p>0,8475334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43.08490566038" calcext:value-type="float">
            <text:p>2743,08490566038</text:p>
          </table:table-cell>
          <table:table-cell office:value-type="float" office:value="4.57820277777778" calcext:value-type="float">
            <text:p>4,57820277777778</text:p>
          </table:table-cell>
          <table:table-cell office:value-type="float" office:value="403" calcext:value-type="float">
            <text:p>403</text:p>
          </table:table-cell>
          <table:table-cell office:value-type="float" office:value="0.0187590089936327" calcext:value-type="float">
            <text:p>0,018759008993633</text:p>
          </table:table-cell>
          <table:table-cell office:value-type="float" office:value="0.00477777777777778" calcext:value-type="float">
            <text:p>0,004777777777778</text:p>
          </table:table-cell>
          <table:table-cell office:value-type="float" office:value="0.00788888888888889" calcext:value-type="float">
            <text:p>0,007888888888889</text:p>
          </table:table-cell>
          <table:table-cell office:value-type="float" office:value="0.00745178209119497" calcext:value-type="float">
            <text:p>0,007451782091195</text:p>
          </table:table-cell>
          <table:table-cell office:value-type="float" office:value="0.8084508989049" calcext:value-type="float">
            <text:p>0,8084508989049</text:p>
          </table:table-cell>
          <table:table-cell office:value-type="float" office:value="1.26120152369909" calcext:value-type="float">
            <text:p>1,26120152369909</text:p>
          </table:table-cell>
          <table:table-cell office:value-type="float" office:value="6.75324323770777" calcext:value-type="float">
            <text:p>6,75324323770777</text:p>
          </table:table-cell>
          <table:table-cell office:value-type="float" office:value="8.82289566031176" calcext:value-type="float">
            <text:p>8,82289566031176</text:p>
          </table:table-cell>
          <table:table-cell office:value-type="float" office:value="0.394322186" calcext:value-type="float">
            <text:p>0,3943221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43.08490566038" calcext:value-type="float">
            <text:p>2743,08490566038</text:p>
          </table:table-cell>
          <table:table-cell office:value-type="float" office:value="4.57820277777778" calcext:value-type="float">
            <text:p>4,57820277777778</text:p>
          </table:table-cell>
          <table:table-cell office:value-type="float" office:value="403" calcext:value-type="float">
            <text:p>403</text:p>
          </table:table-cell>
          <table:table-cell office:value-type="float" office:value="0.0187590089936327" calcext:value-type="float">
            <text:p>0,018759008993633</text:p>
          </table:table-cell>
          <table:table-cell office:value-type="float" office:value="0.00344444444444444" calcext:value-type="float">
            <text:p>0,003444444444444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745178209119497" calcext:value-type="float">
            <text:p>0,007451782091195</text:p>
          </table:table-cell>
          <table:table-cell office:value-type="float" office:value="0.8084508989049" calcext:value-type="float">
            <text:p>0,8084508989049</text:p>
          </table:table-cell>
          <table:table-cell office:value-type="float" office:value="1.26120152369909" calcext:value-type="float">
            <text:p>1,26120152369909</text:p>
          </table:table-cell>
          <table:table-cell office:value-type="float" office:value="6.75324323770777" calcext:value-type="float">
            <text:p>6,75324323770777</text:p>
          </table:table-cell>
          <table:table-cell office:value-type="float" office:value="8.82289566031176" calcext:value-type="float">
            <text:p>8,82289566031176</text:p>
          </table:table-cell>
          <table:table-cell office:value-type="float" office:value="0.296242819" calcext:value-type="float">
            <text:p>0,2962428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43.08490566038" calcext:value-type="float">
            <text:p>2743,08490566038</text:p>
          </table:table-cell>
          <table:table-cell office:value-type="float" office:value="4.57820277777778" calcext:value-type="float">
            <text:p>4,57820277777778</text:p>
          </table:table-cell>
          <table:table-cell office:value-type="float" office:value="403" calcext:value-type="float">
            <text:p>403</text:p>
          </table:table-cell>
          <table:table-cell office:value-type="float" office:value="0.0187590089936327" calcext:value-type="float">
            <text:p>0,018759008993633</text:p>
          </table:table-cell>
          <table:table-cell office:value-type="float" office:value="0.00366666666666667" calcext:value-type="float">
            <text:p>0,003666666666667</text:p>
          </table:table-cell>
          <table:table-cell office:value-type="float" office:value="0.00588888888888889" calcext:value-type="float">
            <text:p>0,005888888888889</text:p>
          </table:table-cell>
          <table:table-cell office:value-type="float" office:value="0.00745178209119497" calcext:value-type="float">
            <text:p>0,007451782091195</text:p>
          </table:table-cell>
          <table:table-cell office:value-type="float" office:value="0.8084508989049" calcext:value-type="float">
            <text:p>0,8084508989049</text:p>
          </table:table-cell>
          <table:table-cell office:value-type="float" office:value="1.26120152369909" calcext:value-type="float">
            <text:p>1,26120152369909</text:p>
          </table:table-cell>
          <table:table-cell office:value-type="float" office:value="6.75324323770777" calcext:value-type="float">
            <text:p>6,75324323770777</text:p>
          </table:table-cell>
          <table:table-cell office:value-type="float" office:value="8.82289566031176" calcext:value-type="float">
            <text:p>8,82289566031176</text:p>
          </table:table-cell>
          <table:table-cell office:value-type="float" office:value="0.350783044" calcext:value-type="float">
            <text:p>0,3507830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43.08490566038" calcext:value-type="float">
            <text:p>2743,08490566038</text:p>
          </table:table-cell>
          <table:table-cell office:value-type="float" office:value="4.57820277777778" calcext:value-type="float">
            <text:p>4,57820277777778</text:p>
          </table:table-cell>
          <table:table-cell office:value-type="float" office:value="403" calcext:value-type="float">
            <text:p>403</text:p>
          </table:table-cell>
          <table:table-cell office:value-type="float" office:value="0.0187590089936327" calcext:value-type="float">
            <text:p>0,018759008993633</text:p>
          </table:table-cell>
          <table:table-cell office:value-type="float" office:value="0.00322222222222222" calcext:value-type="float">
            <text:p>0,003222222222222</text:p>
          </table:table-cell>
          <table:table-cell office:value-type="float" office:value="0.00488888888888889" calcext:value-type="float">
            <text:p>0,004888888888889</text:p>
          </table:table-cell>
          <table:table-cell office:value-type="float" office:value="0.00745178209119497" calcext:value-type="float">
            <text:p>0,007451782091195</text:p>
          </table:table-cell>
          <table:table-cell office:value-type="float" office:value="0.8084508989049" calcext:value-type="float">
            <text:p>0,8084508989049</text:p>
          </table:table-cell>
          <table:table-cell office:value-type="float" office:value="1.26120152369909" calcext:value-type="float">
            <text:p>1,26120152369909</text:p>
          </table:table-cell>
          <table:table-cell office:value-type="float" office:value="6.75324323770777" calcext:value-type="float">
            <text:p>6,75324323770777</text:p>
          </table:table-cell>
          <table:table-cell office:value-type="float" office:value="8.82289566031176" calcext:value-type="float">
            <text:p>8,82289566031176</text:p>
          </table:table-cell>
          <table:table-cell office:value-type="float" office:value="0.244724128" calcext:value-type="float">
            <text:p>0,2447241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43.55283018868" calcext:value-type="float">
            <text:p>2743,55283018868</text:p>
          </table:table-cell>
          <table:table-cell office:value-type="float" office:value="4.59830833333333" calcext:value-type="float">
            <text:p>4,59830833333333</text:p>
          </table:table-cell>
          <table:table-cell office:value-type="float" office:value="364" calcext:value-type="float">
            <text:p>364</text:p>
          </table:table-cell>
          <table:table-cell office:value-type="float" office:value="0.0160000049041858" calcext:value-type="float">
            <text:p>0,016000004904186</text:p>
          </table:table-cell>
          <table:table-cell office:value-type="float" office:value="0.00677777777777778" calcext:value-type="float">
            <text:p>0,006777777777778</text:p>
          </table:table-cell>
          <table:table-cell office:value-type="float" office:value="0.0117777777777778" calcext:value-type="float">
            <text:p>0,011777777777778</text:p>
          </table:table-cell>
          <table:table-cell office:value-type="float" office:value="0.00742494875786164" calcext:value-type="float">
            <text:p>0,007424948757862</text:p>
          </table:table-cell>
          <table:table-cell office:value-type="float" office:value="0.811990777632678" calcext:value-type="float">
            <text:p>0,811990777632678</text:p>
          </table:table-cell>
          <table:table-cell office:value-type="float" office:value="1.24996338339577" calcext:value-type="float">
            <text:p>1,24996338339577</text:p>
          </table:table-cell>
          <table:table-cell office:value-type="float" office:value="5.76000176550687" calcext:value-type="float">
            <text:p>5,76000176550687</text:p>
          </table:table-cell>
          <table:table-cell office:value-type="float" office:value="7.82195592653532" calcext:value-type="float">
            <text:p>7,82195592653532</text:p>
          </table:table-cell>
          <table:table-cell office:value-type="float" office:value="0.6790488" calcext:value-type="float">
            <text:p>0,67904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43.55283018868" calcext:value-type="float">
            <text:p>2743,55283018868</text:p>
          </table:table-cell>
          <table:table-cell office:value-type="float" office:value="4.59830833333333" calcext:value-type="float">
            <text:p>4,59830833333333</text:p>
          </table:table-cell>
          <table:table-cell office:value-type="float" office:value="364" calcext:value-type="float">
            <text:p>364</text:p>
          </table:table-cell>
          <table:table-cell office:value-type="float" office:value="0.0160000049041858" calcext:value-type="float">
            <text:p>0,016000004904186</text:p>
          </table:table-cell>
          <table:table-cell office:value-type="float" office:value="0.00411111111111111" calcext:value-type="float">
            <text:p>0,004111111111111</text:p>
          </table:table-cell>
          <table:table-cell office:value-type="float" office:value="0.00688888888888889" calcext:value-type="float">
            <text:p>0,006888888888889</text:p>
          </table:table-cell>
          <table:table-cell office:value-type="float" office:value="0.00742494875786164" calcext:value-type="float">
            <text:p>0,007424948757862</text:p>
          </table:table-cell>
          <table:table-cell office:value-type="float" office:value="0.811990777632678" calcext:value-type="float">
            <text:p>0,811990777632678</text:p>
          </table:table-cell>
          <table:table-cell office:value-type="float" office:value="1.24996338339577" calcext:value-type="float">
            <text:p>1,24996338339577</text:p>
          </table:table-cell>
          <table:table-cell office:value-type="float" office:value="5.76000176550687" calcext:value-type="float">
            <text:p>5,76000176550687</text:p>
          </table:table-cell>
          <table:table-cell office:value-type="float" office:value="7.82195592653532" calcext:value-type="float">
            <text:p>7,82195592653532</text:p>
          </table:table-cell>
          <table:table-cell office:value-type="float" office:value="0.36230834" calcext:value-type="float">
            <text:p>0,362308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43.55283018868" calcext:value-type="float">
            <text:p>2743,55283018868</text:p>
          </table:table-cell>
          <table:table-cell office:value-type="float" office:value="4.59830833333333" calcext:value-type="float">
            <text:p>4,59830833333333</text:p>
          </table:table-cell>
          <table:table-cell office:value-type="float" office:value="364" calcext:value-type="float">
            <text:p>364</text:p>
          </table:table-cell>
          <table:table-cell office:value-type="float" office:value="0.0160000049041858" calcext:value-type="float">
            <text:p>0,016000004904186</text:p>
          </table:table-cell>
          <table:table-cell office:value-type="float" office:value="0.00355555555555556" calcext:value-type="float">
            <text:p>0,003555555555556</text:p>
          </table:table-cell>
          <table:table-cell office:value-type="float" office:value="0.00633333333333333" calcext:value-type="float">
            <text:p>0,006333333333333</text:p>
          </table:table-cell>
          <table:table-cell office:value-type="float" office:value="0.00742494875786164" calcext:value-type="float">
            <text:p>0,007424948757862</text:p>
          </table:table-cell>
          <table:table-cell office:value-type="float" office:value="0.811990777632678" calcext:value-type="float">
            <text:p>0,811990777632678</text:p>
          </table:table-cell>
          <table:table-cell office:value-type="float" office:value="1.24996338339577" calcext:value-type="float">
            <text:p>1,24996338339577</text:p>
          </table:table-cell>
          <table:table-cell office:value-type="float" office:value="5.76000176550687" calcext:value-type="float">
            <text:p>5,76000176550687</text:p>
          </table:table-cell>
          <table:table-cell office:value-type="float" office:value="7.82195592653532" calcext:value-type="float">
            <text:p>7,82195592653532</text:p>
          </table:table-cell>
          <table:table-cell office:value-type="float" office:value="0.305985802" calcext:value-type="float">
            <text:p>0,3059858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43.55283018868" calcext:value-type="float">
            <text:p>2743,55283018868</text:p>
          </table:table-cell>
          <table:table-cell office:value-type="float" office:value="4.59830833333333" calcext:value-type="float">
            <text:p>4,59830833333333</text:p>
          </table:table-cell>
          <table:table-cell office:value-type="float" office:value="364" calcext:value-type="float">
            <text:p>364</text:p>
          </table:table-cell>
          <table:table-cell office:value-type="float" office:value="0.0160000049041858" calcext:value-type="float">
            <text:p>0,016000004904186</text:p>
          </table:table-cell>
          <table:table-cell office:value-type="float" office:value="0.00288888888888889" calcext:value-type="float">
            <text:p>0,002888888888889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742494875786164" calcext:value-type="float">
            <text:p>0,007424948757862</text:p>
          </table:table-cell>
          <table:table-cell office:value-type="float" office:value="0.811990777632678" calcext:value-type="float">
            <text:p>0,811990777632678</text:p>
          </table:table-cell>
          <table:table-cell office:value-type="float" office:value="1.24996338339577" calcext:value-type="float">
            <text:p>1,24996338339577</text:p>
          </table:table-cell>
          <table:table-cell office:value-type="float" office:value="5.76000176550687" calcext:value-type="float">
            <text:p>5,76000176550687</text:p>
          </table:table-cell>
          <table:table-cell office:value-type="float" office:value="7.82195592653532" calcext:value-type="float">
            <text:p>7,82195592653532</text:p>
          </table:table-cell>
          <table:table-cell office:value-type="float" office:value="0.314491022" calcext:value-type="float">
            <text:p>0,3144910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43.55283018868" calcext:value-type="float">
            <text:p>2743,55283018868</text:p>
          </table:table-cell>
          <table:table-cell office:value-type="float" office:value="4.59830833333333" calcext:value-type="float">
            <text:p>4,59830833333333</text:p>
          </table:table-cell>
          <table:table-cell office:value-type="float" office:value="364" calcext:value-type="float">
            <text:p>364</text:p>
          </table:table-cell>
          <table:table-cell office:value-type="float" office:value="0.0160000049041858" calcext:value-type="float">
            <text:p>0,016000004904186</text:p>
          </table:table-cell>
          <table:table-cell office:value-type="float" office:value="0.00366666666666667" calcext:value-type="float">
            <text:p>0,003666666666667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742494875786164" calcext:value-type="float">
            <text:p>0,007424948757862</text:p>
          </table:table-cell>
          <table:table-cell office:value-type="float" office:value="0.811990777632678" calcext:value-type="float">
            <text:p>0,811990777632678</text:p>
          </table:table-cell>
          <table:table-cell office:value-type="float" office:value="1.24996338339577" calcext:value-type="float">
            <text:p>1,24996338339577</text:p>
          </table:table-cell>
          <table:table-cell office:value-type="float" office:value="5.76000176550687" calcext:value-type="float">
            <text:p>5,76000176550687</text:p>
          </table:table-cell>
          <table:table-cell office:value-type="float" office:value="7.82195592653532" calcext:value-type="float">
            <text:p>7,82195592653532</text:p>
          </table:table-cell>
          <table:table-cell office:value-type="float" office:value="0.329898132" calcext:value-type="float">
            <text:p>0,329898132</text:p>
          </table:table-cell>
        </table:table-row>
        <table:table-row table:style-name="ro1">
          <table:table-cell table:number-columns-repeated="6"/>
          <table:table-cell table:style-name="ce1"/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7"/>
          <table:table-cell table:style-name="ce1"/>
          <table:table-cell table:number-columns-repeated="7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ce1"/>
          <table:table-cell table:number-columns-repeated="8"/>
        </table:table-row>
        <table:table-row table:style-name="ro1">
          <table:table-cell table:number-columns-repeated="7"/>
          <table:table-cell table:style-name="ce1"/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ce1" table:number-columns-repeated="2"/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ce1"/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7"/>
        </table:table-row>
      </table:table>
      <table:table table:name="Greedy_MSTRGMT_AVG" table:style-name="ta1">
        <table:table-column table:style-name="co1" table:number-columns-repeated="6" table:default-cell-style-name="Default"/>
        <table:table-column table:style-name="co2" table:default-cell-style-name="ce1"/>
        <table:table-column table:style-name="co1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upper_thr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table:style-name="Default"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  <table:table-cell/>
        </table:table-row>
        <table:table-row table:style-name="ro1">
          <table:table-cell table:formula="of:=AVERAGE([Greedy_MSTRGMT.A2:.A6])" office:value-type="float" office:value="100" calcext:value-type="float">
            <text:p>100</text:p>
          </table:table-cell>
          <table:table-cell table:formula="of:=AVERAGE([Greedy_MSTRGMT.B2:.B6])" office:value-type="float" office:value="290" calcext:value-type="float">
            <text:p>290</text:p>
          </table:table-cell>
          <table:table-cell table:formula="of:=AVERAGE([Greedy_MSTRGMT.C2:.C6])" office:value-type="float" office:value="0.7" calcext:value-type="float">
            <text:p>0,7</text:p>
          </table:table-cell>
          <table:table-cell table:formula="of:=AVERAGE([Greedy_MSTRGMT.D2:.D6])" office:value-type="float" office:value="2743.98113207547" calcext:value-type="float">
            <text:p>2743,98113207547</text:p>
          </table:table-cell>
          <table:table-cell table:formula="of:=AVERAGE([Greedy_MSTRGMT.E2:.E6])" office:value-type="float" office:value="4.805725" calcext:value-type="float">
            <text:p>4,805725</text:p>
          </table:table-cell>
          <table:table-cell table:formula="of:=AVERAGE([Greedy_MSTRGMT.F2:.F6])" office:value-type="float" office:value="547" calcext:value-type="float">
            <text:p>547</text:p>
          </table:table-cell>
          <table:table-cell table:formula="of:=AVERAGE([Greedy_MSTRGMT.G2:.G6])" office:value-type="float" office:value="0.023399193593296" calcext:value-type="float">
            <text:p>2,34E-02</text:p>
          </table:table-cell>
          <table:table-cell table:formula="of:=AVERAGE([Greedy_MSTRGMT.H2:.H6])" office:value-type="float" office:value="0.00557777777777778" calcext:value-type="float">
            <text:p>5,58E-03</text:p>
          </table:table-cell>
          <table:table-cell table:formula="of:=AVERAGE([Greedy_MSTRGMT.I2:.I6])" office:value-type="float" office:value="0.00802222222222222" calcext:value-type="float">
            <text:p>0,008022222222222</text:p>
          </table:table-cell>
          <table:table-cell table:formula="of:=AVERAGE([Greedy_MSTRGMT.J2:.J6])" office:value-type="float" office:value="0.00715778209119497" calcext:value-type="float">
            <text:p>0,007157782091195</text:p>
          </table:table-cell>
          <table:table-cell table:style-name="ce1" table:formula="of:=AVERAGE([Greedy_MSTRGMT.K2:.K6])" office:value-type="float" office:value="0.848511234482678" calcext:value-type="float">
            <text:p>8,49E-01</text:p>
          </table:table-cell>
          <table:table-cell table:formula="of:=AVERAGE([Greedy_MSTRGMT.L2:.L6])" office:value-type="float" office:value="1.3008183379848" calcext:value-type="float">
            <text:p>1,3008183379848</text:p>
          </table:table-cell>
          <table:table-cell table:formula="of:=AVERAGE([Greedy_MSTRGMT.M2:.M6])" office:value-type="float" office:value="8.42370969358655" calcext:value-type="float">
            <text:p>8,42370969358655</text:p>
          </table:table-cell>
          <table:table-cell table:formula="of:=AVERAGE([Greedy_MSTRGMT.N2:.N6])" office:value-type="float" office:value="10.573039266054" calcext:value-type="float">
            <text:p>10,573039266054</text:p>
          </table:table-cell>
          <table:table-cell table:formula="of:=AVERAGE([Greedy_MSTRGMT.O2:.O6])" office:value-type="float" office:value="0.4157914568" calcext:value-type="float">
            <text:p>0,4157914568</text:p>
          </table:table-cell>
          <table:table-cell table:formula="of:=[.G2]*100" office:value-type="float" office:value="2.3399193593296" calcext:value-type="float">
            <text:p>2,3399193593296</text:p>
          </table:table-cell>
        </table:table-row>
        <table:table-row table:style-name="ro1">
          <table:table-cell table:formula="of:=AVERAGE([Greedy_MSTRGMT.A7:.A11])" office:value-type="float" office:value="100" calcext:value-type="float">
            <text:p>100</text:p>
          </table:table-cell>
          <table:table-cell table:formula="of:=AVERAGE([Greedy_MSTRGMT.B7:.B11])" office:value-type="float" office:value="290" calcext:value-type="float">
            <text:p>290</text:p>
          </table:table-cell>
          <table:table-cell table:formula="of:=AVERAGE([Greedy_MSTRGMT.C7:.C11])" office:value-type="float" office:value="0.75" calcext:value-type="float">
            <text:p>0,75</text:p>
          </table:table-cell>
          <table:table-cell table:formula="of:=AVERAGE([Greedy_MSTRGMT.D7:.D11])" office:value-type="float" office:value="2743.54716981132" calcext:value-type="float">
            <text:p>2743,54716981132</text:p>
          </table:table-cell>
          <table:table-cell table:formula="of:=AVERAGE([Greedy_MSTRGMT.E7:.E11])" office:value-type="float" office:value="4.69895555555556" calcext:value-type="float">
            <text:p>4,69895555555556</text:p>
          </table:table-cell>
          <table:table-cell table:formula="of:=AVERAGE([Greedy_MSTRGMT.F7:.F11])" office:value-type="float" office:value="430" calcext:value-type="float">
            <text:p>430</text:p>
          </table:table-cell>
          <table:table-cell table:style-name="Default" table:formula="of:=AVERAGE([Greedy_MSTRGMT.G7:.G11])" office:value-type="float" office:value="0.0179989566879934" calcext:value-type="float">
            <text:p>0,017998956687993</text:p>
          </table:table-cell>
          <table:table-cell table:formula="of:=AVERAGE([Greedy_MSTRGMT.H7:.H11])" office:value-type="float" office:value="0.00442222222222222" calcext:value-type="float">
            <text:p>4,42E-03</text:p>
          </table:table-cell>
          <table:table-cell table:style-name="ce1" table:formula="of:=AVERAGE([Greedy_MSTRGMT.I7:.I11])" office:value-type="float" office:value="0.00697777777777778" calcext:value-type="float">
            <text:p>6,98E-03</text:p>
          </table:table-cell>
          <table:table-cell table:formula="of:=AVERAGE([Greedy_MSTRGMT.J7:.J11])" office:value-type="float" office:value="0.00730089320230608" calcext:value-type="float">
            <text:p>0,007300893202306</text:p>
          </table:table-cell>
          <table:table-cell table:formula="of:=AVERAGE([Greedy_MSTRGMT.K7:.K11])" office:value-type="float" office:value="0.829713011916011" calcext:value-type="float">
            <text:p>0,829713011916011</text:p>
          </table:table-cell>
          <table:table-cell table:formula="of:=AVERAGE([Greedy_MSTRGMT.L7:.L11])" office:value-type="float" office:value="1.27124183565685" calcext:value-type="float">
            <text:p>1,27124183565685</text:p>
          </table:table-cell>
          <table:table-cell table:formula="of:=AVERAGE([Greedy_MSTRGMT.M7:.M11])" office:value-type="float" office:value="6.47962440767762" calcext:value-type="float">
            <text:p>6,47962440767762</text:p>
          </table:table-cell>
          <table:table-cell table:formula="of:=AVERAGE([Greedy_MSTRGMT.N7:.N11])" office:value-type="float" office:value="8.58057925525048" calcext:value-type="float">
            <text:p>8,58057925525048</text:p>
          </table:table-cell>
          <table:table-cell table:formula="of:=AVERAGE([Greedy_MSTRGMT.O7:.O11])" office:value-type="float" office:value="0.3889169972" calcext:value-type="float">
            <text:p>0,3889169972</text:p>
          </table:table-cell>
          <table:table-cell table:formula="of:=[.G3]*100" office:value-type="float" office:value="1.79989566879934" calcext:value-type="float">
            <text:p>1,79989566879934</text:p>
          </table:table-cell>
        </table:table-row>
        <table:table-row table:style-name="ro1">
          <table:table-cell table:formula="of:=AVERAGE([Greedy_MSTRGMT.A12:.A16])" office:value-type="float" office:value="100" calcext:value-type="float">
            <text:p>100</text:p>
          </table:table-cell>
          <table:table-cell table:formula="of:=AVERAGE([Greedy_MSTRGMT.B12:.B16])" office:value-type="float" office:value="290" calcext:value-type="float">
            <text:p>290</text:p>
          </table:table-cell>
          <table:table-cell table:formula="of:=AVERAGE([Greedy_MSTRGMT.C12:.C16])" office:value-type="float" office:value="0.8" calcext:value-type="float">
            <text:p>0,8</text:p>
          </table:table-cell>
          <table:table-cell table:formula="of:=AVERAGE([Greedy_MSTRGMT.D12:.D16])" office:value-type="float" office:value="2745.26226415094" calcext:value-type="float">
            <text:p>2745,26226415094</text:p>
          </table:table-cell>
          <table:table-cell table:formula="of:=AVERAGE([Greedy_MSTRGMT.E12:.E16])" office:value-type="float" office:value="4.05513611111111" calcext:value-type="float">
            <text:p>4,05513611111111</text:p>
          </table:table-cell>
          <table:table-cell table:formula="of:=AVERAGE([Greedy_MSTRGMT.F12:.F16])" office:value-type="float" office:value="394" calcext:value-type="float">
            <text:p>394</text:p>
          </table:table-cell>
          <table:table-cell table:formula="of:=AVERAGE([Greedy_MSTRGMT.G12:.G16])" office:value-type="float" office:value="0.0172745176957451" calcext:value-type="float">
            <text:p>1,73E-02</text:p>
          </table:table-cell>
          <table:table-cell table:formula="of:=AVERAGE([Greedy_MSTRGMT.H12:.H16])" office:value-type="float" office:value="0.00462222222222222" calcext:value-type="float">
            <text:p>4,62E-03</text:p>
          </table:table-cell>
          <table:table-cell table:formula="of:=AVERAGE([Greedy_MSTRGMT.I12:.I16])" office:value-type="float" office:value="0.00706666666666666" calcext:value-type="float">
            <text:p>0,007066666666667</text:p>
          </table:table-cell>
          <table:table-cell table:formula="of:=AVERAGE([Greedy_MSTRGMT.J12:.J16])" office:value-type="float" office:value="0.00792741459119497" calcext:value-type="float">
            <text:p>0,007927414591195</text:p>
          </table:table-cell>
          <table:table-cell table:formula="of:=AVERAGE([Greedy_MSTRGMT.K12:.K16])" office:value-type="float" office:value="0.716318099581316" calcext:value-type="float">
            <text:p>0,716318099581316</text:p>
          </table:table-cell>
          <table:table-cell table:formula="of:=AVERAGE([Greedy_MSTRGMT.L12:.L16])" office:value-type="float" office:value="1.26192345043707" calcext:value-type="float">
            <text:p>1,26192345043707</text:p>
          </table:table-cell>
          <table:table-cell table:formula="of:=AVERAGE([Greedy_MSTRGMT.M12:.M16])" office:value-type="float" office:value="6.21882637046824" calcext:value-type="float">
            <text:p>6,21882637046824</text:p>
          </table:table-cell>
          <table:table-cell table:formula="of:=AVERAGE([Greedy_MSTRGMT.N12:.N16])" office:value-type="float" office:value="8.19706792048663" calcext:value-type="float">
            <text:p>8,19706792048663</text:p>
          </table:table-cell>
          <table:table-cell table:formula="of:=AVERAGE([Greedy_MSTRGMT.O12:.O16])" office:value-type="float" office:value="0.3768679014" calcext:value-type="float">
            <text:p>0,3768679014</text:p>
          </table:table-cell>
          <table:table-cell table:formula="of:=[.G4]*100" office:value-type="float" office:value="1.72745176957451" calcext:value-type="float">
            <text:p>1,72745176957451</text:p>
          </table:table-cell>
        </table:table-row>
        <table:table-row table:style-name="ro1">
          <table:table-cell table:formula="of:=AVERAGE([Greedy_MSTRGMT.A17:.A21])" office:value-type="float" office:value="100" calcext:value-type="float">
            <text:p>100</text:p>
          </table:table-cell>
          <table:table-cell table:formula="of:=AVERAGE([Greedy_MSTRGMT.B17:.B21])" office:value-type="float" office:value="290" calcext:value-type="float">
            <text:p>290</text:p>
          </table:table-cell>
          <table:table-cell table:formula="of:=AVERAGE([Greedy_MSTRGMT.C17:.C21])" office:value-type="float" office:value="0.85" calcext:value-type="float">
            <text:p>0,85</text:p>
          </table:table-cell>
          <table:table-cell table:formula="of:=AVERAGE([Greedy_MSTRGMT.D17:.D21])" office:value-type="float" office:value="2743.55283018868" calcext:value-type="float">
            <text:p>2743,55283018868</text:p>
          </table:table-cell>
          <table:table-cell table:formula="of:=AVERAGE([Greedy_MSTRGMT.E17:.E21])" office:value-type="float" office:value="4.64537777777778" calcext:value-type="float">
            <text:p>4,64537777777778</text:p>
          </table:table-cell>
          <table:table-cell table:formula="of:=AVERAGE([Greedy_MSTRGMT.F17:.F21])" office:value-type="float" office:value="430" calcext:value-type="float">
            <text:p>430</text:p>
          </table:table-cell>
          <table:table-cell table:formula="of:=AVERAGE([Greedy_MSTRGMT.G17:.G21])" office:value-type="float" office:value="0.0201423784598236" calcext:value-type="float">
            <text:p>2,01E-02</text:p>
          </table:table-cell>
          <table:table-cell table:formula="of:=AVERAGE([Greedy_MSTRGMT.H17:.H21])" office:value-type="float" office:value="0.00462222222222222" calcext:value-type="float">
            <text:p>4,62E-03</text:p>
          </table:table-cell>
          <table:table-cell table:formula="of:=AVERAGE([Greedy_MSTRGMT.I17:.I21])" office:value-type="float" office:value="0.00735555555555556" calcext:value-type="float">
            <text:p>0,007355555555556</text:p>
          </table:table-cell>
          <table:table-cell table:formula="of:=AVERAGE([Greedy_MSTRGMT.J17:.J21])" office:value-type="float" office:value="0.00737478209119497" calcext:value-type="float">
            <text:p>0,007374782091195</text:p>
          </table:table-cell>
          <table:table-cell table:formula="of:=AVERAGE([Greedy_MSTRGMT.K17:.K21])" office:value-type="float" office:value="0.8202802763049" calcext:value-type="float">
            <text:p>0,8202802763049</text:p>
          </table:table-cell>
          <table:table-cell table:formula="of:=AVERAGE([Greedy_MSTRGMT.L17:.L21])" office:value-type="float" office:value="1.26842600041723" calcext:value-type="float">
            <text:p>1,26842600041723</text:p>
          </table:table-cell>
          <table:table-cell table:formula="of:=AVERAGE([Greedy_MSTRGMT.M17:.M21])" office:value-type="float" office:value="7.2512562455365" calcext:value-type="float">
            <text:p>7,2512562455365</text:p>
          </table:table-cell>
          <table:table-cell table:formula="of:=AVERAGE([Greedy_MSTRGMT.N17:.N21])" office:value-type="float" office:value="9.33996252225864" calcext:value-type="float">
            <text:p>9,33996252225864</text:p>
          </table:table-cell>
          <table:table-cell table:formula="of:=AVERAGE([Greedy_MSTRGMT.O17:.O21])" office:value-type="float" office:value="0.3809928062" calcext:value-type="float">
            <text:p>0,3809928062</text:p>
          </table:table-cell>
          <table:table-cell table:formula="of:=[.G5]*100" office:value-type="float" office:value="2.01423784598236" calcext:value-type="float">
            <text:p>2,01423784598236</text:p>
          </table:table-cell>
        </table:table-row>
        <table:table-row table:style-name="ro1">
          <table:table-cell table:formula="of:=AVERAGE([Greedy_MSTRGMT.A22:.A26])" office:value-type="float" office:value="100" calcext:value-type="float">
            <text:p>100</text:p>
          </table:table-cell>
          <table:table-cell table:formula="of:=AVERAGE([Greedy_MSTRGMT.B22:.B26])" office:value-type="float" office:value="290" calcext:value-type="float">
            <text:p>290</text:p>
          </table:table-cell>
          <table:table-cell table:formula="of:=AVERAGE([Greedy_MSTRGMT.C22:.C26])" office:value-type="float" office:value="0.9" calcext:value-type="float">
            <text:p>0,9</text:p>
          </table:table-cell>
          <table:table-cell table:formula="of:=AVERAGE([Greedy_MSTRGMT.D22:.D26])" office:value-type="float" office:value="2743.08490566038" calcext:value-type="float">
            <text:p>2743,08490566038</text:p>
          </table:table-cell>
          <table:table-cell table:formula="of:=AVERAGE([Greedy_MSTRGMT.E22:.E26])" office:value-type="float" office:value="4.57820277777778" calcext:value-type="float">
            <text:p>4,57820277777778</text:p>
          </table:table-cell>
          <table:table-cell table:formula="of:=AVERAGE([Greedy_MSTRGMT.F22:.F26])" office:value-type="float" office:value="403" calcext:value-type="float">
            <text:p>403</text:p>
          </table:table-cell>
          <table:table-cell table:formula="of:=AVERAGE([Greedy_MSTRGMT.G22:.G26])" office:value-type="float" office:value="0.0187590089936327" calcext:value-type="float">
            <text:p>1,88E-02</text:p>
          </table:table-cell>
          <table:table-cell table:formula="of:=AVERAGE([Greedy_MSTRGMT.H22:.H26])" office:value-type="float" office:value="0.00506666666666667" calcext:value-type="float">
            <text:p>5,07E-03</text:p>
          </table:table-cell>
          <table:table-cell table:formula="of:=AVERAGE([Greedy_MSTRGMT.I22:.I26])" office:value-type="float" office:value="0.00815555555555556" calcext:value-type="float">
            <text:p>0,008155555555556</text:p>
          </table:table-cell>
          <table:table-cell table:formula="of:=AVERAGE([Greedy_MSTRGMT.J22:.J26])" office:value-type="float" office:value="0.00745178209119497" calcext:value-type="float">
            <text:p>0,007451782091195</text:p>
          </table:table-cell>
          <table:table-cell table:formula="of:=AVERAGE([Greedy_MSTRGMT.K22:.K26])" office:value-type="float" office:value="0.8084508989049" calcext:value-type="float">
            <text:p>0,8084508989049</text:p>
          </table:table-cell>
          <table:table-cell table:formula="of:=AVERAGE([Greedy_MSTRGMT.L22:.L26])" office:value-type="float" office:value="1.26120152369909" calcext:value-type="float">
            <text:p>1,26120152369909</text:p>
          </table:table-cell>
          <table:table-cell table:formula="of:=AVERAGE([Greedy_MSTRGMT.M22:.M26])" office:value-type="float" office:value="6.75324323770777" calcext:value-type="float">
            <text:p>6,75324323770777</text:p>
          </table:table-cell>
          <table:table-cell table:formula="of:=AVERAGE([Greedy_MSTRGMT.N22:.N26])" office:value-type="float" office:value="8.82289566031176" calcext:value-type="float">
            <text:p>8,82289566031176</text:p>
          </table:table-cell>
          <table:table-cell table:formula="of:=AVERAGE([Greedy_MSTRGMT.O22:.O26])" office:value-type="float" office:value="0.4267211172" calcext:value-type="float">
            <text:p>0,4267211172</text:p>
          </table:table-cell>
          <table:table-cell table:formula="of:=[.G6]*100" office:value-type="float" office:value="1.87590089936327" calcext:value-type="float">
            <text:p>1,87590089936327</text:p>
          </table:table-cell>
        </table:table-row>
        <table:table-row table:style-name="ro1">
          <table:table-cell table:formula="of:=AVERAGE([Greedy_MSTRGMT.A27:.A31])" office:value-type="float" office:value="100" calcext:value-type="float">
            <text:p>100</text:p>
          </table:table-cell>
          <table:table-cell table:formula="of:=AVERAGE([Greedy_MSTRGMT.B7:.B11])" office:value-type="float" office:value="290" calcext:value-type="float">
            <text:p>290</text:p>
          </table:table-cell>
          <table:table-cell table:formula="of:=AVERAGE([Greedy_MSTRGMT.C27:.C31])" office:value-type="float" office:value="0.95" calcext:value-type="float">
            <text:p>0,95</text:p>
          </table:table-cell>
          <table:table-cell table:formula="of:=AVERAGE([Greedy_MSTRGMT.D27:.D31])" office:value-type="float" office:value="2743.55283018868" calcext:value-type="float">
            <text:p>2743,55283018868</text:p>
          </table:table-cell>
          <table:table-cell table:formula="of:=AVERAGE([Greedy_MSTRGMT.E27:.E31])" office:value-type="float" office:value="4.59830833333333" calcext:value-type="float">
            <text:p>4,59830833333333</text:p>
          </table:table-cell>
          <table:table-cell table:formula="of:=AVERAGE([Greedy_MSTRGMT.F27:.F31])" office:value-type="float" office:value="364" calcext:value-type="float">
            <text:p>364</text:p>
          </table:table-cell>
          <table:table-cell table:formula="of:=AVERAGE([Greedy_MSTRGMT.G27:.G31])" office:value-type="float" office:value="0.0160000049041858" calcext:value-type="float">
            <text:p>1,60E-02</text:p>
          </table:table-cell>
          <table:table-cell table:formula="of:=AVERAGE([Greedy_MSTRGMT.H27:.H31])" office:value-type="float" office:value="0.0042" calcext:value-type="float">
            <text:p>4,20E-03</text:p>
          </table:table-cell>
          <table:table-cell table:formula="of:=AVERAGE([Greedy_MSTRGMT.I27:.I31])" office:value-type="float" office:value="0.0076" calcext:value-type="float">
            <text:p>0,0076</text:p>
          </table:table-cell>
          <table:table-cell table:style-name="ce1" table:formula="of:=AVERAGE([Greedy_MSTRGMT.J27:.J31])" office:value-type="float" office:value="0.00742494875786164" calcext:value-type="float">
            <text:p>7,42E-03</text:p>
          </table:table-cell>
          <table:table-cell table:formula="of:=AVERAGE([Greedy_MSTRGMT.K27:.K31])" office:value-type="float" office:value="0.811990777632678" calcext:value-type="float">
            <text:p>0,811990777632678</text:p>
          </table:table-cell>
          <table:table-cell table:formula="of:=AVERAGE([Greedy_MSTRGMT.L27:.L31])" office:value-type="float" office:value="1.24996338339577" calcext:value-type="float">
            <text:p>1,24996338339577</text:p>
          </table:table-cell>
          <table:table-cell table:formula="of:=AVERAGE([Greedy_MSTRGMT.M27:.M31])" office:value-type="float" office:value="5.76000176550687" calcext:value-type="float">
            <text:p>5,76000176550687</text:p>
          </table:table-cell>
          <table:table-cell table:formula="of:=AVERAGE([Greedy_MSTRGMT.N27:.N31])" office:value-type="float" office:value="7.82195592653532" calcext:value-type="float">
            <text:p>7,82195592653532</text:p>
          </table:table-cell>
          <table:table-cell table:formula="of:=AVERAGE([Greedy_MSTRGMT.O27:.O31])" office:value-type="float" office:value="0.3983464192" calcext:value-type="float">
            <text:p>0,3983464192</text:p>
          </table:table-cell>
          <table:table-cell table:formula="of:=[.G7]*100" office:value-type="float" office:value="1.60000049041858" calcext:value-type="float">
            <text:p>1,60000049041858</text:p>
          </table:table-cell>
        </table:table-row>
        <table:table-row table:style-name="ro1" table:number-rows-repeated="2">
          <table:table-cell table:number-columns-repeated="9"/>
          <table:table-cell table:style-name="ce1"/>
          <table:table-cell table:number-columns-repeated="6"/>
        </table:table-row>
        <table:table-row table:style-name="ro1">
          <table:table-cell table:number-columns-repeated="9"/>
          <table:table-cell table:style-name="ce1"/>
          <table:table-cell table:number-columns-repeated="6"/>
        </table:table-row>
      </table:table>
      <table:table table:name="HPSD_MSTRGMT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upper_thr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43.08490566038" calcext:value-type="float">
            <text:p>2743,08490566038</text:p>
          </table:table-cell>
          <table:table-cell office:value-type="float" office:value="4.48845555555556" calcext:value-type="float">
            <text:p>4,48845555555556</text:p>
          </table:table-cell>
          <table:table-cell office:value-type="float" office:value="714" calcext:value-type="float">
            <text:p>714</text:p>
          </table:table-cell>
          <table:table-cell table:style-name="ce1" office:value-type="float" office:value="0.000769730286368904" calcext:value-type="float">
            <text:p>7,70E-04</text:p>
          </table:table-cell>
          <table:table-cell office:value-type="float" office:value="0.00633333333333333" calcext:value-type="float">
            <text:p>0,006333333333333</text:p>
          </table:table-cell>
          <table:table-cell office:value-type="float" office:value="0.00877777777777778" calcext:value-type="float">
            <text:p>0,008777777777778</text:p>
          </table:table-cell>
          <table:table-cell office:value-type="float" office:value="0.00753228598008386" calcext:value-type="float">
            <text:p>0,007532285980084</text:p>
          </table:table-cell>
          <table:table-cell office:value-type="float" office:value="0.792642656462733" calcext:value-type="float">
            <text:p>0,792642656462733</text:p>
          </table:table-cell>
          <table:table-cell office:value-type="float" office:value="1.37457899009567" calcext:value-type="float">
            <text:p>1,37457899009567</text:p>
          </table:table-cell>
          <table:table-cell office:value-type="float" office:value="0.277102903092805" calcext:value-type="float">
            <text:p>0,277102903092805</text:p>
          </table:table-cell>
          <table:table-cell office:value-type="float" office:value="2.44432454965121" calcext:value-type="float">
            <text:p>2,44432454965121</text:p>
          </table:table-cell>
          <table:table-cell office:value-type="float" office:value="0.883254358" calcext:value-type="float">
            <text:p>0,8832543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43.08490566038" calcext:value-type="float">
            <text:p>2743,08490566038</text:p>
          </table:table-cell>
          <table:table-cell office:value-type="float" office:value="4.48845555555556" calcext:value-type="float">
            <text:p>4,48845555555556</text:p>
          </table:table-cell>
          <table:table-cell office:value-type="float" office:value="714" calcext:value-type="float">
            <text:p>714</text:p>
          </table:table-cell>
          <table:table-cell table:style-name="ce1" office:value-type="float" office:value="0.000769730286368904" calcext:value-type="float">
            <text:p>7,70E-04</text:p>
          </table:table-cell>
          <table:table-cell office:value-type="float" office:value="0.00466666666666667" calcext:value-type="float">
            <text:p>0,004666666666667</text:p>
          </table:table-cell>
          <table:table-cell office:value-type="float" office:value="0.00577777777777778" calcext:value-type="float">
            <text:p>0,005777777777778</text:p>
          </table:table-cell>
          <table:table-cell office:value-type="float" office:value="0.00753228598008386" calcext:value-type="float">
            <text:p>0,007532285980084</text:p>
          </table:table-cell>
          <table:table-cell office:value-type="float" office:value="0.792642656462733" calcext:value-type="float">
            <text:p>0,792642656462733</text:p>
          </table:table-cell>
          <table:table-cell office:value-type="float" office:value="1.37457899009567" calcext:value-type="float">
            <text:p>1,37457899009567</text:p>
          </table:table-cell>
          <table:table-cell office:value-type="float" office:value="0.277102903092805" calcext:value-type="float">
            <text:p>0,277102903092805</text:p>
          </table:table-cell>
          <table:table-cell office:value-type="float" office:value="2.44432454965121" calcext:value-type="float">
            <text:p>2,44432454965121</text:p>
          </table:table-cell>
          <table:table-cell office:value-type="float" office:value="0.396569858" calcext:value-type="float">
            <text:p>0,3965698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43.08490566038" calcext:value-type="float">
            <text:p>2743,08490566038</text:p>
          </table:table-cell>
          <table:table-cell office:value-type="float" office:value="4.48845555555556" calcext:value-type="float">
            <text:p>4,48845555555556</text:p>
          </table:table-cell>
          <table:table-cell office:value-type="float" office:value="714" calcext:value-type="float">
            <text:p>714</text:p>
          </table:table-cell>
          <table:table-cell table:style-name="ce1" office:value-type="float" office:value="0.000769730286368904" calcext:value-type="float">
            <text:p>7,70E-04</text:p>
          </table:table-cell>
          <table:table-cell office:value-type="float" office:value="0.00433333333333333" calcext:value-type="float">
            <text:p>0,004333333333333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753228598008386" calcext:value-type="float">
            <text:p>0,007532285980084</text:p>
          </table:table-cell>
          <table:table-cell office:value-type="float" office:value="0.792642656462733" calcext:value-type="float">
            <text:p>0,792642656462733</text:p>
          </table:table-cell>
          <table:table-cell office:value-type="float" office:value="1.37457899009567" calcext:value-type="float">
            <text:p>1,37457899009567</text:p>
          </table:table-cell>
          <table:table-cell office:value-type="float" office:value="0.277102903092805" calcext:value-type="float">
            <text:p>0,277102903092805</text:p>
          </table:table-cell>
          <table:table-cell office:value-type="float" office:value="2.44432454965121" calcext:value-type="float">
            <text:p>2,44432454965121</text:p>
          </table:table-cell>
          <table:table-cell office:value-type="float" office:value="0.43083832" calcext:value-type="float">
            <text:p>0,430838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43.08490566038" calcext:value-type="float">
            <text:p>2743,08490566038</text:p>
          </table:table-cell>
          <table:table-cell office:value-type="float" office:value="4.48845555555556" calcext:value-type="float">
            <text:p>4,48845555555556</text:p>
          </table:table-cell>
          <table:table-cell office:value-type="float" office:value="714" calcext:value-type="float">
            <text:p>714</text:p>
          </table:table-cell>
          <table:table-cell table:style-name="ce1" office:value-type="float" office:value="0.000769730286368904" calcext:value-type="float">
            <text:p>7,70E-04</text:p>
          </table:table-cell>
          <table:table-cell office:value-type="float" office:value="0.00255555555555556" calcext:value-type="float">
            <text:p>0,002555555555556</text:p>
          </table:table-cell>
          <table:table-cell office:value-type="float" office:value="0.00355555555555556" calcext:value-type="float">
            <text:p>0,003555555555556</text:p>
          </table:table-cell>
          <table:table-cell office:value-type="float" office:value="0.00753228598008386" calcext:value-type="float">
            <text:p>0,007532285980084</text:p>
          </table:table-cell>
          <table:table-cell office:value-type="float" office:value="0.792642656462733" calcext:value-type="float">
            <text:p>0,792642656462733</text:p>
          </table:table-cell>
          <table:table-cell office:value-type="float" office:value="1.37457899009567" calcext:value-type="float">
            <text:p>1,37457899009567</text:p>
          </table:table-cell>
          <table:table-cell office:value-type="float" office:value="0.277102903092805" calcext:value-type="float">
            <text:p>0,277102903092805</text:p>
          </table:table-cell>
          <table:table-cell office:value-type="float" office:value="2.44432454965121" calcext:value-type="float">
            <text:p>2,44432454965121</text:p>
          </table:table-cell>
          <table:table-cell office:value-type="float" office:value="0.335265504" calcext:value-type="float">
            <text:p>0,3352655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43.08490566038" calcext:value-type="float">
            <text:p>2743,08490566038</text:p>
          </table:table-cell>
          <table:table-cell office:value-type="float" office:value="4.48845555555556" calcext:value-type="float">
            <text:p>4,48845555555556</text:p>
          </table:table-cell>
          <table:table-cell office:value-type="float" office:value="714" calcext:value-type="float">
            <text:p>714</text:p>
          </table:table-cell>
          <table:table-cell table:style-name="ce1" office:value-type="float" office:value="0.000769730286368904" calcext:value-type="float">
            <text:p>7,70E-04</text:p>
          </table:table-cell>
          <table:table-cell office:value-type="float" office:value="0.00322222222222222" calcext:value-type="float">
            <text:p>0,003222222222222</text:p>
          </table:table-cell>
          <table:table-cell office:value-type="float" office:value="0.00466666666666667" calcext:value-type="float">
            <text:p>0,004666666666667</text:p>
          </table:table-cell>
          <table:table-cell office:value-type="float" office:value="0.00753228598008386" calcext:value-type="float">
            <text:p>0,007532285980084</text:p>
          </table:table-cell>
          <table:table-cell office:value-type="float" office:value="0.792642656462733" calcext:value-type="float">
            <text:p>0,792642656462733</text:p>
          </table:table-cell>
          <table:table-cell office:value-type="float" office:value="1.37457899009567" calcext:value-type="float">
            <text:p>1,37457899009567</text:p>
          </table:table-cell>
          <table:table-cell office:value-type="float" office:value="0.277102903092805" calcext:value-type="float">
            <text:p>0,277102903092805</text:p>
          </table:table-cell>
          <table:table-cell office:value-type="float" office:value="2.44432454965121" calcext:value-type="float">
            <text:p>2,44432454965121</text:p>
          </table:table-cell>
          <table:table-cell office:value-type="float" office:value="0.29878582" calcext:value-type="float">
            <text:p>0,298785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43.31886792453" calcext:value-type="float">
            <text:p>2743,31886792453</text:p>
          </table:table-cell>
          <table:table-cell office:value-type="float" office:value="4.36796666666667" calcext:value-type="float">
            <text:p>4,36796666666667</text:p>
          </table:table-cell>
          <table:table-cell office:value-type="float" office:value="1536" calcext:value-type="float">
            <text:p>1536</text:p>
          </table:table-cell>
          <table:table-cell office:value-type="float" office:value="0.00129823465590385" calcext:value-type="float">
            <text:p>0,001298234655904</text:p>
          </table:table-cell>
          <table:table-cell office:value-type="float" office:value="0.00677777777777778" calcext:value-type="float">
            <text:p>0,006777777777778</text:p>
          </table:table-cell>
          <table:table-cell office:value-type="float" office:value="0.00911111111111111" calcext:value-type="float">
            <text:p>0,009111111111111</text:p>
          </table:table-cell>
          <table:table-cell office:value-type="float" office:value="0.0076567304245283" calcext:value-type="float">
            <text:p>0,007656730424528</text:p>
          </table:table-cell>
          <table:table-cell office:value-type="float" office:value="0.771422404907178" calcext:value-type="float">
            <text:p>0,771422404907178</text:p>
          </table:table-cell>
          <table:table-cell office:value-type="float" office:value="1.65034998694516" calcext:value-type="float">
            <text:p>1,65034998694516</text:p>
          </table:table-cell>
          <table:table-cell office:value-type="float" office:value="0.467364476125387" calcext:value-type="float">
            <text:p>0,467364476125387</text:p>
          </table:table-cell>
          <table:table-cell office:value-type="float" office:value="2.88913686797773" calcext:value-type="float">
            <text:p>2,88913686797773</text:p>
          </table:table-cell>
          <table:table-cell office:value-type="float" office:value="0.941141339" calcext:value-type="float">
            <text:p>0,9411413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43.31886792453" calcext:value-type="float">
            <text:p>2743,31886792453</text:p>
          </table:table-cell>
          <table:table-cell office:value-type="float" office:value="4.36796666666667" calcext:value-type="float">
            <text:p>4,36796666666667</text:p>
          </table:table-cell>
          <table:table-cell office:value-type="float" office:value="1536" calcext:value-type="float">
            <text:p>1536</text:p>
          </table:table-cell>
          <table:table-cell office:value-type="float" office:value="0.00129823465590385" calcext:value-type="float">
            <text:p>0,001298234655904</text:p>
          </table:table-cell>
          <table:table-cell office:value-type="float" office:value="0.00366666666666667" calcext:value-type="float">
            <text:p>0,003666666666667</text:p>
          </table:table-cell>
          <table:table-cell office:value-type="float" office:value="0.00466666666666667" calcext:value-type="float">
            <text:p>0,004666666666667</text:p>
          </table:table-cell>
          <table:table-cell office:value-type="float" office:value="0.0076567304245283" calcext:value-type="float">
            <text:p>0,007656730424528</text:p>
          </table:table-cell>
          <table:table-cell office:value-type="float" office:value="0.771422404907178" calcext:value-type="float">
            <text:p>0,771422404907178</text:p>
          </table:table-cell>
          <table:table-cell office:value-type="float" office:value="1.65034998694516" calcext:value-type="float">
            <text:p>1,65034998694516</text:p>
          </table:table-cell>
          <table:table-cell office:value-type="float" office:value="0.467364476125387" calcext:value-type="float">
            <text:p>0,467364476125387</text:p>
          </table:table-cell>
          <table:table-cell office:value-type="float" office:value="2.88913686797773" calcext:value-type="float">
            <text:p>2,88913686797773</text:p>
          </table:table-cell>
          <table:table-cell office:value-type="float" office:value="0.393494953" calcext:value-type="float">
            <text:p>0,3934949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43.31886792453" calcext:value-type="float">
            <text:p>2743,31886792453</text:p>
          </table:table-cell>
          <table:table-cell office:value-type="float" office:value="4.36796666666667" calcext:value-type="float">
            <text:p>4,36796666666667</text:p>
          </table:table-cell>
          <table:table-cell office:value-type="float" office:value="1536" calcext:value-type="float">
            <text:p>1536</text:p>
          </table:table-cell>
          <table:table-cell office:value-type="float" office:value="0.00129823465590385" calcext:value-type="float">
            <text:p>0,001298234655904</text:p>
          </table:table-cell>
          <table:table-cell office:value-type="float" office:value="0.00322222222222222" calcext:value-type="float">
            <text:p>0,003222222222222</text:p>
          </table:table-cell>
          <table:table-cell office:value-type="float" office:value="0.00422222222222222" calcext:value-type="float">
            <text:p>0,004222222222222</text:p>
          </table:table-cell>
          <table:table-cell office:value-type="float" office:value="0.0076567304245283" calcext:value-type="float">
            <text:p>0,007656730424528</text:p>
          </table:table-cell>
          <table:table-cell office:value-type="float" office:value="0.771422404907178" calcext:value-type="float">
            <text:p>0,771422404907178</text:p>
          </table:table-cell>
          <table:table-cell office:value-type="float" office:value="1.65034998694516" calcext:value-type="float">
            <text:p>1,65034998694516</text:p>
          </table:table-cell>
          <table:table-cell office:value-type="float" office:value="0.467364476125387" calcext:value-type="float">
            <text:p>0,467364476125387</text:p>
          </table:table-cell>
          <table:table-cell office:value-type="float" office:value="2.88913686797773" calcext:value-type="float">
            <text:p>2,88913686797773</text:p>
          </table:table-cell>
          <table:table-cell office:value-type="float" office:value="0.32546643" calcext:value-type="float">
            <text:p>0,325466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43.31886792453" calcext:value-type="float">
            <text:p>2743,31886792453</text:p>
          </table:table-cell>
          <table:table-cell office:value-type="float" office:value="4.36796666666667" calcext:value-type="float">
            <text:p>4,36796666666667</text:p>
          </table:table-cell>
          <table:table-cell office:value-type="float" office:value="1536" calcext:value-type="float">
            <text:p>1536</text:p>
          </table:table-cell>
          <table:table-cell office:value-type="float" office:value="0.00129823465590385" calcext:value-type="float">
            <text:p>0,001298234655904</text:p>
          </table:table-cell>
          <table:table-cell office:value-type="float" office:value="0.00311111111111111" calcext:value-type="float">
            <text:p>0,003111111111111</text:p>
          </table:table-cell>
          <table:table-cell office:value-type="float" office:value="0.00411111111111111" calcext:value-type="float">
            <text:p>0,004111111111111</text:p>
          </table:table-cell>
          <table:table-cell office:value-type="float" office:value="0.0076567304245283" calcext:value-type="float">
            <text:p>0,007656730424528</text:p>
          </table:table-cell>
          <table:table-cell office:value-type="float" office:value="0.771422404907178" calcext:value-type="float">
            <text:p>0,771422404907178</text:p>
          </table:table-cell>
          <table:table-cell office:value-type="float" office:value="1.65034998694516" calcext:value-type="float">
            <text:p>1,65034998694516</text:p>
          </table:table-cell>
          <table:table-cell office:value-type="float" office:value="0.467364476125387" calcext:value-type="float">
            <text:p>0,467364476125387</text:p>
          </table:table-cell>
          <table:table-cell office:value-type="float" office:value="2.88913686797773" calcext:value-type="float">
            <text:p>2,88913686797773</text:p>
          </table:table-cell>
          <table:table-cell office:value-type="float" office:value="0.305317411" calcext:value-type="float">
            <text:p>0,3053174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43.31886792453" calcext:value-type="float">
            <text:p>2743,31886792453</text:p>
          </table:table-cell>
          <table:table-cell office:value-type="float" office:value="4.36796666666667" calcext:value-type="float">
            <text:p>4,36796666666667</text:p>
          </table:table-cell>
          <table:table-cell office:value-type="float" office:value="1536" calcext:value-type="float">
            <text:p>1536</text:p>
          </table:table-cell>
          <table:table-cell office:value-type="float" office:value="0.00129823465590385" calcext:value-type="float">
            <text:p>0,001298234655904</text:p>
          </table:table-cell>
          <table:table-cell office:value-type="float" office:value="0.00255555555555556" calcext:value-type="float">
            <text:p>0,002555555555556</text:p>
          </table:table-cell>
          <table:table-cell office:value-type="float" office:value="0.00333333333333333" calcext:value-type="float">
            <text:p>0,003333333333333</text:p>
          </table:table-cell>
          <table:table-cell office:value-type="float" office:value="0.0076567304245283" calcext:value-type="float">
            <text:p>0,007656730424528</text:p>
          </table:table-cell>
          <table:table-cell office:value-type="float" office:value="0.771422404907178" calcext:value-type="float">
            <text:p>0,771422404907178</text:p>
          </table:table-cell>
          <table:table-cell office:value-type="float" office:value="1.65034998694516" calcext:value-type="float">
            <text:p>1,65034998694516</text:p>
          </table:table-cell>
          <table:table-cell office:value-type="float" office:value="0.467364476125387" calcext:value-type="float">
            <text:p>0,467364476125387</text:p>
          </table:table-cell>
          <table:table-cell office:value-type="float" office:value="2.88913686797773" calcext:value-type="float">
            <text:p>2,88913686797773</text:p>
          </table:table-cell>
          <table:table-cell office:value-type="float" office:value="0.284804383" calcext:value-type="float">
            <text:p>0,2848043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44.81132075472" calcext:value-type="float">
            <text:p>2744,81132075472</text:p>
          </table:table-cell>
          <table:table-cell office:value-type="float" office:value="3.82057222222222" calcext:value-type="float">
            <text:p>3,82057222222222</text:p>
          </table:table-cell>
          <table:table-cell office:value-type="float" office:value="2802" calcext:value-type="float">
            <text:p>2802</text:p>
          </table:table-cell>
          <table:table-cell office:value-type="float" office:value="0.00243151585364438" calcext:value-type="float">
            <text:p>0,002431515853644</text:p>
          </table:table-cell>
          <table:table-cell office:value-type="float" office:value="0.01" calcext:value-type="float">
            <text:p>0,01</text:p>
          </table:table-cell>
          <table:table-cell office:value-type="float" office:value="0.0128888888888889" calcext:value-type="float">
            <text:p>0,012888888888889</text:p>
          </table:table-cell>
          <table:table-cell office:value-type="float" office:value="0.00808841264675053" calcext:value-type="float">
            <text:p>0,008088412646751</text:p>
          </table:table-cell>
          <table:table-cell office:value-type="float" office:value="0.6749928699274" calcext:value-type="float">
            <text:p>0,6749928699274</text:p>
          </table:table-cell>
          <table:table-cell office:value-type="float" office:value="1.9889722962616" calcext:value-type="float">
            <text:p>1,9889722962616</text:p>
          </table:table-cell>
          <table:table-cell office:value-type="float" office:value="0.875345707311978" calcext:value-type="float">
            <text:p>0,875345707311978</text:p>
          </table:table-cell>
          <table:table-cell office:value-type="float" office:value="3.53931087350098" calcext:value-type="float">
            <text:p>3,53931087350098</text:p>
          </table:table-cell>
          <table:table-cell office:value-type="float" office:value="1.197475034" calcext:value-type="float">
            <text:p>1,1974750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44.81132075472" calcext:value-type="float">
            <text:p>2744,81132075472</text:p>
          </table:table-cell>
          <table:table-cell office:value-type="float" office:value="3.82057222222222" calcext:value-type="float">
            <text:p>3,82057222222222</text:p>
          </table:table-cell>
          <table:table-cell office:value-type="float" office:value="2802" calcext:value-type="float">
            <text:p>2802</text:p>
          </table:table-cell>
          <table:table-cell office:value-type="float" office:value="0.00243151585364438" calcext:value-type="float">
            <text:p>0,002431515853644</text:p>
          </table:table-cell>
          <table:table-cell office:value-type="float" office:value="0.00588888888888889" calcext:value-type="float">
            <text:p>0,005888888888889</text:p>
          </table:table-cell>
          <table:table-cell office:value-type="float" office:value="0.00722222222222222" calcext:value-type="float">
            <text:p>0,007222222222222</text:p>
          </table:table-cell>
          <table:table-cell office:value-type="float" office:value="0.00808841264675053" calcext:value-type="float">
            <text:p>0,008088412646751</text:p>
          </table:table-cell>
          <table:table-cell office:value-type="float" office:value="0.6749928699274" calcext:value-type="float">
            <text:p>0,6749928699274</text:p>
          </table:table-cell>
          <table:table-cell office:value-type="float" office:value="1.9889722962616" calcext:value-type="float">
            <text:p>1,9889722962616</text:p>
          </table:table-cell>
          <table:table-cell office:value-type="float" office:value="0.875345707311978" calcext:value-type="float">
            <text:p>0,875345707311978</text:p>
          </table:table-cell>
          <table:table-cell office:value-type="float" office:value="3.53931087350098" calcext:value-type="float">
            <text:p>3,53931087350098</text:p>
          </table:table-cell>
          <table:table-cell office:value-type="float" office:value="0.569243168" calcext:value-type="float">
            <text:p>0,5692431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44.81132075472" calcext:value-type="float">
            <text:p>2744,81132075472</text:p>
          </table:table-cell>
          <table:table-cell office:value-type="float" office:value="3.82057222222222" calcext:value-type="float">
            <text:p>3,82057222222222</text:p>
          </table:table-cell>
          <table:table-cell office:value-type="float" office:value="2802" calcext:value-type="float">
            <text:p>2802</text:p>
          </table:table-cell>
          <table:table-cell office:value-type="float" office:value="0.00243151585364438" calcext:value-type="float">
            <text:p>0,002431515853644</text:p>
          </table:table-cell>
          <table:table-cell office:value-type="float" office:value="0.00444444444444445" calcext:value-type="float">
            <text:p>0,004444444444444</text:p>
          </table:table-cell>
          <table:table-cell office:value-type="float" office:value="0.00566666666666667" calcext:value-type="float">
            <text:p>0,005666666666667</text:p>
          </table:table-cell>
          <table:table-cell office:value-type="float" office:value="0.00808841264675053" calcext:value-type="float">
            <text:p>0,008088412646751</text:p>
          </table:table-cell>
          <table:table-cell office:value-type="float" office:value="0.6749928699274" calcext:value-type="float">
            <text:p>0,6749928699274</text:p>
          </table:table-cell>
          <table:table-cell office:value-type="float" office:value="1.9889722962616" calcext:value-type="float">
            <text:p>1,9889722962616</text:p>
          </table:table-cell>
          <table:table-cell office:value-type="float" office:value="0.875345707311978" calcext:value-type="float">
            <text:p>0,875345707311978</text:p>
          </table:table-cell>
          <table:table-cell office:value-type="float" office:value="3.53931087350098" calcext:value-type="float">
            <text:p>3,53931087350098</text:p>
          </table:table-cell>
          <table:table-cell office:value-type="float" office:value="0.438448649" calcext:value-type="float">
            <text:p>0,4384486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44.81132075472" calcext:value-type="float">
            <text:p>2744,81132075472</text:p>
          </table:table-cell>
          <table:table-cell office:value-type="float" office:value="3.82057222222222" calcext:value-type="float">
            <text:p>3,82057222222222</text:p>
          </table:table-cell>
          <table:table-cell office:value-type="float" office:value="2802" calcext:value-type="float">
            <text:p>2802</text:p>
          </table:table-cell>
          <table:table-cell office:value-type="float" office:value="0.00243151585364438" calcext:value-type="float">
            <text:p>0,002431515853644</text:p>
          </table:table-cell>
          <table:table-cell office:value-type="float" office:value="0.00422222222222222" calcext:value-type="float">
            <text:p>0,004222222222222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808841264675053" calcext:value-type="float">
            <text:p>0,008088412646751</text:p>
          </table:table-cell>
          <table:table-cell office:value-type="float" office:value="0.6749928699274" calcext:value-type="float">
            <text:p>0,6749928699274</text:p>
          </table:table-cell>
          <table:table-cell office:value-type="float" office:value="1.9889722962616" calcext:value-type="float">
            <text:p>1,9889722962616</text:p>
          </table:table-cell>
          <table:table-cell office:value-type="float" office:value="0.875345707311978" calcext:value-type="float">
            <text:p>0,875345707311978</text:p>
          </table:table-cell>
          <table:table-cell office:value-type="float" office:value="3.53931087350098" calcext:value-type="float">
            <text:p>3,53931087350098</text:p>
          </table:table-cell>
          <table:table-cell office:value-type="float" office:value="0.379504948" calcext:value-type="float">
            <text:p>0,3795049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44.81132075472" calcext:value-type="float">
            <text:p>2744,81132075472</text:p>
          </table:table-cell>
          <table:table-cell office:value-type="float" office:value="3.82057222222222" calcext:value-type="float">
            <text:p>3,82057222222222</text:p>
          </table:table-cell>
          <table:table-cell office:value-type="float" office:value="2802" calcext:value-type="float">
            <text:p>2802</text:p>
          </table:table-cell>
          <table:table-cell office:value-type="float" office:value="0.00243151585364438" calcext:value-type="float">
            <text:p>0,002431515853644</text:p>
          </table:table-cell>
          <table:table-cell office:value-type="float" office:value="0.00333333333333333" calcext:value-type="float">
            <text:p>0,003333333333333</text:p>
          </table:table-cell>
          <table:table-cell office:value-type="float" office:value="0.00455555555555556" calcext:value-type="float">
            <text:p>0,004555555555556</text:p>
          </table:table-cell>
          <table:table-cell office:value-type="float" office:value="0.00808841264675053" calcext:value-type="float">
            <text:p>0,008088412646751</text:p>
          </table:table-cell>
          <table:table-cell office:value-type="float" office:value="0.6749928699274" calcext:value-type="float">
            <text:p>0,6749928699274</text:p>
          </table:table-cell>
          <table:table-cell office:value-type="float" office:value="1.9889722962616" calcext:value-type="float">
            <text:p>1,9889722962616</text:p>
          </table:table-cell>
          <table:table-cell office:value-type="float" office:value="0.875345707311978" calcext:value-type="float">
            <text:p>0,875345707311978</text:p>
          </table:table-cell>
          <table:table-cell office:value-type="float" office:value="3.53931087350098" calcext:value-type="float">
            <text:p>3,53931087350098</text:p>
          </table:table-cell>
          <table:table-cell office:value-type="float" office:value="0.348559435" calcext:value-type="float">
            <text:p>0,3485594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43.31886792453" calcext:value-type="float">
            <text:p>2743,31886792453</text:p>
          </table:table-cell>
          <table:table-cell office:value-type="float" office:value="4.36563888888889" calcext:value-type="float">
            <text:p>4,36563888888889</text:p>
          </table:table-cell>
          <table:table-cell office:value-type="float" office:value="1557" calcext:value-type="float">
            <text:p>1557</text:p>
          </table:table-cell>
          <table:table-cell office:value-type="float" office:value="0.00136464599968771" calcext:value-type="float">
            <text:p>0,001364645999688</text:p>
          </table:table-cell>
          <table:table-cell office:value-type="float" office:value="0.00555555555555556" calcext:value-type="float">
            <text:p>0,005555555555556</text:p>
          </table:table-cell>
          <table:table-cell office:value-type="float" office:value="0.00744444444444444" calcext:value-type="float">
            <text:p>0,007444444444444</text:p>
          </table:table-cell>
          <table:table-cell office:value-type="float" office:value="0.0076567304245283" calcext:value-type="float">
            <text:p>0,007656730424528</text:p>
          </table:table-cell>
          <table:table-cell office:value-type="float" office:value="0.771012017684956" calcext:value-type="float">
            <text:p>0,771012017684956</text:p>
          </table:table-cell>
          <table:table-cell office:value-type="float" office:value="1.65836969090996" calcext:value-type="float">
            <text:p>1,65836969090996</text:p>
          </table:table-cell>
          <table:table-cell office:value-type="float" office:value="0.491272559887577" calcext:value-type="float">
            <text:p>0,491272559887577</text:p>
          </table:table-cell>
          <table:table-cell office:value-type="float" office:value="2.92065426848249" calcext:value-type="float">
            <text:p>2,92065426848249</text:p>
          </table:table-cell>
          <table:table-cell office:value-type="float" office:value="0.876760561" calcext:value-type="float">
            <text:p>0,8767605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43.31886792453" calcext:value-type="float">
            <text:p>2743,31886792453</text:p>
          </table:table-cell>
          <table:table-cell office:value-type="float" office:value="4.36563888888889" calcext:value-type="float">
            <text:p>4,36563888888889</text:p>
          </table:table-cell>
          <table:table-cell office:value-type="float" office:value="1557" calcext:value-type="float">
            <text:p>1557</text:p>
          </table:table-cell>
          <table:table-cell office:value-type="float" office:value="0.00136464599968771" calcext:value-type="float">
            <text:p>0,001364645999688</text:p>
          </table:table-cell>
          <table:table-cell office:value-type="float" office:value="0.00388888888888889" calcext:value-type="float">
            <text:p>0,003888888888889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76567304245283" calcext:value-type="float">
            <text:p>0,007656730424528</text:p>
          </table:table-cell>
          <table:table-cell office:value-type="float" office:value="0.771012017684956" calcext:value-type="float">
            <text:p>0,771012017684956</text:p>
          </table:table-cell>
          <table:table-cell office:value-type="float" office:value="1.65836969090996" calcext:value-type="float">
            <text:p>1,65836969090996</text:p>
          </table:table-cell>
          <table:table-cell office:value-type="float" office:value="0.491272559887577" calcext:value-type="float">
            <text:p>0,491272559887577</text:p>
          </table:table-cell>
          <table:table-cell office:value-type="float" office:value="2.92065426848249" calcext:value-type="float">
            <text:p>2,92065426848249</text:p>
          </table:table-cell>
          <table:table-cell office:value-type="float" office:value="0.436045213" calcext:value-type="float">
            <text:p>0,4360452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43.31886792453" calcext:value-type="float">
            <text:p>2743,31886792453</text:p>
          </table:table-cell>
          <table:table-cell office:value-type="float" office:value="4.36563888888889" calcext:value-type="float">
            <text:p>4,36563888888889</text:p>
          </table:table-cell>
          <table:table-cell office:value-type="float" office:value="1557" calcext:value-type="float">
            <text:p>1557</text:p>
          </table:table-cell>
          <table:table-cell office:value-type="float" office:value="0.00136464599968771" calcext:value-type="float">
            <text:p>0,001364645999688</text:p>
          </table:table-cell>
          <table:table-cell office:value-type="float" office:value="0.00322222222222222" calcext:value-type="float">
            <text:p>0,003222222222222</text:p>
          </table:table-cell>
          <table:table-cell office:value-type="float" office:value="0.00422222222222222" calcext:value-type="float">
            <text:p>0,004222222222222</text:p>
          </table:table-cell>
          <table:table-cell office:value-type="float" office:value="0.0076567304245283" calcext:value-type="float">
            <text:p>0,007656730424528</text:p>
          </table:table-cell>
          <table:table-cell office:value-type="float" office:value="0.771012017684956" calcext:value-type="float">
            <text:p>0,771012017684956</text:p>
          </table:table-cell>
          <table:table-cell office:value-type="float" office:value="1.65836969090996" calcext:value-type="float">
            <text:p>1,65836969090996</text:p>
          </table:table-cell>
          <table:table-cell office:value-type="float" office:value="0.491272559887577" calcext:value-type="float">
            <text:p>0,491272559887577</text:p>
          </table:table-cell>
          <table:table-cell office:value-type="float" office:value="2.92065426848249" calcext:value-type="float">
            <text:p>2,92065426848249</text:p>
          </table:table-cell>
          <table:table-cell office:value-type="float" office:value="0.379033084" calcext:value-type="float">
            <text:p>0,3790330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43.31886792453" calcext:value-type="float">
            <text:p>2743,31886792453</text:p>
          </table:table-cell>
          <table:table-cell office:value-type="float" office:value="4.36563888888889" calcext:value-type="float">
            <text:p>4,36563888888889</text:p>
          </table:table-cell>
          <table:table-cell office:value-type="float" office:value="1557" calcext:value-type="float">
            <text:p>1557</text:p>
          </table:table-cell>
          <table:table-cell office:value-type="float" office:value="0.00136464599968771" calcext:value-type="float">
            <text:p>0,001364645999688</text:p>
          </table:table-cell>
          <table:table-cell office:value-type="float" office:value="0.00333333333333333" calcext:value-type="float">
            <text:p>0,003333333333333</text:p>
          </table:table-cell>
          <table:table-cell office:value-type="float" office:value="0.00444444444444445" calcext:value-type="float">
            <text:p>0,004444444444444</text:p>
          </table:table-cell>
          <table:table-cell office:value-type="float" office:value="0.0076567304245283" calcext:value-type="float">
            <text:p>0,007656730424528</text:p>
          </table:table-cell>
          <table:table-cell office:value-type="float" office:value="0.771012017684956" calcext:value-type="float">
            <text:p>0,771012017684956</text:p>
          </table:table-cell>
          <table:table-cell office:value-type="float" office:value="1.65836969090996" calcext:value-type="float">
            <text:p>1,65836969090996</text:p>
          </table:table-cell>
          <table:table-cell office:value-type="float" office:value="0.491272559887577" calcext:value-type="float">
            <text:p>0,491272559887577</text:p>
          </table:table-cell>
          <table:table-cell office:value-type="float" office:value="2.92065426848249" calcext:value-type="float">
            <text:p>2,92065426848249</text:p>
          </table:table-cell>
          <table:table-cell office:value-type="float" office:value="0.354701059" calcext:value-type="float">
            <text:p>0,3547010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43.31886792453" calcext:value-type="float">
            <text:p>2743,31886792453</text:p>
          </table:table-cell>
          <table:table-cell office:value-type="float" office:value="4.36563888888889" calcext:value-type="float">
            <text:p>4,36563888888889</text:p>
          </table:table-cell>
          <table:table-cell office:value-type="float" office:value="1557" calcext:value-type="float">
            <text:p>1557</text:p>
          </table:table-cell>
          <table:table-cell office:value-type="float" office:value="0.00136464599968771" calcext:value-type="float">
            <text:p>0,001364645999688</text:p>
          </table:table-cell>
          <table:table-cell office:value-type="float" office:value="0.00244444444444444" calcext:value-type="float">
            <text:p>0,002444444444444</text:p>
          </table:table-cell>
          <table:table-cell office:value-type="float" office:value="0.00311111111111111" calcext:value-type="float">
            <text:p>0,003111111111111</text:p>
          </table:table-cell>
          <table:table-cell office:value-type="float" office:value="0.0076567304245283" calcext:value-type="float">
            <text:p>0,007656730424528</text:p>
          </table:table-cell>
          <table:table-cell office:value-type="float" office:value="0.771012017684956" calcext:value-type="float">
            <text:p>0,771012017684956</text:p>
          </table:table-cell>
          <table:table-cell office:value-type="float" office:value="1.65836969090996" calcext:value-type="float">
            <text:p>1,65836969090996</text:p>
          </table:table-cell>
          <table:table-cell office:value-type="float" office:value="0.491272559887577" calcext:value-type="float">
            <text:p>0,491272559887577</text:p>
          </table:table-cell>
          <table:table-cell office:value-type="float" office:value="2.92065426848249" calcext:value-type="float">
            <text:p>2,92065426848249</text:p>
          </table:table-cell>
          <table:table-cell office:value-type="float" office:value="0.276298958" calcext:value-type="float">
            <text:p>0,2762989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41.59245283019" calcext:value-type="float">
            <text:p>2741,59245283019</text:p>
          </table:table-cell>
          <table:table-cell office:value-type="float" office:value="4.30213888888889" calcext:value-type="float">
            <text:p>4,30213888888889</text:p>
          </table:table-cell>
          <table:table-cell office:value-type="float" office:value="1066" calcext:value-type="float">
            <text:p>1066</text:p>
          </table:table-cell>
          <table:table-cell table:style-name="ce1" office:value-type="float" office:value="0.000859820459644964" calcext:value-type="float">
            <text:p>8,60E-04</text:p>
          </table:table-cell>
          <table:table-cell office:value-type="float" office:value="0.00477777777777778" calcext:value-type="float">
            <text:p>0,004777777777778</text:p>
          </table:table-cell>
          <table:table-cell office:value-type="float" office:value="0.00655555555555556" calcext:value-type="float">
            <text:p>0,006555555555556</text:p>
          </table:table-cell>
          <table:table-cell office:value-type="float" office:value="0.0077127304245283" calcext:value-type="float">
            <text:p>0,007712730424528</text:p>
          </table:table-cell>
          <table:table-cell office:value-type="float" office:value="0.759826840484956" calcext:value-type="float">
            <text:p>0,759826840484956</text:p>
          </table:table-cell>
          <table:table-cell office:value-type="float" office:value="1.44737132944137" calcext:value-type="float">
            <text:p>1,44737132944137</text:p>
          </table:table-cell>
          <table:table-cell office:value-type="float" office:value="0.309535365472187" calcext:value-type="float">
            <text:p>0,309535365472187</text:p>
          </table:table-cell>
          <table:table-cell office:value-type="float" office:value="2.51673353539851" calcext:value-type="float">
            <text:p>2,51673353539851</text:p>
          </table:table-cell>
          <table:table-cell office:value-type="float" office:value="0.867842681" calcext:value-type="float">
            <text:p>0,8678426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41.59245283019" calcext:value-type="float">
            <text:p>2741,59245283019</text:p>
          </table:table-cell>
          <table:table-cell office:value-type="float" office:value="4.30213888888889" calcext:value-type="float">
            <text:p>4,30213888888889</text:p>
          </table:table-cell>
          <table:table-cell office:value-type="float" office:value="1066" calcext:value-type="float">
            <text:p>1066</text:p>
          </table:table-cell>
          <table:table-cell table:style-name="ce1" office:value-type="float" office:value="0.000859820459644964" calcext:value-type="float">
            <text:p>8,60E-04</text:p>
          </table:table-cell>
          <table:table-cell office:value-type="float" office:value="0.00211111111111111" calcext:value-type="float">
            <text:p>0,002111111111111</text:p>
          </table:table-cell>
          <table:table-cell office:value-type="float" office:value="0.00311111111111111" calcext:value-type="float">
            <text:p>0,003111111111111</text:p>
          </table:table-cell>
          <table:table-cell office:value-type="float" office:value="0.0077127304245283" calcext:value-type="float">
            <text:p>0,007712730424528</text:p>
          </table:table-cell>
          <table:table-cell office:value-type="float" office:value="0.759826840484956" calcext:value-type="float">
            <text:p>0,759826840484956</text:p>
          </table:table-cell>
          <table:table-cell office:value-type="float" office:value="1.44737132944137" calcext:value-type="float">
            <text:p>1,44737132944137</text:p>
          </table:table-cell>
          <table:table-cell office:value-type="float" office:value="0.309535365472187" calcext:value-type="float">
            <text:p>0,309535365472187</text:p>
          </table:table-cell>
          <table:table-cell office:value-type="float" office:value="2.51673353539851" calcext:value-type="float">
            <text:p>2,51673353539851</text:p>
          </table:table-cell>
          <table:table-cell office:value-type="float" office:value="0.381017286" calcext:value-type="float">
            <text:p>0,3810172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41.59245283019" calcext:value-type="float">
            <text:p>2741,59245283019</text:p>
          </table:table-cell>
          <table:table-cell office:value-type="float" office:value="4.30213888888889" calcext:value-type="float">
            <text:p>4,30213888888889</text:p>
          </table:table-cell>
          <table:table-cell office:value-type="float" office:value="1066" calcext:value-type="float">
            <text:p>1066</text:p>
          </table:table-cell>
          <table:table-cell table:style-name="ce1" office:value-type="float" office:value="0.000859820459644964" calcext:value-type="float">
            <text:p>8,60E-04</text:p>
          </table:table-cell>
          <table:table-cell office:value-type="float" office:value="0.00177777777777778" calcext:value-type="float">
            <text:p>0,001777777777778</text:p>
          </table:table-cell>
          <table:table-cell office:value-type="float" office:value="0.00311111111111111" calcext:value-type="float">
            <text:p>0,003111111111111</text:p>
          </table:table-cell>
          <table:table-cell office:value-type="float" office:value="0.0077127304245283" calcext:value-type="float">
            <text:p>0,007712730424528</text:p>
          </table:table-cell>
          <table:table-cell office:value-type="float" office:value="0.759826840484956" calcext:value-type="float">
            <text:p>0,759826840484956</text:p>
          </table:table-cell>
          <table:table-cell office:value-type="float" office:value="1.44737132944137" calcext:value-type="float">
            <text:p>1,44737132944137</text:p>
          </table:table-cell>
          <table:table-cell office:value-type="float" office:value="0.309535365472187" calcext:value-type="float">
            <text:p>0,309535365472187</text:p>
          </table:table-cell>
          <table:table-cell office:value-type="float" office:value="2.51673353539851" calcext:value-type="float">
            <text:p>2,51673353539851</text:p>
          </table:table-cell>
          <table:table-cell office:value-type="float" office:value="0.334082222" calcext:value-type="float">
            <text:p>0,3340822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41.59245283019" calcext:value-type="float">
            <text:p>2741,59245283019</text:p>
          </table:table-cell>
          <table:table-cell office:value-type="float" office:value="4.30213888888889" calcext:value-type="float">
            <text:p>4,30213888888889</text:p>
          </table:table-cell>
          <table:table-cell office:value-type="float" office:value="1066" calcext:value-type="float">
            <text:p>1066</text:p>
          </table:table-cell>
          <table:table-cell table:style-name="ce1" office:value-type="float" office:value="0.000859820459644964" calcext:value-type="float">
            <text:p>8,60E-04</text:p>
          </table:table-cell>
          <table:table-cell office:value-type="float" office:value="0.00188888888888889" calcext:value-type="float">
            <text:p>0,001888888888889</text:p>
          </table:table-cell>
          <table:table-cell office:value-type="float" office:value="0.00266666666666667" calcext:value-type="float">
            <text:p>0,002666666666667</text:p>
          </table:table-cell>
          <table:table-cell office:value-type="float" office:value="0.0077127304245283" calcext:value-type="float">
            <text:p>0,007712730424528</text:p>
          </table:table-cell>
          <table:table-cell office:value-type="float" office:value="0.759826840484956" calcext:value-type="float">
            <text:p>0,759826840484956</text:p>
          </table:table-cell>
          <table:table-cell office:value-type="float" office:value="1.44737132944137" calcext:value-type="float">
            <text:p>1,44737132944137</text:p>
          </table:table-cell>
          <table:table-cell office:value-type="float" office:value="0.309535365472187" calcext:value-type="float">
            <text:p>0,309535365472187</text:p>
          </table:table-cell>
          <table:table-cell office:value-type="float" office:value="2.51673353539851" calcext:value-type="float">
            <text:p>2,51673353539851</text:p>
          </table:table-cell>
          <table:table-cell office:value-type="float" office:value="0.270577444" calcext:value-type="float">
            <text:p>0,2705774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41.59245283019" calcext:value-type="float">
            <text:p>2741,59245283019</text:p>
          </table:table-cell>
          <table:table-cell office:value-type="float" office:value="4.30213888888889" calcext:value-type="float">
            <text:p>4,30213888888889</text:p>
          </table:table-cell>
          <table:table-cell office:value-type="float" office:value="1066" calcext:value-type="float">
            <text:p>1066</text:p>
          </table:table-cell>
          <table:table-cell table:style-name="ce1" office:value-type="float" office:value="0.000859820459644964" calcext:value-type="float">
            <text:p>8,60E-04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288888888888889" calcext:value-type="float">
            <text:p>0,002888888888889</text:p>
          </table:table-cell>
          <table:table-cell office:value-type="float" office:value="0.0077127304245283" calcext:value-type="float">
            <text:p>0,007712730424528</text:p>
          </table:table-cell>
          <table:table-cell office:value-type="float" office:value="0.759826840484956" calcext:value-type="float">
            <text:p>0,759826840484956</text:p>
          </table:table-cell>
          <table:table-cell office:value-type="float" office:value="1.44737132944137" calcext:value-type="float">
            <text:p>1,44737132944137</text:p>
          </table:table-cell>
          <table:table-cell office:value-type="float" office:value="0.309535365472187" calcext:value-type="float">
            <text:p>0,309535365472187</text:p>
          </table:table-cell>
          <table:table-cell office:value-type="float" office:value="2.51673353539851" calcext:value-type="float">
            <text:p>2,51673353539851</text:p>
          </table:table-cell>
          <table:table-cell office:value-type="float" office:value="0.298212094" calcext:value-type="float">
            <text:p>0,2982120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40.52830188679" calcext:value-type="float">
            <text:p>2740,52830188679</text:p>
          </table:table-cell>
          <table:table-cell office:value-type="float" office:value="4.29151666666667" calcext:value-type="float">
            <text:p>4,29151666666667</text:p>
          </table:table-cell>
          <table:table-cell office:value-type="float" office:value="1066" calcext:value-type="float">
            <text:p>1066</text:p>
          </table:table-cell>
          <table:table-cell office:value-type="float" office:value="0.00100578313901497" calcext:value-type="float">
            <text:p>0,001005783139015</text:p>
          </table:table-cell>
          <table:table-cell office:value-type="float" office:value="0.00433333333333333" calcext:value-type="float">
            <text:p>0,004333333333333</text:p>
          </table:table-cell>
          <table:table-cell office:value-type="float" office:value="0.00633333333333333" calcext:value-type="float">
            <text:p>0,006333333333333</text:p>
          </table:table-cell>
          <table:table-cell office:value-type="float" office:value="0.00772439709119497" calcext:value-type="float">
            <text:p>0,007724397091195</text:p>
          </table:table-cell>
          <table:table-cell office:value-type="float" office:value="0.757956199540511" calcext:value-type="float">
            <text:p>0,757956199540511</text:p>
          </table:table-cell>
          <table:table-cell office:value-type="float" office:value="1.46264165147768" calcext:value-type="float">
            <text:p>1,46264165147768</text:p>
          </table:table-cell>
          <table:table-cell office:value-type="float" office:value="0.362081930045388" calcext:value-type="float">
            <text:p>0,362081930045388</text:p>
          </table:table-cell>
          <table:table-cell office:value-type="float" office:value="2.58267978106358" calcext:value-type="float">
            <text:p>2,58267978106358</text:p>
          </table:table-cell>
          <table:table-cell office:value-type="float" office:value="0.854918353" calcext:value-type="float">
            <text:p>0,8549183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40.52830188679" calcext:value-type="float">
            <text:p>2740,52830188679</text:p>
          </table:table-cell>
          <table:table-cell office:value-type="float" office:value="4.29151666666667" calcext:value-type="float">
            <text:p>4,29151666666667</text:p>
          </table:table-cell>
          <table:table-cell office:value-type="float" office:value="1066" calcext:value-type="float">
            <text:p>1066</text:p>
          </table:table-cell>
          <table:table-cell office:value-type="float" office:value="0.00100578313901497" calcext:value-type="float">
            <text:p>0,001005783139015</text:p>
          </table:table-cell>
          <table:table-cell office:value-type="float" office:value="0.00188888888888889" calcext:value-type="float">
            <text:p>0,001888888888889</text:p>
          </table:table-cell>
          <table:table-cell office:value-type="float" office:value="0.00311111111111111" calcext:value-type="float">
            <text:p>0,003111111111111</text:p>
          </table:table-cell>
          <table:table-cell office:value-type="float" office:value="0.00772439709119497" calcext:value-type="float">
            <text:p>0,007724397091195</text:p>
          </table:table-cell>
          <table:table-cell office:value-type="float" office:value="0.757956199540511" calcext:value-type="float">
            <text:p>0,757956199540511</text:p>
          </table:table-cell>
          <table:table-cell office:value-type="float" office:value="1.46264165147768" calcext:value-type="float">
            <text:p>1,46264165147768</text:p>
          </table:table-cell>
          <table:table-cell office:value-type="float" office:value="0.362081930045388" calcext:value-type="float">
            <text:p>0,362081930045388</text:p>
          </table:table-cell>
          <table:table-cell office:value-type="float" office:value="2.58267978106358" calcext:value-type="float">
            <text:p>2,58267978106358</text:p>
          </table:table-cell>
          <table:table-cell office:value-type="float" office:value="0.380580429" calcext:value-type="float">
            <text:p>0,3805804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40.52830188679" calcext:value-type="float">
            <text:p>2740,52830188679</text:p>
          </table:table-cell>
          <table:table-cell office:value-type="float" office:value="4.29151666666667" calcext:value-type="float">
            <text:p>4,29151666666667</text:p>
          </table:table-cell>
          <table:table-cell office:value-type="float" office:value="1066" calcext:value-type="float">
            <text:p>1066</text:p>
          </table:table-cell>
          <table:table-cell office:value-type="float" office:value="0.00100578313901497" calcext:value-type="float">
            <text:p>0,001005783139015</text:p>
          </table:table-cell>
          <table:table-cell office:value-type="float" office:value="0.00222222222222222" calcext:value-type="float">
            <text:p>0,002222222222222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772439709119497" calcext:value-type="float">
            <text:p>0,007724397091195</text:p>
          </table:table-cell>
          <table:table-cell office:value-type="float" office:value="0.757956199540511" calcext:value-type="float">
            <text:p>0,757956199540511</text:p>
          </table:table-cell>
          <table:table-cell office:value-type="float" office:value="1.46264165147768" calcext:value-type="float">
            <text:p>1,46264165147768</text:p>
          </table:table-cell>
          <table:table-cell office:value-type="float" office:value="0.362081930045388" calcext:value-type="float">
            <text:p>0,362081930045388</text:p>
          </table:table-cell>
          <table:table-cell office:value-type="float" office:value="2.58267978106358" calcext:value-type="float">
            <text:p>2,58267978106358</text:p>
          </table:table-cell>
          <table:table-cell office:value-type="float" office:value="0.337423376" calcext:value-type="float">
            <text:p>0,3374233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40.52830188679" calcext:value-type="float">
            <text:p>2740,52830188679</text:p>
          </table:table-cell>
          <table:table-cell office:value-type="float" office:value="4.29151666666667" calcext:value-type="float">
            <text:p>4,29151666666667</text:p>
          </table:table-cell>
          <table:table-cell office:value-type="float" office:value="1066" calcext:value-type="float">
            <text:p>1066</text:p>
          </table:table-cell>
          <table:table-cell office:value-type="float" office:value="0.00100578313901497" calcext:value-type="float">
            <text:p>0,001005783139015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288888888888889" calcext:value-type="float">
            <text:p>0,002888888888889</text:p>
          </table:table-cell>
          <table:table-cell office:value-type="float" office:value="0.00772439709119497" calcext:value-type="float">
            <text:p>0,007724397091195</text:p>
          </table:table-cell>
          <table:table-cell office:value-type="float" office:value="0.757956199540511" calcext:value-type="float">
            <text:p>0,757956199540511</text:p>
          </table:table-cell>
          <table:table-cell office:value-type="float" office:value="1.46264165147768" calcext:value-type="float">
            <text:p>1,46264165147768</text:p>
          </table:table-cell>
          <table:table-cell office:value-type="float" office:value="0.362081930045388" calcext:value-type="float">
            <text:p>0,362081930045388</text:p>
          </table:table-cell>
          <table:table-cell office:value-type="float" office:value="2.58267978106358" calcext:value-type="float">
            <text:p>2,58267978106358</text:p>
          </table:table-cell>
          <table:table-cell office:value-type="float" office:value="0.301850184" calcext:value-type="float">
            <text:p>0,3018501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40.52830188679" calcext:value-type="float">
            <text:p>2740,52830188679</text:p>
          </table:table-cell>
          <table:table-cell office:value-type="float" office:value="4.29151666666667" calcext:value-type="float">
            <text:p>4,29151666666667</text:p>
          </table:table-cell>
          <table:table-cell office:value-type="float" office:value="1066" calcext:value-type="float">
            <text:p>1066</text:p>
          </table:table-cell>
          <table:table-cell office:value-type="float" office:value="0.00100578313901497" calcext:value-type="float">
            <text:p>0,001005783139015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322222222222222" calcext:value-type="float">
            <text:p>0,003222222222222</text:p>
          </table:table-cell>
          <table:table-cell office:value-type="float" office:value="0.00772439709119497" calcext:value-type="float">
            <text:p>0,007724397091195</text:p>
          </table:table-cell>
          <table:table-cell office:value-type="float" office:value="0.757956199540511" calcext:value-type="float">
            <text:p>0,757956199540511</text:p>
          </table:table-cell>
          <table:table-cell office:value-type="float" office:value="1.46264165147768" calcext:value-type="float">
            <text:p>1,46264165147768</text:p>
          </table:table-cell>
          <table:table-cell office:value-type="float" office:value="0.362081930045388" calcext:value-type="float">
            <text:p>0,362081930045388</text:p>
          </table:table-cell>
          <table:table-cell office:value-type="float" office:value="2.58267978106358" calcext:value-type="float">
            <text:p>2,58267978106358</text:p>
          </table:table-cell>
          <table:table-cell office:value-type="float" office:value="0.292780319" calcext:value-type="float">
            <text:p>0,292780319</text:p>
          </table:table-cell>
        </table:table-row>
      </table:table>
      <table:table table:name="HPSD_MSTRGMT_AVG" table:style-name="ta1">
        <table:table-column table:style-name="co1" table:number-columns-repeated="6" table:default-cell-style-name="Default"/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upper_thr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table:style-name="Default"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  <table:table-cell/>
        </table:table-row>
        <table:table-row table:style-name="ro1">
          <table:table-cell table:formula="of:=AVERAGE([HPSD_MSTRGMT.A2:.A6])" office:value-type="float" office:value="100" calcext:value-type="float">
            <text:p>100</text:p>
          </table:table-cell>
          <table:table-cell table:formula="of:=AVERAGE([HPSD_MSTRGMT.B2:.B6])" office:value-type="float" office:value="290" calcext:value-type="float">
            <text:p>290</text:p>
          </table:table-cell>
          <table:table-cell table:formula="of:=AVERAGE([HPSD_MSTRGMT.C2:.C6])" office:value-type="float" office:value="0.7" calcext:value-type="float">
            <text:p>0,7</text:p>
          </table:table-cell>
          <table:table-cell table:formula="of:=AVERAGE([HPSD_MSTRGMT.D2:.D6])" office:value-type="float" office:value="2743.08490566038" calcext:value-type="float">
            <text:p>2743,08490566038</text:p>
          </table:table-cell>
          <table:table-cell table:formula="of:=AVERAGE([HPSD_MSTRGMT.E2:.E6])" office:value-type="float" office:value="4.48845555555556" calcext:value-type="float">
            <text:p>4,48845555555556</text:p>
          </table:table-cell>
          <table:table-cell table:formula="of:=AVERAGE([HPSD_MSTRGMT.F2:.F6])" office:value-type="float" office:value="714" calcext:value-type="float">
            <text:p>714</text:p>
          </table:table-cell>
          <table:table-cell table:formula="of:=AVERAGE([HPSD_MSTRGMT.G2:.G6])" office:value-type="float" office:value="0.000769730286368904" calcext:value-type="float">
            <text:p>7,70E-04</text:p>
          </table:table-cell>
          <table:table-cell table:formula="of:=AVERAGE([HPSD_MSTRGMT.H2:.H6])" office:value-type="float" office:value="0.00422222222222222" calcext:value-type="float">
            <text:p>4,22E-03</text:p>
          </table:table-cell>
          <table:table-cell table:formula="of:=AVERAGE([HPSD_MSTRGMT.I2:.I6])" office:value-type="float" office:value="0.00575555555555556" calcext:value-type="float">
            <text:p>0,005755555555556</text:p>
          </table:table-cell>
          <table:table-cell table:formula="of:=AVERAGE([HPSD_MSTRGMT.J2:.J6])" office:value-type="float" office:value="0.00753228598008386" calcext:value-type="float">
            <text:p>0,007532285980084</text:p>
          </table:table-cell>
          <table:table-cell table:style-name="ce1" table:formula="of:=AVERAGE([HPSD_MSTRGMT.K2:.K6])" office:value-type="float" office:value="0.792642656462733" calcext:value-type="float">
            <text:p>7,93E-01</text:p>
          </table:table-cell>
          <table:table-cell table:formula="of:=AVERAGE([HPSD_MSTRGMT.L2:.L6])" office:value-type="float" office:value="1.37457899009567" calcext:value-type="float">
            <text:p>1,37457899009567</text:p>
          </table:table-cell>
          <table:table-cell table:formula="of:=AVERAGE([HPSD_MSTRGMT.M2:.M6])" office:value-type="float" office:value="0.277102903092805" calcext:value-type="float">
            <text:p>0,277102903092805</text:p>
          </table:table-cell>
          <table:table-cell table:formula="of:=AVERAGE([HPSD_MSTRGMT.N2:.N6])" office:value-type="float" office:value="2.44432454965121" calcext:value-type="float">
            <text:p>2,44432454965121</text:p>
          </table:table-cell>
          <table:table-cell table:formula="of:=AVERAGE([HPSD_MSTRGMT.O2:.O6])" office:value-type="float" office:value="0.468942772" calcext:value-type="float">
            <text:p>0,468942772</text:p>
          </table:table-cell>
          <table:table-cell table:formula="of:=[.G2]*100" office:value-type="float" office:value="0.0769730286368904" calcext:value-type="float">
            <text:p>0,07697302863689</text:p>
          </table:table-cell>
        </table:table-row>
        <table:table-row table:style-name="ro1">
          <table:table-cell table:formula="of:=AVERAGE([HPSD_MSTRGMT.A7:.A11])" office:value-type="float" office:value="100" calcext:value-type="float">
            <text:p>100</text:p>
          </table:table-cell>
          <table:table-cell table:formula="of:=AVERAGE([HPSD_MSTRGMT.B7:.B11])" office:value-type="float" office:value="290" calcext:value-type="float">
            <text:p>290</text:p>
          </table:table-cell>
          <table:table-cell table:formula="of:=AVERAGE([HPSD_MSTRGMT.C7:.C11])" office:value-type="float" office:value="0.75" calcext:value-type="float">
            <text:p>0,75</text:p>
          </table:table-cell>
          <table:table-cell table:formula="of:=AVERAGE([HPSD_MSTRGMT.D7:.D11])" office:value-type="float" office:value="2743.31886792453" calcext:value-type="float">
            <text:p>2743,31886792453</text:p>
          </table:table-cell>
          <table:table-cell table:formula="of:=AVERAGE([HPSD_MSTRGMT.E7:.E11])" office:value-type="float" office:value="4.36796666666667" calcext:value-type="float">
            <text:p>4,36796666666667</text:p>
          </table:table-cell>
          <table:table-cell table:formula="of:=AVERAGE([HPSD_MSTRGMT.F7:.F11])" office:value-type="float" office:value="1536" calcext:value-type="float">
            <text:p>1536</text:p>
          </table:table-cell>
          <table:table-cell table:style-name="Default" table:formula="of:=AVERAGE([HPSD_MSTRGMT.G7:.G11])" office:value-type="float" office:value="0.00129823465590385" calcext:value-type="float">
            <text:p>0,001298234655904</text:p>
          </table:table-cell>
          <table:table-cell table:formula="of:=AVERAGE([HPSD_MSTRGMT.H7:.H11])" office:value-type="float" office:value="0.00386666666666667" calcext:value-type="float">
            <text:p>3,87E-03</text:p>
          </table:table-cell>
          <table:table-cell table:style-name="ce1" table:formula="of:=AVERAGE([HPSD_MSTRGMT.I7:.I11])" office:value-type="float" office:value="0.00508888888888889" calcext:value-type="float">
            <text:p>5,09E-03</text:p>
          </table:table-cell>
          <table:table-cell table:formula="of:=AVERAGE([HPSD_MSTRGMT.J7:.J11])" office:value-type="float" office:value="0.0076567304245283" calcext:value-type="float">
            <text:p>0,007656730424528</text:p>
          </table:table-cell>
          <table:table-cell table:formula="of:=AVERAGE([HPSD_MSTRGMT.K7:.K11])" office:value-type="float" office:value="0.771422404907178" calcext:value-type="float">
            <text:p>0,771422404907178</text:p>
          </table:table-cell>
          <table:table-cell table:formula="of:=AVERAGE([HPSD_MSTRGMT.L7:.L11])" office:value-type="float" office:value="1.65034998694516" calcext:value-type="float">
            <text:p>1,65034998694516</text:p>
          </table:table-cell>
          <table:table-cell table:formula="of:=AVERAGE([HPSD_MSTRGMT.M7:.M11])" office:value-type="float" office:value="0.467364476125387" calcext:value-type="float">
            <text:p>0,467364476125387</text:p>
          </table:table-cell>
          <table:table-cell table:formula="of:=AVERAGE([HPSD_MSTRGMT.N7:.N11])" office:value-type="float" office:value="2.88913686797773" calcext:value-type="float">
            <text:p>2,88913686797773</text:p>
          </table:table-cell>
          <table:table-cell table:formula="of:=AVERAGE([HPSD_MSTRGMT.O7:.O11])" office:value-type="float" office:value="0.4500449032" calcext:value-type="float">
            <text:p>0,4500449032</text:p>
          </table:table-cell>
          <table:table-cell table:formula="of:=[.G3]*100" office:value-type="float" office:value="0.129823465590385" calcext:value-type="float">
            <text:p>0,129823465590385</text:p>
          </table:table-cell>
        </table:table-row>
        <table:table-row table:style-name="ro1">
          <table:table-cell table:formula="of:=AVERAGE([HPSD_MSTRGMT.A12:.A16])" office:value-type="float" office:value="100" calcext:value-type="float">
            <text:p>100</text:p>
          </table:table-cell>
          <table:table-cell table:formula="of:=AVERAGE([HPSD_MSTRGMT.B12:.B16])" office:value-type="float" office:value="290" calcext:value-type="float">
            <text:p>290</text:p>
          </table:table-cell>
          <table:table-cell table:formula="of:=AVERAGE([HPSD_MSTRGMT.C12:.C16])" office:value-type="float" office:value="0.8" calcext:value-type="float">
            <text:p>0,8</text:p>
          </table:table-cell>
          <table:table-cell table:formula="of:=AVERAGE([HPSD_MSTRGMT.D12:.D16])" office:value-type="float" office:value="2744.81132075472" calcext:value-type="float">
            <text:p>2744,81132075472</text:p>
          </table:table-cell>
          <table:table-cell table:formula="of:=AVERAGE([HPSD_MSTRGMT.E12:.E16])" office:value-type="float" office:value="3.82057222222222" calcext:value-type="float">
            <text:p>3,82057222222222</text:p>
          </table:table-cell>
          <table:table-cell table:formula="of:=AVERAGE([HPSD_MSTRGMT.F12:.F16])" office:value-type="float" office:value="2802" calcext:value-type="float">
            <text:p>2802</text:p>
          </table:table-cell>
          <table:table-cell table:formula="of:=AVERAGE([HPSD_MSTRGMT.G12:.G16])" office:value-type="float" office:value="0.00243151585364438" calcext:value-type="float">
            <text:p>2,43E-03</text:p>
          </table:table-cell>
          <table:table-cell table:formula="of:=AVERAGE([HPSD_MSTRGMT.H12:.H16])" office:value-type="float" office:value="0.00557777777777778" calcext:value-type="float">
            <text:p>5,58E-03</text:p>
          </table:table-cell>
          <table:table-cell table:formula="of:=AVERAGE([HPSD_MSTRGMT.I12:.I16])" office:value-type="float" office:value="0.00706666666666667" calcext:value-type="float">
            <text:p>0,007066666666667</text:p>
          </table:table-cell>
          <table:table-cell table:formula="of:=AVERAGE([HPSD_MSTRGMT.J12:.J16])" office:value-type="float" office:value="0.00808841264675053" calcext:value-type="float">
            <text:p>0,008088412646751</text:p>
          </table:table-cell>
          <table:table-cell table:formula="of:=AVERAGE([HPSD_MSTRGMT.K12:.K16])" office:value-type="float" office:value="0.6749928699274" calcext:value-type="float">
            <text:p>0,6749928699274</text:p>
          </table:table-cell>
          <table:table-cell table:formula="of:=AVERAGE([HPSD_MSTRGMT.L12:.L16])" office:value-type="float" office:value="1.9889722962616" calcext:value-type="float">
            <text:p>1,9889722962616</text:p>
          </table:table-cell>
          <table:table-cell table:formula="of:=AVERAGE([HPSD_MSTRGMT.M12:.M16])" office:value-type="float" office:value="0.875345707311978" calcext:value-type="float">
            <text:p>0,875345707311978</text:p>
          </table:table-cell>
          <table:table-cell table:formula="of:=AVERAGE([HPSD_MSTRGMT.N12:.N16])" office:value-type="float" office:value="3.53931087350098" calcext:value-type="float">
            <text:p>3,53931087350098</text:p>
          </table:table-cell>
          <table:table-cell table:formula="of:=AVERAGE([HPSD_MSTRGMT.O12:.O16])" office:value-type="float" office:value="0.5866462468" calcext:value-type="float">
            <text:p>0,5866462468</text:p>
          </table:table-cell>
          <table:table-cell table:formula="of:=[.G4]*100" office:value-type="float" office:value="0.243151585364438" calcext:value-type="float">
            <text:p>0,243151585364438</text:p>
          </table:table-cell>
        </table:table-row>
        <table:table-row table:style-name="ro1">
          <table:table-cell table:formula="of:=AVERAGE([HPSD_MSTRGMT.A17:.A21])" office:value-type="float" office:value="100" calcext:value-type="float">
            <text:p>100</text:p>
          </table:table-cell>
          <table:table-cell table:formula="of:=AVERAGE([HPSD_MSTRGMT.B17:.B21])" office:value-type="float" office:value="290" calcext:value-type="float">
            <text:p>290</text:p>
          </table:table-cell>
          <table:table-cell table:formula="of:=AVERAGE([HPSD_MSTRGMT.C17:.C21])" office:value-type="float" office:value="0.85" calcext:value-type="float">
            <text:p>0,85</text:p>
          </table:table-cell>
          <table:table-cell table:formula="of:=AVERAGE([HPSD_MSTRGMT.D17:.D21])" office:value-type="float" office:value="2743.31886792453" calcext:value-type="float">
            <text:p>2743,31886792453</text:p>
          </table:table-cell>
          <table:table-cell table:formula="of:=AVERAGE([HPSD_MSTRGMT.E17:.E21])" office:value-type="float" office:value="4.36563888888889" calcext:value-type="float">
            <text:p>4,36563888888889</text:p>
          </table:table-cell>
          <table:table-cell table:formula="of:=AVERAGE([HPSD_MSTRGMT.F17:.F21])" office:value-type="float" office:value="1557" calcext:value-type="float">
            <text:p>1557</text:p>
          </table:table-cell>
          <table:table-cell table:formula="of:=AVERAGE([HPSD_MSTRGMT.G17:.G21])" office:value-type="float" office:value="0.00136464599968771" calcext:value-type="float">
            <text:p>1,36E-03</text:p>
          </table:table-cell>
          <table:table-cell table:formula="of:=AVERAGE([HPSD_MSTRGMT.H17:.H21])" office:value-type="float" office:value="0.00368888888888889" calcext:value-type="float">
            <text:p>3,69E-03</text:p>
          </table:table-cell>
          <table:table-cell table:formula="of:=AVERAGE([HPSD_MSTRGMT.I17:.I21])" office:value-type="float" office:value="0.00484444444444444" calcext:value-type="float">
            <text:p>0,004844444444444</text:p>
          </table:table-cell>
          <table:table-cell table:formula="of:=AVERAGE([HPSD_MSTRGMT.J17:.J21])" office:value-type="float" office:value="0.0076567304245283" calcext:value-type="float">
            <text:p>0,007656730424528</text:p>
          </table:table-cell>
          <table:table-cell table:formula="of:=AVERAGE([HPSD_MSTRGMT.K17:.K21])" office:value-type="float" office:value="0.771012017684956" calcext:value-type="float">
            <text:p>0,771012017684956</text:p>
          </table:table-cell>
          <table:table-cell table:formula="of:=AVERAGE([HPSD_MSTRGMT.L17:.L21])" office:value-type="float" office:value="1.65836969090996" calcext:value-type="float">
            <text:p>1,65836969090996</text:p>
          </table:table-cell>
          <table:table-cell table:formula="of:=AVERAGE([HPSD_MSTRGMT.M17:.M21])" office:value-type="float" office:value="0.491272559887577" calcext:value-type="float">
            <text:p>0,491272559887577</text:p>
          </table:table-cell>
          <table:table-cell table:formula="of:=AVERAGE([HPSD_MSTRGMT.N17:.N21])" office:value-type="float" office:value="2.92065426848249" calcext:value-type="float">
            <text:p>2,92065426848249</text:p>
          </table:table-cell>
          <table:table-cell table:formula="of:=AVERAGE([HPSD_MSTRGMT.O17:.O21])" office:value-type="float" office:value="0.464567775" calcext:value-type="float">
            <text:p>0,464567775</text:p>
          </table:table-cell>
          <table:table-cell table:formula="of:=[.G5]*100" office:value-type="float" office:value="0.136464599968771" calcext:value-type="float">
            <text:p>0,136464599968771</text:p>
          </table:table-cell>
        </table:table-row>
        <table:table-row table:style-name="ro1">
          <table:table-cell table:formula="of:=AVERAGE([HPSD_MSTRGMT.A22:.A26])" office:value-type="float" office:value="100" calcext:value-type="float">
            <text:p>100</text:p>
          </table:table-cell>
          <table:table-cell table:formula="of:=AVERAGE([HPSD_MSTRGMT.B22:.B26])" office:value-type="float" office:value="290" calcext:value-type="float">
            <text:p>290</text:p>
          </table:table-cell>
          <table:table-cell table:formula="of:=AVERAGE([HPSD_MSTRGMT.C22:.C26])" office:value-type="float" office:value="0.9" calcext:value-type="float">
            <text:p>0,9</text:p>
          </table:table-cell>
          <table:table-cell table:formula="of:=AVERAGE([HPSD_MSTRGMT.D22:.D26])" office:value-type="float" office:value="2741.59245283019" calcext:value-type="float">
            <text:p>2741,59245283019</text:p>
          </table:table-cell>
          <table:table-cell table:formula="of:=AVERAGE([HPSD_MSTRGMT.E22:.E26])" office:value-type="float" office:value="4.30213888888889" calcext:value-type="float">
            <text:p>4,30213888888889</text:p>
          </table:table-cell>
          <table:table-cell table:formula="of:=AVERAGE([HPSD_MSTRGMT.F22:.F26])" office:value-type="float" office:value="1066" calcext:value-type="float">
            <text:p>1066</text:p>
          </table:table-cell>
          <table:table-cell table:formula="of:=AVERAGE([HPSD_MSTRGMT.G22:.G26])" office:value-type="float" office:value="0.000859820459644964" calcext:value-type="float">
            <text:p>8,60E-04</text:p>
          </table:table-cell>
          <table:table-cell table:formula="of:=AVERAGE([HPSD_MSTRGMT.H22:.H26])" office:value-type="float" office:value="0.00251111111111111" calcext:value-type="float">
            <text:p>2,51E-03</text:p>
          </table:table-cell>
          <table:table-cell table:formula="of:=AVERAGE([HPSD_MSTRGMT.I22:.I26])" office:value-type="float" office:value="0.00366666666666667" calcext:value-type="float">
            <text:p>0,003666666666667</text:p>
          </table:table-cell>
          <table:table-cell table:formula="of:=AVERAGE([HPSD_MSTRGMT.J22:.J26])" office:value-type="float" office:value="0.0077127304245283" calcext:value-type="float">
            <text:p>0,007712730424528</text:p>
          </table:table-cell>
          <table:table-cell table:formula="of:=AVERAGE([HPSD_MSTRGMT.K22:.K26])" office:value-type="float" office:value="0.759826840484956" calcext:value-type="float">
            <text:p>0,759826840484956</text:p>
          </table:table-cell>
          <table:table-cell table:formula="of:=AVERAGE([HPSD_MSTRGMT.L22:.L26])" office:value-type="float" office:value="1.44737132944137" calcext:value-type="float">
            <text:p>1,44737132944137</text:p>
          </table:table-cell>
          <table:table-cell table:formula="of:=AVERAGE([HPSD_MSTRGMT.M22:.M26])" office:value-type="float" office:value="0.309535365472187" calcext:value-type="float">
            <text:p>0,309535365472187</text:p>
          </table:table-cell>
          <table:table-cell table:formula="of:=AVERAGE([HPSD_MSTRGMT.N22:.N26])" office:value-type="float" office:value="2.51673353539851" calcext:value-type="float">
            <text:p>2,51673353539851</text:p>
          </table:table-cell>
          <table:table-cell table:formula="of:=AVERAGE([HPSD_MSTRGMT.O22:.O26])" office:value-type="float" office:value="0.4303463454" calcext:value-type="float">
            <text:p>0,4303463454</text:p>
          </table:table-cell>
          <table:table-cell table:formula="of:=[.G6]*100" office:value-type="float" office:value="0.0859820459644964" calcext:value-type="float">
            <text:p>0,085982045964496</text:p>
          </table:table-cell>
        </table:table-row>
        <table:table-row table:style-name="ro1">
          <table:table-cell table:formula="of:=AVERAGE([HPSD_MSTRGMT.A27:.A31])" office:value-type="float" office:value="100" calcext:value-type="float">
            <text:p>100</text:p>
          </table:table-cell>
          <table:table-cell table:formula="of:=AVERAGE([HPSD_MSTRGMT.B7:.B11])" office:value-type="float" office:value="290" calcext:value-type="float">
            <text:p>290</text:p>
          </table:table-cell>
          <table:table-cell table:formula="of:=AVERAGE([HPSD_MSTRGMT.C27:.C31])" office:value-type="float" office:value="0.95" calcext:value-type="float">
            <text:p>0,95</text:p>
          </table:table-cell>
          <table:table-cell table:formula="of:=AVERAGE([HPSD_MSTRGMT.D27:.D31])" office:value-type="float" office:value="2740.52830188679" calcext:value-type="float">
            <text:p>2740,52830188679</text:p>
          </table:table-cell>
          <table:table-cell table:formula="of:=AVERAGE([HPSD_MSTRGMT.E27:.E31])" office:value-type="float" office:value="4.29151666666667" calcext:value-type="float">
            <text:p>4,29151666666667</text:p>
          </table:table-cell>
          <table:table-cell table:formula="of:=AVERAGE([HPSD_MSTRGMT.F27:.F31])" office:value-type="float" office:value="1066" calcext:value-type="float">
            <text:p>1066</text:p>
          </table:table-cell>
          <table:table-cell table:formula="of:=AVERAGE([HPSD_MSTRGMT.G27:.G31])" office:value-type="float" office:value="0.00100578313901497" calcext:value-type="float">
            <text:p>1,01E-03</text:p>
          </table:table-cell>
          <table:table-cell table:formula="of:=AVERAGE([HPSD_MSTRGMT.H27:.H31])" office:value-type="float" office:value="0.00248888888888889" calcext:value-type="float">
            <text:p>2,49E-03</text:p>
          </table:table-cell>
          <table:table-cell table:formula="of:=AVERAGE([HPSD_MSTRGMT.I27:.I31])" office:value-type="float" office:value="0.00371111111111111" calcext:value-type="float">
            <text:p>0,003711111111111</text:p>
          </table:table-cell>
          <table:table-cell table:style-name="ce1" table:formula="of:=AVERAGE([HPSD_MSTRGMT.J27:.J31])" office:value-type="float" office:value="0.00772439709119497" calcext:value-type="float">
            <text:p>7,72E-03</text:p>
          </table:table-cell>
          <table:table-cell table:formula="of:=AVERAGE([HPSD_MSTRGMT.K27:.K31])" office:value-type="float" office:value="0.757956199540511" calcext:value-type="float">
            <text:p>0,757956199540511</text:p>
          </table:table-cell>
          <table:table-cell table:formula="of:=AVERAGE([HPSD_MSTRGMT.L27:.L31])" office:value-type="float" office:value="1.46264165147768" calcext:value-type="float">
            <text:p>1,46264165147768</text:p>
          </table:table-cell>
          <table:table-cell table:formula="of:=AVERAGE([HPSD_MSTRGMT.M27:.M31])" office:value-type="float" office:value="0.362081930045388" calcext:value-type="float">
            <text:p>0,362081930045388</text:p>
          </table:table-cell>
          <table:table-cell table:formula="of:=AVERAGE([HPSD_MSTRGMT.N27:.N31])" office:value-type="float" office:value="2.58267978106358" calcext:value-type="float">
            <text:p>2,58267978106358</text:p>
          </table:table-cell>
          <table:table-cell table:formula="of:=AVERAGE([HPSD_MSTRGMT.O27:.O31])" office:value-type="float" office:value="0.4335105322" calcext:value-type="float">
            <text:p>0,4335105322</text:p>
          </table:table-cell>
          <table:table-cell table:formula="of:=[.G7]*100" office:value-type="float" office:value="0.100578313901497" calcext:value-type="float">
            <text:p>0,100578313901497</text:p>
          </table:table-cell>
        </table:table-row>
        <table:table-row table:style-name="ro1" table:number-rows-repeated="2">
          <table:table-cell table:number-columns-repeated="9"/>
          <table:table-cell table:style-name="ce1"/>
          <table:table-cell table:number-columns-repeated="6"/>
        </table:table-row>
        <table:table-row table:style-name="ro1">
          <table:table-cell table:number-columns-repeated="9"/>
          <table:table-cell table:style-name="ce1"/>
          <table:table-cell table:number-columns-repeated="6"/>
        </table:table-row>
      </table:table>
      <table:table table:name="HPPM_MSTRG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upper_thr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12.03962264151" calcext:value-type="float">
            <text:p>2712,03962264151</text:p>
          </table:table-cell>
          <table:table-cell office:value-type="float" office:value="4.61920277777778" calcext:value-type="float">
            <text:p>4,61920277777778</text:p>
          </table:table-cell>
          <table:table-cell office:value-type="float" office:value="269" calcext:value-type="float">
            <text:p>269</text:p>
          </table:table-cell>
          <table:table-cell office:value-type="float" office:value="0.00384430562229697" calcext:value-type="float">
            <text:p>0,003844305622297</text:p>
          </table:table-cell>
          <table:table-cell office:value-type="float" office:value="0.0353333333333333" calcext:value-type="float">
            <text:p>0,035333333333333</text:p>
          </table:table-cell>
          <table:table-cell office:value-type="float" office:value="0.0573333333333333" calcext:value-type="float">
            <text:p>0,057333333333333</text:p>
          </table:table-cell>
          <table:table-cell office:value-type="float" office:value="0.00561936100628931" calcext:value-type="float">
            <text:p>0,005619361006289</text:p>
          </table:table-cell>
          <table:table-cell office:value-type="float" office:value="0.815356143067631" calcext:value-type="float">
            <text:p>0,815356143067631</text:p>
          </table:table-cell>
          <table:table-cell office:value-type="float" office:value="1.00053436304595" calcext:value-type="float">
            <text:p>1,00053436304595</text:p>
          </table:table-cell>
          <table:table-cell office:value-type="float" office:value="1.38395002402691" calcext:value-type="float">
            <text:p>1,38395002402691</text:p>
          </table:table-cell>
          <table:table-cell office:value-type="float" office:value="3.19984053014049" calcext:value-type="float">
            <text:p>3,19984053014049</text:p>
          </table:table-cell>
          <table:table-cell office:value-type="float" office:value="1.171406482" calcext:value-type="float">
            <text:p>1,1714064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12.03962264151" calcext:value-type="float">
            <text:p>2712,03962264151</text:p>
          </table:table-cell>
          <table:table-cell office:value-type="float" office:value="4.61920277777778" calcext:value-type="float">
            <text:p>4,61920277777778</text:p>
          </table:table-cell>
          <table:table-cell office:value-type="float" office:value="269" calcext:value-type="float">
            <text:p>269</text:p>
          </table:table-cell>
          <table:table-cell office:value-type="float" office:value="0.00384430562229697" calcext:value-type="float">
            <text:p>0,003844305622297</text:p>
          </table:table-cell>
          <table:table-cell office:value-type="float" office:value="0.028" calcext:value-type="float">
            <text:p>0,028</text:p>
          </table:table-cell>
          <table:table-cell office:value-type="float" office:value="0.0461111111111111" calcext:value-type="float">
            <text:p>0,046111111111111</text:p>
          </table:table-cell>
          <table:table-cell office:value-type="float" office:value="0.00561936100628931" calcext:value-type="float">
            <text:p>0,005619361006289</text:p>
          </table:table-cell>
          <table:table-cell office:value-type="float" office:value="0.815356143067631" calcext:value-type="float">
            <text:p>0,815356143067631</text:p>
          </table:table-cell>
          <table:table-cell office:value-type="float" office:value="1.00053436304595" calcext:value-type="float">
            <text:p>1,00053436304595</text:p>
          </table:table-cell>
          <table:table-cell office:value-type="float" office:value="1.38395002402691" calcext:value-type="float">
            <text:p>1,38395002402691</text:p>
          </table:table-cell>
          <table:table-cell office:value-type="float" office:value="3.19984053014049" calcext:value-type="float">
            <text:p>3,19984053014049</text:p>
          </table:table-cell>
          <table:table-cell office:value-type="float" office:value="0.680325693" calcext:value-type="float">
            <text:p>0,6803256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12.03962264151" calcext:value-type="float">
            <text:p>2712,03962264151</text:p>
          </table:table-cell>
          <table:table-cell office:value-type="float" office:value="4.61920277777778" calcext:value-type="float">
            <text:p>4,61920277777778</text:p>
          </table:table-cell>
          <table:table-cell office:value-type="float" office:value="269" calcext:value-type="float">
            <text:p>269</text:p>
          </table:table-cell>
          <table:table-cell office:value-type="float" office:value="0.00384430562229697" calcext:value-type="float">
            <text:p>0,003844305622297</text:p>
          </table:table-cell>
          <table:table-cell office:value-type="float" office:value="0.0274444444444444" calcext:value-type="float">
            <text:p>0,027444444444444</text:p>
          </table:table-cell>
          <table:table-cell office:value-type="float" office:value="0.0457777777777778" calcext:value-type="float">
            <text:p>0,045777777777778</text:p>
          </table:table-cell>
          <table:table-cell office:value-type="float" office:value="0.00561936100628931" calcext:value-type="float">
            <text:p>0,005619361006289</text:p>
          </table:table-cell>
          <table:table-cell office:value-type="float" office:value="0.815356143067631" calcext:value-type="float">
            <text:p>0,815356143067631</text:p>
          </table:table-cell>
          <table:table-cell office:value-type="float" office:value="1.00053436304595" calcext:value-type="float">
            <text:p>1,00053436304595</text:p>
          </table:table-cell>
          <table:table-cell office:value-type="float" office:value="1.38395002402691" calcext:value-type="float">
            <text:p>1,38395002402691</text:p>
          </table:table-cell>
          <table:table-cell office:value-type="float" office:value="3.19984053014049" calcext:value-type="float">
            <text:p>3,19984053014049</text:p>
          </table:table-cell>
          <table:table-cell office:value-type="float" office:value="0.641072817" calcext:value-type="float">
            <text:p>0,6410728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12.03962264151" calcext:value-type="float">
            <text:p>2712,03962264151</text:p>
          </table:table-cell>
          <table:table-cell office:value-type="float" office:value="4.61920277777778" calcext:value-type="float">
            <text:p>4,61920277777778</text:p>
          </table:table-cell>
          <table:table-cell office:value-type="float" office:value="269" calcext:value-type="float">
            <text:p>269</text:p>
          </table:table-cell>
          <table:table-cell office:value-type="float" office:value="0.00384430562229697" calcext:value-type="float">
            <text:p>0,003844305622297</text:p>
          </table:table-cell>
          <table:table-cell office:value-type="float" office:value="0.0254444444444445" calcext:value-type="float">
            <text:p>0,025444444444445</text:p>
          </table:table-cell>
          <table:table-cell office:value-type="float" office:value="0.0416666666666667" calcext:value-type="float">
            <text:p>0,041666666666667</text:p>
          </table:table-cell>
          <table:table-cell office:value-type="float" office:value="0.00561936100628931" calcext:value-type="float">
            <text:p>0,005619361006289</text:p>
          </table:table-cell>
          <table:table-cell office:value-type="float" office:value="0.815356143067631" calcext:value-type="float">
            <text:p>0,815356143067631</text:p>
          </table:table-cell>
          <table:table-cell office:value-type="float" office:value="1.00053436304595" calcext:value-type="float">
            <text:p>1,00053436304595</text:p>
          </table:table-cell>
          <table:table-cell office:value-type="float" office:value="1.38395002402691" calcext:value-type="float">
            <text:p>1,38395002402691</text:p>
          </table:table-cell>
          <table:table-cell office:value-type="float" office:value="3.19984053014049" calcext:value-type="float">
            <text:p>3,19984053014049</text:p>
          </table:table-cell>
          <table:table-cell office:value-type="float" office:value="0.588785562" calcext:value-type="float">
            <text:p>0,5887855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712.03962264151" calcext:value-type="float">
            <text:p>2712,03962264151</text:p>
          </table:table-cell>
          <table:table-cell office:value-type="float" office:value="4.61920277777778" calcext:value-type="float">
            <text:p>4,61920277777778</text:p>
          </table:table-cell>
          <table:table-cell office:value-type="float" office:value="269" calcext:value-type="float">
            <text:p>269</text:p>
          </table:table-cell>
          <table:table-cell office:value-type="float" office:value="0.00384430562229697" calcext:value-type="float">
            <text:p>0,003844305622297</text:p>
          </table:table-cell>
          <table:table-cell office:value-type="float" office:value="0.0251111111111111" calcext:value-type="float">
            <text:p>0,025111111111111</text:p>
          </table:table-cell>
          <table:table-cell office:value-type="float" office:value="0.0406666666666667" calcext:value-type="float">
            <text:p>0,040666666666667</text:p>
          </table:table-cell>
          <table:table-cell office:value-type="float" office:value="0.00561936100628931" calcext:value-type="float">
            <text:p>0,005619361006289</text:p>
          </table:table-cell>
          <table:table-cell office:value-type="float" office:value="0.815356143067631" calcext:value-type="float">
            <text:p>0,815356143067631</text:p>
          </table:table-cell>
          <table:table-cell office:value-type="float" office:value="1.00053436304595" calcext:value-type="float">
            <text:p>1,00053436304595</text:p>
          </table:table-cell>
          <table:table-cell office:value-type="float" office:value="1.38395002402691" calcext:value-type="float">
            <text:p>1,38395002402691</text:p>
          </table:table-cell>
          <table:table-cell office:value-type="float" office:value="3.19984053014049" calcext:value-type="float">
            <text:p>3,19984053014049</text:p>
          </table:table-cell>
          <table:table-cell office:value-type="float" office:value="0.546769444" calcext:value-type="float">
            <text:p>0,5467694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12.03962264151" calcext:value-type="float">
            <text:p>2712,03962264151</text:p>
          </table:table-cell>
          <table:table-cell office:value-type="float" office:value="4.34493055555556" calcext:value-type="float">
            <text:p>4,34493055555556</text:p>
          </table:table-cell>
          <table:table-cell office:value-type="float" office:value="269" calcext:value-type="float">
            <text:p>269</text:p>
          </table:table-cell>
          <table:table-cell office:value-type="float" office:value="0.00442678378472585" calcext:value-type="float">
            <text:p>0,004426783784726</text:p>
          </table:table-cell>
          <table:table-cell office:value-type="float" office:value="0.039" calcext:value-type="float">
            <text:p>0,039</text:p>
          </table:table-cell>
          <table:table-cell office:value-type="float" office:value="0.0868888888888889" calcext:value-type="float">
            <text:p>0,086888888888889</text:p>
          </table:table-cell>
          <table:table-cell office:value-type="float" office:value="0.00614689654612159" calcext:value-type="float">
            <text:p>0,006146896546122</text:p>
          </table:table-cell>
          <table:table-cell office:value-type="float" office:value="0.767094954805526" calcext:value-type="float">
            <text:p>0,767094954805526</text:p>
          </table:table-cell>
          <table:table-cell office:value-type="float" office:value="1.03968647831604" calcext:value-type="float">
            <text:p>1,03968647831604</text:p>
          </table:table-cell>
          <table:table-cell office:value-type="float" office:value="1.59364216250131" calcext:value-type="float">
            <text:p>1,59364216250131</text:p>
          </table:table-cell>
          <table:table-cell office:value-type="float" office:value="3.40042359562287" calcext:value-type="float">
            <text:p>3,40042359562287</text:p>
          </table:table-cell>
          <table:table-cell office:value-type="float" office:value="1.530149426" calcext:value-type="float">
            <text:p>1,5301494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12.03962264151" calcext:value-type="float">
            <text:p>2712,03962264151</text:p>
          </table:table-cell>
          <table:table-cell office:value-type="float" office:value="4.34493055555556" calcext:value-type="float">
            <text:p>4,34493055555556</text:p>
          </table:table-cell>
          <table:table-cell office:value-type="float" office:value="269" calcext:value-type="float">
            <text:p>269</text:p>
          </table:table-cell>
          <table:table-cell office:value-type="float" office:value="0.00442678378472585" calcext:value-type="float">
            <text:p>0,004426783784726</text:p>
          </table:table-cell>
          <table:table-cell office:value-type="float" office:value="0.0245555555555556" calcext:value-type="float">
            <text:p>0,024555555555556</text:p>
          </table:table-cell>
          <table:table-cell office:value-type="float" office:value="0.054" calcext:value-type="float">
            <text:p>0,054</text:p>
          </table:table-cell>
          <table:table-cell office:value-type="float" office:value="0.00614689654612159" calcext:value-type="float">
            <text:p>0,006146896546122</text:p>
          </table:table-cell>
          <table:table-cell office:value-type="float" office:value="0.767094954805526" calcext:value-type="float">
            <text:p>0,767094954805526</text:p>
          </table:table-cell>
          <table:table-cell office:value-type="float" office:value="1.03968647831604" calcext:value-type="float">
            <text:p>1,03968647831604</text:p>
          </table:table-cell>
          <table:table-cell office:value-type="float" office:value="1.59364216250131" calcext:value-type="float">
            <text:p>1,59364216250131</text:p>
          </table:table-cell>
          <table:table-cell office:value-type="float" office:value="3.40042359562287" calcext:value-type="float">
            <text:p>3,40042359562287</text:p>
          </table:table-cell>
          <table:table-cell office:value-type="float" office:value="0.743621284" calcext:value-type="float">
            <text:p>0,7436212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12.03962264151" calcext:value-type="float">
            <text:p>2712,03962264151</text:p>
          </table:table-cell>
          <table:table-cell office:value-type="float" office:value="4.34493055555556" calcext:value-type="float">
            <text:p>4,34493055555556</text:p>
          </table:table-cell>
          <table:table-cell office:value-type="float" office:value="269" calcext:value-type="float">
            <text:p>269</text:p>
          </table:table-cell>
          <table:table-cell office:value-type="float" office:value="0.00442678378472585" calcext:value-type="float">
            <text:p>0,004426783784726</text:p>
          </table:table-cell>
          <table:table-cell office:value-type="float" office:value="0.0228888888888889" calcext:value-type="float">
            <text:p>0,022888888888889</text:p>
          </table:table-cell>
          <table:table-cell office:value-type="float" office:value="0.055" calcext:value-type="float">
            <text:p>0,055</text:p>
          </table:table-cell>
          <table:table-cell office:value-type="float" office:value="0.00614689654612159" calcext:value-type="float">
            <text:p>0,006146896546122</text:p>
          </table:table-cell>
          <table:table-cell office:value-type="float" office:value="0.767094954805526" calcext:value-type="float">
            <text:p>0,767094954805526</text:p>
          </table:table-cell>
          <table:table-cell office:value-type="float" office:value="1.03968647831604" calcext:value-type="float">
            <text:p>1,03968647831604</text:p>
          </table:table-cell>
          <table:table-cell office:value-type="float" office:value="1.59364216250131" calcext:value-type="float">
            <text:p>1,59364216250131</text:p>
          </table:table-cell>
          <table:table-cell office:value-type="float" office:value="3.40042359562287" calcext:value-type="float">
            <text:p>3,40042359562287</text:p>
          </table:table-cell>
          <table:table-cell office:value-type="float" office:value="0.728595941" calcext:value-type="float">
            <text:p>0,7285959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12.03962264151" calcext:value-type="float">
            <text:p>2712,03962264151</text:p>
          </table:table-cell>
          <table:table-cell office:value-type="float" office:value="4.34493055555556" calcext:value-type="float">
            <text:p>4,34493055555556</text:p>
          </table:table-cell>
          <table:table-cell office:value-type="float" office:value="269" calcext:value-type="float">
            <text:p>269</text:p>
          </table:table-cell>
          <table:table-cell office:value-type="float" office:value="0.00442678378472585" calcext:value-type="float">
            <text:p>0,004426783784726</text:p>
          </table:table-cell>
          <table:table-cell office:value-type="float" office:value="0.0194444444444444" calcext:value-type="float">
            <text:p>0,019444444444444</text:p>
          </table:table-cell>
          <table:table-cell office:value-type="float" office:value="0.0472222222222222" calcext:value-type="float">
            <text:p>0,047222222222222</text:p>
          </table:table-cell>
          <table:table-cell office:value-type="float" office:value="0.00614689654612159" calcext:value-type="float">
            <text:p>0,006146896546122</text:p>
          </table:table-cell>
          <table:table-cell office:value-type="float" office:value="0.767094954805526" calcext:value-type="float">
            <text:p>0,767094954805526</text:p>
          </table:table-cell>
          <table:table-cell office:value-type="float" office:value="1.03968647831604" calcext:value-type="float">
            <text:p>1,03968647831604</text:p>
          </table:table-cell>
          <table:table-cell office:value-type="float" office:value="1.59364216250131" calcext:value-type="float">
            <text:p>1,59364216250131</text:p>
          </table:table-cell>
          <table:table-cell office:value-type="float" office:value="3.40042359562287" calcext:value-type="float">
            <text:p>3,40042359562287</text:p>
          </table:table-cell>
          <table:table-cell office:value-type="float" office:value="0.613550668" calcext:value-type="float">
            <text:p>0,6135506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712.03962264151" calcext:value-type="float">
            <text:p>2712,03962264151</text:p>
          </table:table-cell>
          <table:table-cell office:value-type="float" office:value="4.34493055555556" calcext:value-type="float">
            <text:p>4,34493055555556</text:p>
          </table:table-cell>
          <table:table-cell office:value-type="float" office:value="269" calcext:value-type="float">
            <text:p>269</text:p>
          </table:table-cell>
          <table:table-cell office:value-type="float" office:value="0.00442678378472585" calcext:value-type="float">
            <text:p>0,004426783784726</text:p>
          </table:table-cell>
          <table:table-cell office:value-type="float" office:value="0.0201111111111111" calcext:value-type="float">
            <text:p>0,020111111111111</text:p>
          </table:table-cell>
          <table:table-cell office:value-type="float" office:value="0.0475555555555555" calcext:value-type="float">
            <text:p>0,047555555555556</text:p>
          </table:table-cell>
          <table:table-cell office:value-type="float" office:value="0.00614689654612159" calcext:value-type="float">
            <text:p>0,006146896546122</text:p>
          </table:table-cell>
          <table:table-cell office:value-type="float" office:value="0.767094954805526" calcext:value-type="float">
            <text:p>0,767094954805526</text:p>
          </table:table-cell>
          <table:table-cell office:value-type="float" office:value="1.03968647831604" calcext:value-type="float">
            <text:p>1,03968647831604</text:p>
          </table:table-cell>
          <table:table-cell office:value-type="float" office:value="1.59364216250131" calcext:value-type="float">
            <text:p>1,59364216250131</text:p>
          </table:table-cell>
          <table:table-cell office:value-type="float" office:value="3.40042359562287" calcext:value-type="float">
            <text:p>3,40042359562287</text:p>
          </table:table-cell>
          <table:table-cell office:value-type="float" office:value="0.613916337" calcext:value-type="float">
            <text:p>0,6139163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12.03962264151" calcext:value-type="float">
            <text:p>2712,03962264151</text:p>
          </table:table-cell>
          <table:table-cell office:value-type="float" office:value="5.01554722222222" calcext:value-type="float">
            <text:p>5,01554722222222</text:p>
          </table:table-cell>
          <table:table-cell office:value-type="float" office:value="269" calcext:value-type="float">
            <text:p>269</text:p>
          </table:table-cell>
          <table:table-cell office:value-type="float" office:value="0.00444605752654024" calcext:value-type="float">
            <text:p>0,00444605752654</text:p>
          </table:table-cell>
          <table:table-cell office:value-type="float" office:value="0.0283333333333333" calcext:value-type="float">
            <text:p>0,028333333333333</text:p>
          </table:table-cell>
          <table:table-cell office:value-type="float" office:value="0.054" calcext:value-type="float">
            <text:p>0,054</text:p>
          </table:table-cell>
          <table:table-cell office:value-type="float" office:value="0.0064533" calcext:value-type="float">
            <text:p>0,0064533</text:p>
          </table:table-cell>
          <table:table-cell office:value-type="float" office:value="0.885378692067778" calcext:value-type="float">
            <text:p>0,885378692067778</text:p>
          </table:table-cell>
          <table:table-cell office:value-type="float" office:value="1.172853197701" calcext:value-type="float">
            <text:p>1,172853197701</text:p>
          </table:table-cell>
          <table:table-cell office:value-type="float" office:value="1.60058070955449" calcext:value-type="float">
            <text:p>1,60058070955449</text:p>
          </table:table-cell>
          <table:table-cell office:value-type="float" office:value="3.65881259932326" calcext:value-type="float">
            <text:p>3,65881259932326</text:p>
          </table:table-cell>
          <table:table-cell office:value-type="float" office:value="1.183478774" calcext:value-type="float">
            <text:p>1,1834787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12.03962264151" calcext:value-type="float">
            <text:p>2712,03962264151</text:p>
          </table:table-cell>
          <table:table-cell office:value-type="float" office:value="5.01554722222222" calcext:value-type="float">
            <text:p>5,01554722222222</text:p>
          </table:table-cell>
          <table:table-cell office:value-type="float" office:value="269" calcext:value-type="float">
            <text:p>269</text:p>
          </table:table-cell>
          <table:table-cell office:value-type="float" office:value="0.00444605752654024" calcext:value-type="float">
            <text:p>0,00444605752654</text:p>
          </table:table-cell>
          <table:table-cell office:value-type="float" office:value="0.0264444444444444" calcext:value-type="float">
            <text:p>0,026444444444444</text:p>
          </table:table-cell>
          <table:table-cell office:value-type="float" office:value="0.052" calcext:value-type="float">
            <text:p>0,052</text:p>
          </table:table-cell>
          <table:table-cell office:value-type="float" office:value="0.0064533" calcext:value-type="float">
            <text:p>0,0064533</text:p>
          </table:table-cell>
          <table:table-cell office:value-type="float" office:value="0.885378692067778" calcext:value-type="float">
            <text:p>0,885378692067778</text:p>
          </table:table-cell>
          <table:table-cell office:value-type="float" office:value="1.172853197701" calcext:value-type="float">
            <text:p>1,172853197701</text:p>
          </table:table-cell>
          <table:table-cell office:value-type="float" office:value="1.60058070955449" calcext:value-type="float">
            <text:p>1,60058070955449</text:p>
          </table:table-cell>
          <table:table-cell office:value-type="float" office:value="3.65881259932326" calcext:value-type="float">
            <text:p>3,65881259932326</text:p>
          </table:table-cell>
          <table:table-cell office:value-type="float" office:value="0.854808608" calcext:value-type="float">
            <text:p>0,8548086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12.03962264151" calcext:value-type="float">
            <text:p>2712,03962264151</text:p>
          </table:table-cell>
          <table:table-cell office:value-type="float" office:value="5.01554722222222" calcext:value-type="float">
            <text:p>5,01554722222222</text:p>
          </table:table-cell>
          <table:table-cell office:value-type="float" office:value="269" calcext:value-type="float">
            <text:p>269</text:p>
          </table:table-cell>
          <table:table-cell office:value-type="float" office:value="0.00444605752654024" calcext:value-type="float">
            <text:p>0,00444605752654</text:p>
          </table:table-cell>
          <table:table-cell office:value-type="float" office:value="0.018" calcext:value-type="float">
            <text:p>0,018</text:p>
          </table:table-cell>
          <table:table-cell office:value-type="float" office:value="0.0351111111111111" calcext:value-type="float">
            <text:p>0,035111111111111</text:p>
          </table:table-cell>
          <table:table-cell office:value-type="float" office:value="0.0064533" calcext:value-type="float">
            <text:p>0,0064533</text:p>
          </table:table-cell>
          <table:table-cell office:value-type="float" office:value="0.885378692067778" calcext:value-type="float">
            <text:p>0,885378692067778</text:p>
          </table:table-cell>
          <table:table-cell office:value-type="float" office:value="1.172853197701" calcext:value-type="float">
            <text:p>1,172853197701</text:p>
          </table:table-cell>
          <table:table-cell office:value-type="float" office:value="1.60058070955449" calcext:value-type="float">
            <text:p>1,60058070955449</text:p>
          </table:table-cell>
          <table:table-cell office:value-type="float" office:value="3.65881259932326" calcext:value-type="float">
            <text:p>3,65881259932326</text:p>
          </table:table-cell>
          <table:table-cell office:value-type="float" office:value="0.568092808" calcext:value-type="float">
            <text:p>0,5680928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12.03962264151" calcext:value-type="float">
            <text:p>2712,03962264151</text:p>
          </table:table-cell>
          <table:table-cell office:value-type="float" office:value="5.01554722222222" calcext:value-type="float">
            <text:p>5,01554722222222</text:p>
          </table:table-cell>
          <table:table-cell office:value-type="float" office:value="269" calcext:value-type="float">
            <text:p>269</text:p>
          </table:table-cell>
          <table:table-cell office:value-type="float" office:value="0.00444605752654024" calcext:value-type="float">
            <text:p>0,00444605752654</text:p>
          </table:table-cell>
          <table:table-cell office:value-type="float" office:value="0.0204444444444444" calcext:value-type="float">
            <text:p>0,020444444444444</text:p>
          </table:table-cell>
          <table:table-cell office:value-type="float" office:value="0.0417777777777778" calcext:value-type="float">
            <text:p>0,041777777777778</text:p>
          </table:table-cell>
          <table:table-cell office:value-type="float" office:value="0.0064533" calcext:value-type="float">
            <text:p>0,0064533</text:p>
          </table:table-cell>
          <table:table-cell office:value-type="float" office:value="0.885378692067778" calcext:value-type="float">
            <text:p>0,885378692067778</text:p>
          </table:table-cell>
          <table:table-cell office:value-type="float" office:value="1.172853197701" calcext:value-type="float">
            <text:p>1,172853197701</text:p>
          </table:table-cell>
          <table:table-cell office:value-type="float" office:value="1.60058070955449" calcext:value-type="float">
            <text:p>1,60058070955449</text:p>
          </table:table-cell>
          <table:table-cell office:value-type="float" office:value="3.65881259932326" calcext:value-type="float">
            <text:p>3,65881259932326</text:p>
          </table:table-cell>
          <table:table-cell office:value-type="float" office:value="0.597061993" calcext:value-type="float">
            <text:p>0,5970619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712.03962264151" calcext:value-type="float">
            <text:p>2712,03962264151</text:p>
          </table:table-cell>
          <table:table-cell office:value-type="float" office:value="5.01554722222222" calcext:value-type="float">
            <text:p>5,01554722222222</text:p>
          </table:table-cell>
          <table:table-cell office:value-type="float" office:value="269" calcext:value-type="float">
            <text:p>269</text:p>
          </table:table-cell>
          <table:table-cell office:value-type="float" office:value="0.00444605752654024" calcext:value-type="float">
            <text:p>0,00444605752654</text:p>
          </table:table-cell>
          <table:table-cell office:value-type="float" office:value="0.0167777777777778" calcext:value-type="float">
            <text:p>0,016777777777778</text:p>
          </table:table-cell>
          <table:table-cell office:value-type="float" office:value="0.0326666666666667" calcext:value-type="float">
            <text:p>0,032666666666667</text:p>
          </table:table-cell>
          <table:table-cell office:value-type="float" office:value="0.0064533" calcext:value-type="float">
            <text:p>0,0064533</text:p>
          </table:table-cell>
          <table:table-cell office:value-type="float" office:value="0.885378692067778" calcext:value-type="float">
            <text:p>0,885378692067778</text:p>
          </table:table-cell>
          <table:table-cell office:value-type="float" office:value="1.172853197701" calcext:value-type="float">
            <text:p>1,172853197701</text:p>
          </table:table-cell>
          <table:table-cell office:value-type="float" office:value="1.60058070955449" calcext:value-type="float">
            <text:p>1,60058070955449</text:p>
          </table:table-cell>
          <table:table-cell office:value-type="float" office:value="3.65881259932326" calcext:value-type="float">
            <text:p>3,65881259932326</text:p>
          </table:table-cell>
          <table:table-cell office:value-type="float" office:value="0.487068601" calcext:value-type="float">
            <text:p>0,4870686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12.03962264151" calcext:value-type="float">
            <text:p>2712,03962264151</text:p>
          </table:table-cell>
          <table:table-cell office:value-type="float" office:value="4.92223333333333" calcext:value-type="float">
            <text:p>4,92223333333333</text:p>
          </table:table-cell>
          <table:table-cell office:value-type="float" office:value="269" calcext:value-type="float">
            <text:p>269</text:p>
          </table:table-cell>
          <table:table-cell office:value-type="float" office:value="0.00474912881240941" calcext:value-type="float">
            <text:p>0,004749128812409</text:p>
          </table:table-cell>
          <table:table-cell office:value-type="float" office:value="0.0207777777777778" calcext:value-type="float">
            <text:p>0,020777777777778</text:p>
          </table:table-cell>
          <table:table-cell office:value-type="float" office:value="0.0412222222222222" calcext:value-type="float">
            <text:p>0,041222222222222</text:p>
          </table:table-cell>
          <table:table-cell office:value-type="float" office:value="0.00566545210167715" calcext:value-type="float">
            <text:p>0,005665452101677</text:p>
          </table:table-cell>
          <table:table-cell office:value-type="float" office:value="0.868788555872193" calcext:value-type="float">
            <text:p>0,868788555872193</text:p>
          </table:table-cell>
          <table:table-cell office:value-type="float" office:value="1.03957399092175" calcext:value-type="float">
            <text:p>1,03957399092175</text:p>
          </table:table-cell>
          <table:table-cell office:value-type="float" office:value="1.70968637246739" calcext:value-type="float">
            <text:p>1,70968637246739</text:p>
          </table:table-cell>
          <table:table-cell office:value-type="float" office:value="3.61804891926133" calcext:value-type="float">
            <text:p>3,61804891926133</text:p>
          </table:table-cell>
          <table:table-cell office:value-type="float" office:value="1.075422198" calcext:value-type="float">
            <text:p>1,0754221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12.03962264151" calcext:value-type="float">
            <text:p>2712,03962264151</text:p>
          </table:table-cell>
          <table:table-cell office:value-type="float" office:value="4.92223333333333" calcext:value-type="float">
            <text:p>4,92223333333333</text:p>
          </table:table-cell>
          <table:table-cell office:value-type="float" office:value="269" calcext:value-type="float">
            <text:p>269</text:p>
          </table:table-cell>
          <table:table-cell office:value-type="float" office:value="0.00474912881240941" calcext:value-type="float">
            <text:p>0,004749128812409</text:p>
          </table:table-cell>
          <table:table-cell office:value-type="float" office:value="0.0171111111111111" calcext:value-type="float">
            <text:p>0,017111111111111</text:p>
          </table:table-cell>
          <table:table-cell office:value-type="float" office:value="0.0337777777777778" calcext:value-type="float">
            <text:p>0,033777777777778</text:p>
          </table:table-cell>
          <table:table-cell office:value-type="float" office:value="0.00566545210167715" calcext:value-type="float">
            <text:p>0,005665452101677</text:p>
          </table:table-cell>
          <table:table-cell office:value-type="float" office:value="0.868788555872193" calcext:value-type="float">
            <text:p>0,868788555872193</text:p>
          </table:table-cell>
          <table:table-cell office:value-type="float" office:value="1.03957399092175" calcext:value-type="float">
            <text:p>1,03957399092175</text:p>
          </table:table-cell>
          <table:table-cell office:value-type="float" office:value="1.70968637246739" calcext:value-type="float">
            <text:p>1,70968637246739</text:p>
          </table:table-cell>
          <table:table-cell office:value-type="float" office:value="3.61804891926133" calcext:value-type="float">
            <text:p>3,61804891926133</text:p>
          </table:table-cell>
          <table:table-cell office:value-type="float" office:value="0.591859962" calcext:value-type="float">
            <text:p>0,5918599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12.03962264151" calcext:value-type="float">
            <text:p>2712,03962264151</text:p>
          </table:table-cell>
          <table:table-cell office:value-type="float" office:value="4.92223333333333" calcext:value-type="float">
            <text:p>4,92223333333333</text:p>
          </table:table-cell>
          <table:table-cell office:value-type="float" office:value="269" calcext:value-type="float">
            <text:p>269</text:p>
          </table:table-cell>
          <table:table-cell office:value-type="float" office:value="0.00474912881240941" calcext:value-type="float">
            <text:p>0,004749128812409</text:p>
          </table:table-cell>
          <table:table-cell office:value-type="float" office:value="0.0164444444444444" calcext:value-type="float">
            <text:p>0,016444444444444</text:p>
          </table:table-cell>
          <table:table-cell office:value-type="float" office:value="0.0341111111111111" calcext:value-type="float">
            <text:p>0,034111111111111</text:p>
          </table:table-cell>
          <table:table-cell office:value-type="float" office:value="0.00566545210167715" calcext:value-type="float">
            <text:p>0,005665452101677</text:p>
          </table:table-cell>
          <table:table-cell office:value-type="float" office:value="0.868788555872193" calcext:value-type="float">
            <text:p>0,868788555872193</text:p>
          </table:table-cell>
          <table:table-cell office:value-type="float" office:value="1.03957399092175" calcext:value-type="float">
            <text:p>1,03957399092175</text:p>
          </table:table-cell>
          <table:table-cell office:value-type="float" office:value="1.70968637246739" calcext:value-type="float">
            <text:p>1,70968637246739</text:p>
          </table:table-cell>
          <table:table-cell office:value-type="float" office:value="3.61804891926133" calcext:value-type="float">
            <text:p>3,61804891926133</text:p>
          </table:table-cell>
          <table:table-cell office:value-type="float" office:value="0.542995887" calcext:value-type="float">
            <text:p>0,5429958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12.03962264151" calcext:value-type="float">
            <text:p>2712,03962264151</text:p>
          </table:table-cell>
          <table:table-cell office:value-type="float" office:value="4.92223333333333" calcext:value-type="float">
            <text:p>4,92223333333333</text:p>
          </table:table-cell>
          <table:table-cell office:value-type="float" office:value="269" calcext:value-type="float">
            <text:p>269</text:p>
          </table:table-cell>
          <table:table-cell office:value-type="float" office:value="0.00474912881240941" calcext:value-type="float">
            <text:p>0,004749128812409</text:p>
          </table:table-cell>
          <table:table-cell office:value-type="float" office:value="0.017" calcext:value-type="float">
            <text:p>0,017</text:p>
          </table:table-cell>
          <table:table-cell office:value-type="float" office:value="0.0355555555555556" calcext:value-type="float">
            <text:p>0,035555555555556</text:p>
          </table:table-cell>
          <table:table-cell office:value-type="float" office:value="0.00566545210167715" calcext:value-type="float">
            <text:p>0,005665452101677</text:p>
          </table:table-cell>
          <table:table-cell office:value-type="float" office:value="0.868788555872193" calcext:value-type="float">
            <text:p>0,868788555872193</text:p>
          </table:table-cell>
          <table:table-cell office:value-type="float" office:value="1.03957399092175" calcext:value-type="float">
            <text:p>1,03957399092175</text:p>
          </table:table-cell>
          <table:table-cell office:value-type="float" office:value="1.70968637246739" calcext:value-type="float">
            <text:p>1,70968637246739</text:p>
          </table:table-cell>
          <table:table-cell office:value-type="float" office:value="3.61804891926133" calcext:value-type="float">
            <text:p>3,61804891926133</text:p>
          </table:table-cell>
          <table:table-cell office:value-type="float" office:value="0.518181306" calcext:value-type="float">
            <text:p>0,5181813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712.03962264151" calcext:value-type="float">
            <text:p>2712,03962264151</text:p>
          </table:table-cell>
          <table:table-cell office:value-type="float" office:value="4.92223333333333" calcext:value-type="float">
            <text:p>4,92223333333333</text:p>
          </table:table-cell>
          <table:table-cell office:value-type="float" office:value="269" calcext:value-type="float">
            <text:p>269</text:p>
          </table:table-cell>
          <table:table-cell office:value-type="float" office:value="0.00474912881240941" calcext:value-type="float">
            <text:p>0,004749128812409</text:p>
          </table:table-cell>
          <table:table-cell office:value-type="float" office:value="0.0152222222222222" calcext:value-type="float">
            <text:p>0,015222222222222</text:p>
          </table:table-cell>
          <table:table-cell office:value-type="float" office:value="0.0304444444444444" calcext:value-type="float">
            <text:p>0,030444444444444</text:p>
          </table:table-cell>
          <table:table-cell office:value-type="float" office:value="0.00566545210167715" calcext:value-type="float">
            <text:p>0,005665452101677</text:p>
          </table:table-cell>
          <table:table-cell office:value-type="float" office:value="0.868788555872193" calcext:value-type="float">
            <text:p>0,868788555872193</text:p>
          </table:table-cell>
          <table:table-cell office:value-type="float" office:value="1.03957399092175" calcext:value-type="float">
            <text:p>1,03957399092175</text:p>
          </table:table-cell>
          <table:table-cell office:value-type="float" office:value="1.70968637246739" calcext:value-type="float">
            <text:p>1,70968637246739</text:p>
          </table:table-cell>
          <table:table-cell office:value-type="float" office:value="3.61804891926133" calcext:value-type="float">
            <text:p>3,61804891926133</text:p>
          </table:table-cell>
          <table:table-cell office:value-type="float" office:value="0.457995907" calcext:value-type="float">
            <text:p>0,4579959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41.82075471698" calcext:value-type="float">
            <text:p>2741,82075471698</text:p>
          </table:table-cell>
          <table:table-cell office:value-type="float" office:value="4.56894722222222" calcext:value-type="float">
            <text:p>4,56894722222222</text:p>
          </table:table-cell>
          <table:table-cell office:value-type="float" office:value="214" calcext:value-type="float">
            <text:p>214</text:p>
          </table:table-cell>
          <table:table-cell office:value-type="float" office:value="0.00358236913420645" calcext:value-type="float">
            <text:p>0,003582369134206</text:p>
          </table:table-cell>
          <table:table-cell office:value-type="float" office:value="0.0427777777777778" calcext:value-type="float">
            <text:p>0,042777777777778</text:p>
          </table:table-cell>
          <table:table-cell office:value-type="float" office:value="0.0692222222222222" calcext:value-type="float">
            <text:p>0,069222222222222</text:p>
          </table:table-cell>
          <table:table-cell office:value-type="float" office:value="0.00751438153563942" calcext:value-type="float">
            <text:p>0,007514381535639</text:p>
          </table:table-cell>
          <table:table-cell office:value-type="float" office:value="0.806830180742511" calcext:value-type="float">
            <text:p>0,806830180742511</text:p>
          </table:table-cell>
          <table:table-cell office:value-type="float" office:value="1.21719326969674" calcext:value-type="float">
            <text:p>1,21719326969674</text:p>
          </table:table-cell>
          <table:table-cell office:value-type="float" office:value="1.28965288831432" calcext:value-type="float">
            <text:p>1,28965288831432</text:p>
          </table:table-cell>
          <table:table-cell office:value-type="float" office:value="3.31367633875357" calcext:value-type="float">
            <text:p>3,31367633875357</text:p>
          </table:table-cell>
          <table:table-cell office:value-type="float" office:value="1.843155694" calcext:value-type="float">
            <text:p>1,8431556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41.82075471698" calcext:value-type="float">
            <text:p>2741,82075471698</text:p>
          </table:table-cell>
          <table:table-cell office:value-type="float" office:value="4.56894722222222" calcext:value-type="float">
            <text:p>4,56894722222222</text:p>
          </table:table-cell>
          <table:table-cell office:value-type="float" office:value="214" calcext:value-type="float">
            <text:p>214</text:p>
          </table:table-cell>
          <table:table-cell office:value-type="float" office:value="0.00358236913420645" calcext:value-type="float">
            <text:p>0,003582369134206</text:p>
          </table:table-cell>
          <table:table-cell office:value-type="float" office:value="0.0271111111111111" calcext:value-type="float">
            <text:p>0,027111111111111</text:p>
          </table:table-cell>
          <table:table-cell office:value-type="float" office:value="0.0424444444444444" calcext:value-type="float">
            <text:p>0,042444444444444</text:p>
          </table:table-cell>
          <table:table-cell office:value-type="float" office:value="0.00751438153563942" calcext:value-type="float">
            <text:p>0,007514381535639</text:p>
          </table:table-cell>
          <table:table-cell office:value-type="float" office:value="0.806830180742511" calcext:value-type="float">
            <text:p>0,806830180742511</text:p>
          </table:table-cell>
          <table:table-cell office:value-type="float" office:value="1.21719326969674" calcext:value-type="float">
            <text:p>1,21719326969674</text:p>
          </table:table-cell>
          <table:table-cell office:value-type="float" office:value="1.28965288831432" calcext:value-type="float">
            <text:p>1,28965288831432</text:p>
          </table:table-cell>
          <table:table-cell office:value-type="float" office:value="3.31367633875357" calcext:value-type="float">
            <text:p>3,31367633875357</text:p>
          </table:table-cell>
          <table:table-cell office:value-type="float" office:value="0.987214701" calcext:value-type="float">
            <text:p>0,9872147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41.82075471698" calcext:value-type="float">
            <text:p>2741,82075471698</text:p>
          </table:table-cell>
          <table:table-cell office:value-type="float" office:value="4.56894722222222" calcext:value-type="float">
            <text:p>4,56894722222222</text:p>
          </table:table-cell>
          <table:table-cell office:value-type="float" office:value="214" calcext:value-type="float">
            <text:p>214</text:p>
          </table:table-cell>
          <table:table-cell office:value-type="float" office:value="0.00358236913420645" calcext:value-type="float">
            <text:p>0,003582369134206</text:p>
          </table:table-cell>
          <table:table-cell office:value-type="float" office:value="0.0301111111111111" calcext:value-type="float">
            <text:p>0,030111111111111</text:p>
          </table:table-cell>
          <table:table-cell office:value-type="float" office:value="0.0477777777777778" calcext:value-type="float">
            <text:p>0,047777777777778</text:p>
          </table:table-cell>
          <table:table-cell office:value-type="float" office:value="0.00751438153563942" calcext:value-type="float">
            <text:p>0,007514381535639</text:p>
          </table:table-cell>
          <table:table-cell office:value-type="float" office:value="0.806830180742511" calcext:value-type="float">
            <text:p>0,806830180742511</text:p>
          </table:table-cell>
          <table:table-cell office:value-type="float" office:value="1.21719326969674" calcext:value-type="float">
            <text:p>1,21719326969674</text:p>
          </table:table-cell>
          <table:table-cell office:value-type="float" office:value="1.28965288831432" calcext:value-type="float">
            <text:p>1,28965288831432</text:p>
          </table:table-cell>
          <table:table-cell office:value-type="float" office:value="3.31367633875357" calcext:value-type="float">
            <text:p>3,31367633875357</text:p>
          </table:table-cell>
          <table:table-cell office:value-type="float" office:value="0.83853857" calcext:value-type="float">
            <text:p>0,838538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41.82075471698" calcext:value-type="float">
            <text:p>2741,82075471698</text:p>
          </table:table-cell>
          <table:table-cell office:value-type="float" office:value="4.56894722222222" calcext:value-type="float">
            <text:p>4,56894722222222</text:p>
          </table:table-cell>
          <table:table-cell office:value-type="float" office:value="214" calcext:value-type="float">
            <text:p>214</text:p>
          </table:table-cell>
          <table:table-cell office:value-type="float" office:value="0.00358236913420645" calcext:value-type="float">
            <text:p>0,003582369134206</text:p>
          </table:table-cell>
          <table:table-cell office:value-type="float" office:value="0.0183333333333333" calcext:value-type="float">
            <text:p>0,018333333333333</text:p>
          </table:table-cell>
          <table:table-cell office:value-type="float" office:value="0.0321111111111111" calcext:value-type="float">
            <text:p>0,032111111111111</text:p>
          </table:table-cell>
          <table:table-cell office:value-type="float" office:value="0.00751438153563942" calcext:value-type="float">
            <text:p>0,007514381535639</text:p>
          </table:table-cell>
          <table:table-cell office:value-type="float" office:value="0.806830180742511" calcext:value-type="float">
            <text:p>0,806830180742511</text:p>
          </table:table-cell>
          <table:table-cell office:value-type="float" office:value="1.21719326969674" calcext:value-type="float">
            <text:p>1,21719326969674</text:p>
          </table:table-cell>
          <table:table-cell office:value-type="float" office:value="1.28965288831432" calcext:value-type="float">
            <text:p>1,28965288831432</text:p>
          </table:table-cell>
          <table:table-cell office:value-type="float" office:value="3.31367633875357" calcext:value-type="float">
            <text:p>3,31367633875357</text:p>
          </table:table-cell>
          <table:table-cell office:value-type="float" office:value="0.618629968" calcext:value-type="float">
            <text:p>0,6186299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741.82075471698" calcext:value-type="float">
            <text:p>2741,82075471698</text:p>
          </table:table-cell>
          <table:table-cell office:value-type="float" office:value="4.56894722222222" calcext:value-type="float">
            <text:p>4,56894722222222</text:p>
          </table:table-cell>
          <table:table-cell office:value-type="float" office:value="214" calcext:value-type="float">
            <text:p>214</text:p>
          </table:table-cell>
          <table:table-cell office:value-type="float" office:value="0.00358236913420645" calcext:value-type="float">
            <text:p>0,003582369134206</text:p>
          </table:table-cell>
          <table:table-cell office:value-type="float" office:value="0.0193333333333333" calcext:value-type="float">
            <text:p>0,019333333333333</text:p>
          </table:table-cell>
          <table:table-cell office:value-type="float" office:value="0.0305555555555556" calcext:value-type="float">
            <text:p>0,030555555555556</text:p>
          </table:table-cell>
          <table:table-cell office:value-type="float" office:value="0.00751438153563942" calcext:value-type="float">
            <text:p>0,007514381535639</text:p>
          </table:table-cell>
          <table:table-cell office:value-type="float" office:value="0.806830180742511" calcext:value-type="float">
            <text:p>0,806830180742511</text:p>
          </table:table-cell>
          <table:table-cell office:value-type="float" office:value="1.21719326969674" calcext:value-type="float">
            <text:p>1,21719326969674</text:p>
          </table:table-cell>
          <table:table-cell office:value-type="float" office:value="1.28965288831432" calcext:value-type="float">
            <text:p>1,28965288831432</text:p>
          </table:table-cell>
          <table:table-cell office:value-type="float" office:value="3.31367633875357" calcext:value-type="float">
            <text:p>3,31367633875357</text:p>
          </table:table-cell>
          <table:table-cell office:value-type="float" office:value="0.555288706" calcext:value-type="float">
            <text:p>0,5552887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41.82075471698" calcext:value-type="float">
            <text:p>2741,82075471698</text:p>
          </table:table-cell>
          <table:table-cell office:value-type="float" office:value="4.38573333333333" calcext:value-type="float">
            <text:p>4,38573333333333</text:p>
          </table:table-cell>
          <table:table-cell office:value-type="float" office:value="205" calcext:value-type="float">
            <text:p>205</text:p>
          </table:table-cell>
          <table:table-cell office:value-type="float" office:value="0.00390374735582698" calcext:value-type="float">
            <text:p>0,003903747355827</text:p>
          </table:table-cell>
          <table:table-cell office:value-type="float" office:value="0.0163333333333333" calcext:value-type="float">
            <text:p>0,016333333333333</text:p>
          </table:table-cell>
          <table:table-cell office:value-type="float" office:value="0.028" calcext:value-type="float">
            <text:p>0,028</text:p>
          </table:table-cell>
          <table:table-cell office:value-type="float" office:value="0.00767615931341719" calcext:value-type="float">
            <text:p>0,007676159313417</text:p>
          </table:table-cell>
          <table:table-cell office:value-type="float" office:value="0.774558093553622" calcext:value-type="float">
            <text:p>0,774558093553622</text:p>
          </table:table-cell>
          <table:table-cell office:value-type="float" office:value="1.21959562664424" calcext:value-type="float">
            <text:p>1,21959562664424</text:p>
          </table:table-cell>
          <table:table-cell office:value-type="float" office:value="1.40534904809771" calcext:value-type="float">
            <text:p>1,40534904809771</text:p>
          </table:table-cell>
          <table:table-cell office:value-type="float" office:value="3.39950276829557" calcext:value-type="float">
            <text:p>3,39950276829557</text:p>
          </table:table-cell>
          <table:table-cell office:value-type="float" office:value="1.063604627" calcext:value-type="float">
            <text:p>1,0636046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41.82075471698" calcext:value-type="float">
            <text:p>2741,82075471698</text:p>
          </table:table-cell>
          <table:table-cell office:value-type="float" office:value="4.38573333333333" calcext:value-type="float">
            <text:p>4,38573333333333</text:p>
          </table:table-cell>
          <table:table-cell office:value-type="float" office:value="205" calcext:value-type="float">
            <text:p>205</text:p>
          </table:table-cell>
          <table:table-cell office:value-type="float" office:value="0.00390374735582698" calcext:value-type="float">
            <text:p>0,003903747355827</text:p>
          </table:table-cell>
          <table:table-cell office:value-type="float" office:value="0.0131111111111111" calcext:value-type="float">
            <text:p>0,013111111111111</text:p>
          </table:table-cell>
          <table:table-cell office:value-type="float" office:value="0.0207777777777778" calcext:value-type="float">
            <text:p>0,020777777777778</text:p>
          </table:table-cell>
          <table:table-cell office:value-type="float" office:value="0.00767615931341719" calcext:value-type="float">
            <text:p>0,007676159313417</text:p>
          </table:table-cell>
          <table:table-cell office:value-type="float" office:value="0.774558093553622" calcext:value-type="float">
            <text:p>0,774558093553622</text:p>
          </table:table-cell>
          <table:table-cell office:value-type="float" office:value="1.21959562664424" calcext:value-type="float">
            <text:p>1,21959562664424</text:p>
          </table:table-cell>
          <table:table-cell office:value-type="float" office:value="1.40534904809771" calcext:value-type="float">
            <text:p>1,40534904809771</text:p>
          </table:table-cell>
          <table:table-cell office:value-type="float" office:value="3.39950276829557" calcext:value-type="float">
            <text:p>3,39950276829557</text:p>
          </table:table-cell>
          <table:table-cell office:value-type="float" office:value="0.510484658" calcext:value-type="float">
            <text:p>0,5104846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41.82075471698" calcext:value-type="float">
            <text:p>2741,82075471698</text:p>
          </table:table-cell>
          <table:table-cell office:value-type="float" office:value="4.38573333333333" calcext:value-type="float">
            <text:p>4,38573333333333</text:p>
          </table:table-cell>
          <table:table-cell office:value-type="float" office:value="205" calcext:value-type="float">
            <text:p>205</text:p>
          </table:table-cell>
          <table:table-cell office:value-type="float" office:value="0.00390374735582698" calcext:value-type="float">
            <text:p>0,003903747355827</text:p>
          </table:table-cell>
          <table:table-cell office:value-type="float" office:value="0.0128888888888889" calcext:value-type="float">
            <text:p>0,012888888888889</text:p>
          </table:table-cell>
          <table:table-cell office:value-type="float" office:value="0.0208888888888889" calcext:value-type="float">
            <text:p>0,020888888888889</text:p>
          </table:table-cell>
          <table:table-cell office:value-type="float" office:value="0.00767615931341719" calcext:value-type="float">
            <text:p>0,007676159313417</text:p>
          </table:table-cell>
          <table:table-cell office:value-type="float" office:value="0.774558093553622" calcext:value-type="float">
            <text:p>0,774558093553622</text:p>
          </table:table-cell>
          <table:table-cell office:value-type="float" office:value="1.21959562664424" calcext:value-type="float">
            <text:p>1,21959562664424</text:p>
          </table:table-cell>
          <table:table-cell office:value-type="float" office:value="1.40534904809771" calcext:value-type="float">
            <text:p>1,40534904809771</text:p>
          </table:table-cell>
          <table:table-cell office:value-type="float" office:value="3.39950276829557" calcext:value-type="float">
            <text:p>3,39950276829557</text:p>
          </table:table-cell>
          <table:table-cell office:value-type="float" office:value="0.448048875" calcext:value-type="float">
            <text:p>0,4480488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41.82075471698" calcext:value-type="float">
            <text:p>2741,82075471698</text:p>
          </table:table-cell>
          <table:table-cell office:value-type="float" office:value="4.38573333333333" calcext:value-type="float">
            <text:p>4,38573333333333</text:p>
          </table:table-cell>
          <table:table-cell office:value-type="float" office:value="205" calcext:value-type="float">
            <text:p>205</text:p>
          </table:table-cell>
          <table:table-cell office:value-type="float" office:value="0.00390374735582698" calcext:value-type="float">
            <text:p>0,003903747355827</text:p>
          </table:table-cell>
          <table:table-cell office:value-type="float" office:value="0.0111111111111111" calcext:value-type="float">
            <text:p>0,011111111111111</text:p>
          </table:table-cell>
          <table:table-cell office:value-type="float" office:value="0.0186666666666667" calcext:value-type="float">
            <text:p>0,018666666666667</text:p>
          </table:table-cell>
          <table:table-cell office:value-type="float" office:value="0.00767615931341719" calcext:value-type="float">
            <text:p>0,007676159313417</text:p>
          </table:table-cell>
          <table:table-cell office:value-type="float" office:value="0.774558093553622" calcext:value-type="float">
            <text:p>0,774558093553622</text:p>
          </table:table-cell>
          <table:table-cell office:value-type="float" office:value="1.21959562664424" calcext:value-type="float">
            <text:p>1,21959562664424</text:p>
          </table:table-cell>
          <table:table-cell office:value-type="float" office:value="1.40534904809771" calcext:value-type="float">
            <text:p>1,40534904809771</text:p>
          </table:table-cell>
          <table:table-cell office:value-type="float" office:value="3.39950276829557" calcext:value-type="float">
            <text:p>3,39950276829557</text:p>
          </table:table-cell>
          <table:table-cell office:value-type="float" office:value="0.432293137" calcext:value-type="float">
            <text:p>0,4322931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741.82075471698" calcext:value-type="float">
            <text:p>2741,82075471698</text:p>
          </table:table-cell>
          <table:table-cell office:value-type="float" office:value="4.38573333333333" calcext:value-type="float">
            <text:p>4,38573333333333</text:p>
          </table:table-cell>
          <table:table-cell office:value-type="float" office:value="205" calcext:value-type="float">
            <text:p>205</text:p>
          </table:table-cell>
          <table:table-cell office:value-type="float" office:value="0.00390374735582698" calcext:value-type="float">
            <text:p>0,003903747355827</text:p>
          </table:table-cell>
          <table:table-cell office:value-type="float" office:value="0.0122222222222222" calcext:value-type="float">
            <text:p>0,012222222222222</text:p>
          </table:table-cell>
          <table:table-cell office:value-type="float" office:value="0.0192222222222222" calcext:value-type="float">
            <text:p>0,019222222222222</text:p>
          </table:table-cell>
          <table:table-cell office:value-type="float" office:value="0.00767615931341719" calcext:value-type="float">
            <text:p>0,007676159313417</text:p>
          </table:table-cell>
          <table:table-cell office:value-type="float" office:value="0.774558093553622" calcext:value-type="float">
            <text:p>0,774558093553622</text:p>
          </table:table-cell>
          <table:table-cell office:value-type="float" office:value="1.21959562664424" calcext:value-type="float">
            <text:p>1,21959562664424</text:p>
          </table:table-cell>
          <table:table-cell office:value-type="float" office:value="1.40534904809771" calcext:value-type="float">
            <text:p>1,40534904809771</text:p>
          </table:table-cell>
          <table:table-cell office:value-type="float" office:value="3.39950276829557" calcext:value-type="float">
            <text:p>3,39950276829557</text:p>
          </table:table-cell>
          <table:table-cell office:value-type="float" office:value="0.386013836" calcext:value-type="float">
            <text:p>0,386013836</text:p>
          </table:table-cell>
        </table:table-row>
        <table:table-row table:style-name="ro1" table:number-rows-repeated="4">
          <table:table-cell table:number-columns-repeated="5"/>
          <table:table-cell table:style-name="ce1" table:number-columns-repeated="2"/>
          <table:table-cell table:number-columns-repeated="8"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7"/>
        </table:table-row>
        <table:table-row table:style-name="ro1" table:number-rows-repeated="9">
          <table:table-cell table:number-columns-repeated="5"/>
          <table:table-cell table:style-name="ce1" table:number-columns-repeated="2"/>
          <table:table-cell table:number-columns-repeated="8"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7"/>
        </table:table-row>
      </table:table>
      <table:table table:name="HPPM_MSTRG_AVG" table:style-name="ta1">
        <table:table-column table:style-name="co1" table:number-columns-repeated="6" table:default-cell-style-name="Default"/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upper_thr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table:style-name="Default"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  <table:table-cell/>
        </table:table-row>
        <table:table-row table:style-name="ro1">
          <table:table-cell table:formula="of:=AVERAGE([HPPM_MSTRG.A2:.A6])" office:value-type="float" office:value="100" calcext:value-type="float">
            <text:p>100</text:p>
          </table:table-cell>
          <table:table-cell table:formula="of:=AVERAGE([HPPM_MSTRG.B2:.B6])" office:value-type="float" office:value="290" calcext:value-type="float">
            <text:p>290</text:p>
          </table:table-cell>
          <table:table-cell table:formula="of:=AVERAGE([HPPM_MSTRG.C2:.C6])" office:value-type="float" office:value="0.7" calcext:value-type="float">
            <text:p>0,7</text:p>
          </table:table-cell>
          <table:table-cell table:formula="of:=AVERAGE([HPPM_MSTRG.D2:.D6])" office:value-type="float" office:value="2712.03962264151" calcext:value-type="float">
            <text:p>2712,03962264151</text:p>
          </table:table-cell>
          <table:table-cell table:formula="of:=AVERAGE([HPPM_MSTRG.E2:.E6])" office:value-type="float" office:value="4.61920277777778" calcext:value-type="float">
            <text:p>4,61920277777778</text:p>
          </table:table-cell>
          <table:table-cell table:formula="of:=AVERAGE([HPPM_MSTRG.F2:.F6])" office:value-type="float" office:value="269" calcext:value-type="float">
            <text:p>269</text:p>
          </table:table-cell>
          <table:table-cell table:formula="of:=AVERAGE([HPPM_MSTRG.G2:.G6])" office:value-type="float" office:value="0.00384430562229697" calcext:value-type="float">
            <text:p>3,84E-03</text:p>
          </table:table-cell>
          <table:table-cell table:formula="of:=AVERAGE([HPPM_MSTRG.H2:.H6])" office:value-type="float" office:value="0.0282666666666667" calcext:value-type="float">
            <text:p>2,83E-02</text:p>
          </table:table-cell>
          <table:table-cell table:formula="of:=AVERAGE([HPPM_MSTRG.I2:.I6])" office:value-type="float" office:value="0.0463111111111111" calcext:value-type="float">
            <text:p>0,046311111111111</text:p>
          </table:table-cell>
          <table:table-cell table:formula="of:=AVERAGE([HPPM_MSTRG.J2:.J6])" office:value-type="float" office:value="0.00561936100628931" calcext:value-type="float">
            <text:p>0,005619361006289</text:p>
          </table:table-cell>
          <table:table-cell table:style-name="ce1" table:formula="of:=AVERAGE([HPPM_MSTRG.K2:.K6])" office:value-type="float" office:value="0.815356143067631" calcext:value-type="float">
            <text:p>8,15E-01</text:p>
          </table:table-cell>
          <table:table-cell table:formula="of:=AVERAGE([HPPM_MSTRG.L2:.L6])" office:value-type="float" office:value="1.00053436304595" calcext:value-type="float">
            <text:p>1,00053436304595</text:p>
          </table:table-cell>
          <table:table-cell table:formula="of:=AVERAGE([HPPM_MSTRG.M2:.M6])" office:value-type="float" office:value="1.38395002402691" calcext:value-type="float">
            <text:p>1,38395002402691</text:p>
          </table:table-cell>
          <table:table-cell table:formula="of:=AVERAGE([HPPM_MSTRG.N2:.N6])" office:value-type="float" office:value="3.19984053014049" calcext:value-type="float">
            <text:p>3,19984053014049</text:p>
          </table:table-cell>
          <table:table-cell table:formula="of:=AVERAGE([HPPM_MSTRG.O2:.O6])" office:value-type="float" office:value="0.7256719996" calcext:value-type="float">
            <text:p>0,7256719996</text:p>
          </table:table-cell>
          <table:table-cell table:formula="of:=[.G2]*100" office:value-type="float" office:value="0.384430562229697" calcext:value-type="float">
            <text:p>0,384430562229697</text:p>
          </table:table-cell>
        </table:table-row>
        <table:table-row table:style-name="ro1">
          <table:table-cell table:formula="of:=AVERAGE([HPPM_MSTRG.A7:.A11])" office:value-type="float" office:value="100" calcext:value-type="float">
            <text:p>100</text:p>
          </table:table-cell>
          <table:table-cell table:formula="of:=AVERAGE([HPPM_MSTRG.B7:.B11])" office:value-type="float" office:value="290" calcext:value-type="float">
            <text:p>290</text:p>
          </table:table-cell>
          <table:table-cell table:formula="of:=AVERAGE([HPPM_MSTRG.C7:.C11])" office:value-type="float" office:value="0.75" calcext:value-type="float">
            <text:p>0,75</text:p>
          </table:table-cell>
          <table:table-cell table:formula="of:=AVERAGE([HPPM_MSTRG.D7:.D11])" office:value-type="float" office:value="2712.03962264151" calcext:value-type="float">
            <text:p>2712,03962264151</text:p>
          </table:table-cell>
          <table:table-cell table:formula="of:=AVERAGE([HPPM_MSTRG.E7:.E11])" office:value-type="float" office:value="4.34493055555556" calcext:value-type="float">
            <text:p>4,34493055555556</text:p>
          </table:table-cell>
          <table:table-cell table:formula="of:=AVERAGE([HPPM_MSTRG.F7:.F11])" office:value-type="float" office:value="269" calcext:value-type="float">
            <text:p>269</text:p>
          </table:table-cell>
          <table:table-cell table:style-name="Default" table:formula="of:=AVERAGE([HPPM_MSTRG.G7:.G11])" office:value-type="float" office:value="0.00442678378472585" calcext:value-type="float">
            <text:p>0,004426783784726</text:p>
          </table:table-cell>
          <table:table-cell table:formula="of:=AVERAGE([HPPM_MSTRG.H7:.H11])" office:value-type="float" office:value="0.0252" calcext:value-type="float">
            <text:p>2,52E-02</text:p>
          </table:table-cell>
          <table:table-cell table:style-name="ce1" table:formula="of:=AVERAGE([HPPM_MSTRG.I7:.I11])" office:value-type="float" office:value="0.0581333333333333" calcext:value-type="float">
            <text:p>5,81E-02</text:p>
          </table:table-cell>
          <table:table-cell table:formula="of:=AVERAGE([HPPM_MSTRG.J7:.J11])" office:value-type="float" office:value="0.00614689654612159" calcext:value-type="float">
            <text:p>0,006146896546122</text:p>
          </table:table-cell>
          <table:table-cell table:formula="of:=AVERAGE([HPPM_MSTRG.K7:.K11])" office:value-type="float" office:value="0.767094954805526" calcext:value-type="float">
            <text:p>0,767094954805526</text:p>
          </table:table-cell>
          <table:table-cell table:formula="of:=AVERAGE([HPPM_MSTRG.L7:.L11])" office:value-type="float" office:value="1.03968647831604" calcext:value-type="float">
            <text:p>1,03968647831604</text:p>
          </table:table-cell>
          <table:table-cell table:formula="of:=AVERAGE([HPPM_MSTRG.M7:.M11])" office:value-type="float" office:value="1.59364216250131" calcext:value-type="float">
            <text:p>1,59364216250131</text:p>
          </table:table-cell>
          <table:table-cell table:formula="of:=AVERAGE([HPPM_MSTRG.N7:.N11])" office:value-type="float" office:value="3.40042359562287" calcext:value-type="float">
            <text:p>3,40042359562287</text:p>
          </table:table-cell>
          <table:table-cell table:formula="of:=AVERAGE([HPPM_MSTRG.O7:.O11])" office:value-type="float" office:value="0.8459667312" calcext:value-type="float">
            <text:p>0,8459667312</text:p>
          </table:table-cell>
          <table:table-cell table:formula="of:=[.G3]*100" office:value-type="float" office:value="0.442678378472585" calcext:value-type="float">
            <text:p>0,442678378472585</text:p>
          </table:table-cell>
        </table:table-row>
        <table:table-row table:style-name="ro1">
          <table:table-cell table:formula="of:=AVERAGE([HPPM_MSTRG.A12:.A16])" office:value-type="float" office:value="100" calcext:value-type="float">
            <text:p>100</text:p>
          </table:table-cell>
          <table:table-cell table:formula="of:=AVERAGE([HPPM_MSTRG.B12:.B16])" office:value-type="float" office:value="290" calcext:value-type="float">
            <text:p>290</text:p>
          </table:table-cell>
          <table:table-cell table:formula="of:=AVERAGE([HPPM_MSTRG.C12:.C16])" office:value-type="float" office:value="0.8" calcext:value-type="float">
            <text:p>0,8</text:p>
          </table:table-cell>
          <table:table-cell table:formula="of:=AVERAGE([HPPM_MSTRG.D12:.D16])" office:value-type="float" office:value="2712.03962264151" calcext:value-type="float">
            <text:p>2712,03962264151</text:p>
          </table:table-cell>
          <table:table-cell table:formula="of:=AVERAGE([HPPM_MSTRG.E12:.E16])" office:value-type="float" office:value="5.01554722222222" calcext:value-type="float">
            <text:p>5,01554722222222</text:p>
          </table:table-cell>
          <table:table-cell table:formula="of:=AVERAGE([HPPM_MSTRG.F12:.F16])" office:value-type="float" office:value="269" calcext:value-type="float">
            <text:p>269</text:p>
          </table:table-cell>
          <table:table-cell table:formula="of:=AVERAGE([HPPM_MSTRG.G12:.G16])" office:value-type="float" office:value="0.00444605752654024" calcext:value-type="float">
            <text:p>4,45E-03</text:p>
          </table:table-cell>
          <table:table-cell table:formula="of:=AVERAGE([HPPM_MSTRG.H12:.H16])" office:value-type="float" office:value="0.022" calcext:value-type="float">
            <text:p>2,20E-02</text:p>
          </table:table-cell>
          <table:table-cell table:formula="of:=AVERAGE([HPPM_MSTRG.I12:.I16])" office:value-type="float" office:value="0.0431111111111111" calcext:value-type="float">
            <text:p>0,043111111111111</text:p>
          </table:table-cell>
          <table:table-cell table:formula="of:=AVERAGE([HPPM_MSTRG.J12:.J16])" office:value-type="float" office:value="0.0064533" calcext:value-type="float">
            <text:p>0,0064533</text:p>
          </table:table-cell>
          <table:table-cell table:formula="of:=AVERAGE([HPPM_MSTRG.K12:.K16])" office:value-type="float" office:value="0.885378692067778" calcext:value-type="float">
            <text:p>0,885378692067778</text:p>
          </table:table-cell>
          <table:table-cell table:formula="of:=AVERAGE([HPPM_MSTRG.L12:.L16])" office:value-type="float" office:value="1.172853197701" calcext:value-type="float">
            <text:p>1,172853197701</text:p>
          </table:table-cell>
          <table:table-cell table:formula="of:=AVERAGE([HPPM_MSTRG.M12:.M16])" office:value-type="float" office:value="1.60058070955449" calcext:value-type="float">
            <text:p>1,60058070955449</text:p>
          </table:table-cell>
          <table:table-cell table:formula="of:=AVERAGE([HPPM_MSTRG.N12:.N16])" office:value-type="float" office:value="3.65881259932326" calcext:value-type="float">
            <text:p>3,65881259932326</text:p>
          </table:table-cell>
          <table:table-cell table:formula="of:=AVERAGE([HPPM_MSTRG.O12:.O16])" office:value-type="float" office:value="0.7381021568" calcext:value-type="float">
            <text:p>0,7381021568</text:p>
          </table:table-cell>
          <table:table-cell table:formula="of:=[.G4]*100" office:value-type="float" office:value="0.444605752654024" calcext:value-type="float">
            <text:p>0,444605752654024</text:p>
          </table:table-cell>
        </table:table-row>
        <table:table-row table:style-name="ro1">
          <table:table-cell table:formula="of:=AVERAGE([HPPM_MSTRG.A17:.A21])" office:value-type="float" office:value="100" calcext:value-type="float">
            <text:p>100</text:p>
          </table:table-cell>
          <table:table-cell table:formula="of:=AVERAGE([HPPM_MSTRG.B17:.B21])" office:value-type="float" office:value="290" calcext:value-type="float">
            <text:p>290</text:p>
          </table:table-cell>
          <table:table-cell table:formula="of:=AVERAGE([HPPM_MSTRG.C17:.C21])" office:value-type="float" office:value="0.85" calcext:value-type="float">
            <text:p>0,85</text:p>
          </table:table-cell>
          <table:table-cell table:formula="of:=AVERAGE([HPPM_MSTRG.D17:.D21])" office:value-type="float" office:value="2712.03962264151" calcext:value-type="float">
            <text:p>2712,03962264151</text:p>
          </table:table-cell>
          <table:table-cell table:formula="of:=AVERAGE([HPPM_MSTRG.E17:.E21])" office:value-type="float" office:value="4.92223333333333" calcext:value-type="float">
            <text:p>4,92223333333333</text:p>
          </table:table-cell>
          <table:table-cell table:formula="of:=AVERAGE([HPPM_MSTRG.F17:.F21])" office:value-type="float" office:value="269" calcext:value-type="float">
            <text:p>269</text:p>
          </table:table-cell>
          <table:table-cell table:formula="of:=AVERAGE([HPPM_MSTRG.G17:.G21])" office:value-type="float" office:value="0.00474912881240941" calcext:value-type="float">
            <text:p>4,75E-03</text:p>
          </table:table-cell>
          <table:table-cell table:formula="of:=AVERAGE([HPPM_MSTRG.H17:.H21])" office:value-type="float" office:value="0.0173111111111111" calcext:value-type="float">
            <text:p>1,73E-02</text:p>
          </table:table-cell>
          <table:table-cell table:formula="of:=AVERAGE([HPPM_MSTRG.I17:.I21])" office:value-type="float" office:value="0.0350222222222222" calcext:value-type="float">
            <text:p>0,035022222222222</text:p>
          </table:table-cell>
          <table:table-cell table:formula="of:=AVERAGE([HPPM_MSTRG.J17:.J21])" office:value-type="float" office:value="0.00566545210167715" calcext:value-type="float">
            <text:p>0,005665452101677</text:p>
          </table:table-cell>
          <table:table-cell table:formula="of:=AVERAGE([HPPM_MSTRG.K17:.K21])" office:value-type="float" office:value="0.868788555872193" calcext:value-type="float">
            <text:p>0,868788555872193</text:p>
          </table:table-cell>
          <table:table-cell table:formula="of:=AVERAGE([HPPM_MSTRG.L17:.L21])" office:value-type="float" office:value="1.03957399092175" calcext:value-type="float">
            <text:p>1,03957399092175</text:p>
          </table:table-cell>
          <table:table-cell table:formula="of:=AVERAGE([HPPM_MSTRG.M17:.M21])" office:value-type="float" office:value="1.70968637246739" calcext:value-type="float">
            <text:p>1,70968637246739</text:p>
          </table:table-cell>
          <table:table-cell table:formula="of:=AVERAGE([HPPM_MSTRG.N17:.N21])" office:value-type="float" office:value="3.61804891926133" calcext:value-type="float">
            <text:p>3,61804891926133</text:p>
          </table:table-cell>
          <table:table-cell table:formula="of:=AVERAGE([HPPM_MSTRG.O17:.O21])" office:value-type="float" office:value="0.637291052" calcext:value-type="float">
            <text:p>0,637291052</text:p>
          </table:table-cell>
          <table:table-cell table:formula="of:=[.G5]*100" office:value-type="float" office:value="0.474912881240941" calcext:value-type="float">
            <text:p>0,474912881240941</text:p>
          </table:table-cell>
        </table:table-row>
        <table:table-row table:style-name="ro1">
          <table:table-cell table:formula="of:=AVERAGE([HPPM_MSTRG.A22:.A26])" office:value-type="float" office:value="100" calcext:value-type="float">
            <text:p>100</text:p>
          </table:table-cell>
          <table:table-cell table:formula="of:=AVERAGE([HPPM_MSTRG.B22:.B26])" office:value-type="float" office:value="290" calcext:value-type="float">
            <text:p>290</text:p>
          </table:table-cell>
          <table:table-cell table:formula="of:=AVERAGE([HPPM_MSTRG.C22:.C26])" office:value-type="float" office:value="0.9" calcext:value-type="float">
            <text:p>0,9</text:p>
          </table:table-cell>
          <table:table-cell table:formula="of:=AVERAGE([HPPM_MSTRG.D22:.D26])" office:value-type="float" office:value="2741.82075471698" calcext:value-type="float">
            <text:p>2741,82075471698</text:p>
          </table:table-cell>
          <table:table-cell table:formula="of:=AVERAGE([HPPM_MSTRG.E22:.E26])" office:value-type="float" office:value="4.56894722222222" calcext:value-type="float">
            <text:p>4,56894722222222</text:p>
          </table:table-cell>
          <table:table-cell table:formula="of:=AVERAGE([HPPM_MSTRG.F22:.F26])" office:value-type="float" office:value="214" calcext:value-type="float">
            <text:p>214</text:p>
          </table:table-cell>
          <table:table-cell table:formula="of:=AVERAGE([HPPM_MSTRG.G22:.G26])" office:value-type="float" office:value="0.00358236913420645" calcext:value-type="float">
            <text:p>3,58E-03</text:p>
          </table:table-cell>
          <table:table-cell table:formula="of:=AVERAGE([HPPM_MSTRG.H22:.H26])" office:value-type="float" office:value="0.0275333333333333" calcext:value-type="float">
            <text:p>2,75E-02</text:p>
          </table:table-cell>
          <table:table-cell table:formula="of:=AVERAGE([HPPM_MSTRG.I22:.I26])" office:value-type="float" office:value="0.0444222222222222" calcext:value-type="float">
            <text:p>0,044422222222222</text:p>
          </table:table-cell>
          <table:table-cell table:formula="of:=AVERAGE([HPPM_MSTRG.J22:.J26])" office:value-type="float" office:value="0.00751438153563942" calcext:value-type="float">
            <text:p>0,007514381535639</text:p>
          </table:table-cell>
          <table:table-cell table:formula="of:=AVERAGE([HPPM_MSTRG.K22:.K26])" office:value-type="float" office:value="0.806830180742511" calcext:value-type="float">
            <text:p>0,806830180742511</text:p>
          </table:table-cell>
          <table:table-cell table:formula="of:=AVERAGE([HPPM_MSTRG.L22:.L26])" office:value-type="float" office:value="1.21719326969674" calcext:value-type="float">
            <text:p>1,21719326969674</text:p>
          </table:table-cell>
          <table:table-cell table:formula="of:=AVERAGE([HPPM_MSTRG.M22:.M26])" office:value-type="float" office:value="1.28965288831432" calcext:value-type="float">
            <text:p>1,28965288831432</text:p>
          </table:table-cell>
          <table:table-cell table:formula="of:=AVERAGE([HPPM_MSTRG.N22:.N26])" office:value-type="float" office:value="3.31367633875357" calcext:value-type="float">
            <text:p>3,31367633875357</text:p>
          </table:table-cell>
          <table:table-cell table:formula="of:=AVERAGE([HPPM_MSTRG.O22:.O26])" office:value-type="float" office:value="0.9685655278" calcext:value-type="float">
            <text:p>0,9685655278</text:p>
          </table:table-cell>
          <table:table-cell table:formula="of:=[.G6]*100" office:value-type="float" office:value="0.358236913420645" calcext:value-type="float">
            <text:p>0,358236913420645</text:p>
          </table:table-cell>
        </table:table-row>
        <table:table-row table:style-name="ro1">
          <table:table-cell table:formula="of:=AVERAGE([HPPM_MSTRG.A27:.A31])" office:value-type="float" office:value="100" calcext:value-type="float">
            <text:p>100</text:p>
          </table:table-cell>
          <table:table-cell table:formula="of:=AVERAGE([HPPM_MSTRG.B7:.B11])" office:value-type="float" office:value="290" calcext:value-type="float">
            <text:p>290</text:p>
          </table:table-cell>
          <table:table-cell table:formula="of:=AVERAGE([HPPM_MSTRG.C27:.C31])" office:value-type="float" office:value="0.95" calcext:value-type="float">
            <text:p>0,95</text:p>
          </table:table-cell>
          <table:table-cell table:formula="of:=AVERAGE([HPPM_MSTRG.D27:.D31])" office:value-type="float" office:value="2741.82075471698" calcext:value-type="float">
            <text:p>2741,82075471698</text:p>
          </table:table-cell>
          <table:table-cell table:formula="of:=AVERAGE([HPPM_MSTRG.E27:.E31])" office:value-type="float" office:value="4.38573333333333" calcext:value-type="float">
            <text:p>4,38573333333333</text:p>
          </table:table-cell>
          <table:table-cell table:formula="of:=AVERAGE([HPPM_MSTRG.F27:.F31])" office:value-type="float" office:value="205" calcext:value-type="float">
            <text:p>205</text:p>
          </table:table-cell>
          <table:table-cell table:formula="of:=AVERAGE([HPPM_MSTRG.G27:.G31])" office:value-type="float" office:value="0.00390374735582698" calcext:value-type="float">
            <text:p>3,90E-03</text:p>
          </table:table-cell>
          <table:table-cell table:formula="of:=AVERAGE([HPPM_MSTRG.H27:.H31])" office:value-type="float" office:value="0.0131333333333333" calcext:value-type="float">
            <text:p>1,31E-02</text:p>
          </table:table-cell>
          <table:table-cell table:formula="of:=AVERAGE([HPPM_MSTRG.I27:.I31])" office:value-type="float" office:value="0.0215111111111111" calcext:value-type="float">
            <text:p>0,021511111111111</text:p>
          </table:table-cell>
          <table:table-cell table:style-name="ce1" table:formula="of:=AVERAGE([HPPM_MSTRG.J27:.J31])" office:value-type="float" office:value="0.00767615931341719" calcext:value-type="float">
            <text:p>7,68E-03</text:p>
          </table:table-cell>
          <table:table-cell table:formula="of:=AVERAGE([HPPM_MSTRG.K27:.K31])" office:value-type="float" office:value="0.774558093553622" calcext:value-type="float">
            <text:p>0,774558093553622</text:p>
          </table:table-cell>
          <table:table-cell table:formula="of:=AVERAGE([HPPM_MSTRG.L27:.L31])" office:value-type="float" office:value="1.21959562664424" calcext:value-type="float">
            <text:p>1,21959562664424</text:p>
          </table:table-cell>
          <table:table-cell table:formula="of:=AVERAGE([HPPM_MSTRG.M27:.M31])" office:value-type="float" office:value="1.40534904809771" calcext:value-type="float">
            <text:p>1,40534904809771</text:p>
          </table:table-cell>
          <table:table-cell table:formula="of:=AVERAGE([HPPM_MSTRG.N27:.N31])" office:value-type="float" office:value="3.39950276829557" calcext:value-type="float">
            <text:p>3,39950276829557</text:p>
          </table:table-cell>
          <table:table-cell table:formula="of:=AVERAGE([HPPM_MSTRG.O27:.O31])" office:value-type="float" office:value="0.5680890266" calcext:value-type="float">
            <text:p>0,5680890266</text:p>
          </table:table-cell>
          <table:table-cell table:formula="of:=[.G7]*100" office:value-type="float" office:value="0.390374735582698" calcext:value-type="float">
            <text:p>0,390374735582698</text:p>
          </table:table-cell>
        </table:table-row>
        <table:table-row table:style-name="ro1" table:number-rows-repeated="2">
          <table:table-cell table:number-columns-repeated="5"/>
          <table:table-cell table:style-name="ce1"/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number-columns-repeated="5"/>
          <table:table-cell table:style-name="ce1"/>
          <table:table-cell table:number-columns-repeated="3"/>
          <table:table-cell table:style-name="ce1"/>
          <table:table-cell table:number-columns-repeated="6"/>
        </table:table-row>
      </table:table>
      <table:table table:name="NO_STORAGE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upper_thr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table:style-name="Default"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642.5591156265" calcext:value-type="float">
            <text:p>2642,5591156265</text:p>
          </table:table-cell>
          <table:table-cell office:value-type="float" office:value="3.45934444444444" calcext:value-type="float">
            <text:p>3,45934444444444</text:p>
          </table:table-cell>
          <table:table-cell office:value-type="float" office:value="9" calcext:value-type="float">
            <text:p>9</text:p>
          </table:table-cell>
          <table:table-cell office:value-type="float" office:value="0.0000193286436634967" calcext:value-type="float">
            <text:p>1,93E-05</text:p>
          </table:table-cell>
          <table:table-cell table:style-name="ce1" office:value-type="float" office:value="0.000888888888888889" calcext:value-type="float">
            <text:p>8,89E-04</text:p>
          </table:table-cell>
          <table:table-cell office:value-type="float" office:value="0.00255555555555556" calcext:value-type="float">
            <text:p>0,002555555555556</text:p>
          </table:table-cell>
          <table:table-cell office:value-type="float" office:value="0.0285081085838412" calcext:value-type="float">
            <text:p>0,028508108583841</text:p>
          </table:table-cell>
          <table:table-cell office:value-type="float" office:value="0.614908405098887" calcext:value-type="float">
            <text:p>0,614908405098887</text:p>
          </table:table-cell>
          <table:table-cell office:value-type="float" office:value="5.94193899869153" calcext:value-type="float">
            <text:p>5,94193899869153</text:p>
          </table:table-cell>
          <table:table-cell office:value-type="float" office:value="0.00695831171885882" calcext:value-type="float">
            <text:p>0,006958311718859</text:p>
          </table:table-cell>
          <table:table-cell office:value-type="float" office:value="6.56380571550928" calcext:value-type="float">
            <text:p>6,56380571550928</text:p>
          </table:table-cell>
          <table:table-cell office:value-type="float" office:value="0.76137717" calcext:value-type="float">
            <text:p>0,761377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642.5591156265" calcext:value-type="float">
            <text:p>2642,5591156265</text:p>
          </table:table-cell>
          <table:table-cell office:value-type="float" office:value="3.45934444444444" calcext:value-type="float">
            <text:p>3,45934444444444</text:p>
          </table:table-cell>
          <table:table-cell office:value-type="float" office:value="9" calcext:value-type="float">
            <text:p>9</text:p>
          </table:table-cell>
          <table:table-cell office:value-type="float" office:value="0.0000193286436634967" calcext:value-type="float">
            <text:p>1,93E-05</text:p>
          </table:table-cell>
          <table:table-cell table:style-name="ce1" office:value-type="float" office:value="0.000666666666666667" calcext:value-type="float">
            <text:p>6,67E-04</text:p>
          </table:table-cell>
          <table:table-cell office:value-type="float" office:value="0.00144444444444445" calcext:value-type="float">
            <text:p>0,001444444444444</text:p>
          </table:table-cell>
          <table:table-cell office:value-type="float" office:value="0.0285081085838412" calcext:value-type="float">
            <text:p>0,028508108583841</text:p>
          </table:table-cell>
          <table:table-cell office:value-type="float" office:value="0.614908405098887" calcext:value-type="float">
            <text:p>0,614908405098887</text:p>
          </table:table-cell>
          <table:table-cell office:value-type="float" office:value="5.94193899869153" calcext:value-type="float">
            <text:p>5,94193899869153</text:p>
          </table:table-cell>
          <table:table-cell office:value-type="float" office:value="0.00695831171885882" calcext:value-type="float">
            <text:p>0,006958311718859</text:p>
          </table:table-cell>
          <table:table-cell office:value-type="float" office:value="6.56380571550928" calcext:value-type="float">
            <text:p>6,56380571550928</text:p>
          </table:table-cell>
          <table:table-cell office:value-type="float" office:value="0.380995761" calcext:value-type="float">
            <text:p>0,3809957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642.5591156265" calcext:value-type="float">
            <text:p>2642,5591156265</text:p>
          </table:table-cell>
          <table:table-cell office:value-type="float" office:value="3.45934444444444" calcext:value-type="float">
            <text:p>3,45934444444444</text:p>
          </table:table-cell>
          <table:table-cell office:value-type="float" office:value="9" calcext:value-type="float">
            <text:p>9</text:p>
          </table:table-cell>
          <table:table-cell office:value-type="float" office:value="0.0000193286436634967" calcext:value-type="float">
            <text:p>1,93E-05</text:p>
          </table:table-cell>
          <table:table-cell table:style-name="ce1" office:value-type="float" office:value="0.000555555555555556" calcext:value-type="float">
            <text:p>5,56E-04</text:p>
          </table:table-cell>
          <table:table-cell office:value-type="float" office:value="0.00144444444444444" calcext:value-type="float">
            <text:p>0,001444444444444</text:p>
          </table:table-cell>
          <table:table-cell office:value-type="float" office:value="0.0285081085838412" calcext:value-type="float">
            <text:p>0,028508108583841</text:p>
          </table:table-cell>
          <table:table-cell office:value-type="float" office:value="0.614908405098887" calcext:value-type="float">
            <text:p>0,614908405098887</text:p>
          </table:table-cell>
          <table:table-cell office:value-type="float" office:value="5.94193899869153" calcext:value-type="float">
            <text:p>5,94193899869153</text:p>
          </table:table-cell>
          <table:table-cell office:value-type="float" office:value="0.00695831171885882" calcext:value-type="float">
            <text:p>0,006958311718859</text:p>
          </table:table-cell>
          <table:table-cell office:value-type="float" office:value="6.56380571550928" calcext:value-type="float">
            <text:p>6,56380571550928</text:p>
          </table:table-cell>
          <table:table-cell office:value-type="float" office:value="0.326991692" calcext:value-type="float">
            <text:p>0,3269916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642.5591156265" calcext:value-type="float">
            <text:p>2642,5591156265</text:p>
          </table:table-cell>
          <table:table-cell office:value-type="float" office:value="3.45934444444444" calcext:value-type="float">
            <text:p>3,45934444444444</text:p>
          </table:table-cell>
          <table:table-cell office:value-type="float" office:value="9" calcext:value-type="float">
            <text:p>9</text:p>
          </table:table-cell>
          <table:table-cell office:value-type="float" office:value="0.0000193286436634967" calcext:value-type="float">
            <text:p>1,93E-05</text:p>
          </table:table-cell>
          <table:table-cell table:style-name="ce1" office:value-type="float" office:value="0.000555555555555556" calcext:value-type="float">
            <text:p>5,56E-04</text:p>
          </table:table-cell>
          <table:table-cell office:value-type="float" office:value="0.00133333333333333" calcext:value-type="float">
            <text:p>0,001333333333333</text:p>
          </table:table-cell>
          <table:table-cell office:value-type="float" office:value="0.0285081085838412" calcext:value-type="float">
            <text:p>0,028508108583841</text:p>
          </table:table-cell>
          <table:table-cell office:value-type="float" office:value="0.614908405098887" calcext:value-type="float">
            <text:p>0,614908405098887</text:p>
          </table:table-cell>
          <table:table-cell office:value-type="float" office:value="5.94193899869153" calcext:value-type="float">
            <text:p>5,94193899869153</text:p>
          </table:table-cell>
          <table:table-cell office:value-type="float" office:value="0.00695831171885882" calcext:value-type="float">
            <text:p>0,006958311718859</text:p>
          </table:table-cell>
          <table:table-cell office:value-type="float" office:value="6.56380571550928" calcext:value-type="float">
            <text:p>6,56380571550928</text:p>
          </table:table-cell>
          <table:table-cell office:value-type="float" office:value="0.292909776" calcext:value-type="float">
            <text:p>0,2929097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" calcext:value-type="float">
            <text:p>0,7</text:p>
          </table:table-cell>
          <table:table-cell office:value-type="float" office:value="2642.5591156265" calcext:value-type="float">
            <text:p>2642,5591156265</text:p>
          </table:table-cell>
          <table:table-cell office:value-type="float" office:value="3.45934444444444" calcext:value-type="float">
            <text:p>3,45934444444444</text:p>
          </table:table-cell>
          <table:table-cell office:value-type="float" office:value="9" calcext:value-type="float">
            <text:p>9</text:p>
          </table:table-cell>
          <table:table-cell office:value-type="float" office:value="0.0000193286436634967" calcext:value-type="float">
            <text:p>1,93E-05</text:p>
          </table:table-cell>
          <table:table-cell table:style-name="ce1" office:value-type="float" office:value="0.000222222222222222" calcext:value-type="float">
            <text:p>2,22E-04</text:p>
          </table:table-cell>
          <table:table-cell office:value-type="float" office:value="0.00166666666666667" calcext:value-type="float">
            <text:p>0,001666666666667</text:p>
          </table:table-cell>
          <table:table-cell office:value-type="float" office:value="0.0285081085838412" calcext:value-type="float">
            <text:p>0,028508108583841</text:p>
          </table:table-cell>
          <table:table-cell office:value-type="float" office:value="0.614908405098887" calcext:value-type="float">
            <text:p>0,614908405098887</text:p>
          </table:table-cell>
          <table:table-cell office:value-type="float" office:value="5.94193899869153" calcext:value-type="float">
            <text:p>5,94193899869153</text:p>
          </table:table-cell>
          <table:table-cell office:value-type="float" office:value="0.00695831171885882" calcext:value-type="float">
            <text:p>0,006958311718859</text:p>
          </table:table-cell>
          <table:table-cell office:value-type="float" office:value="6.56380571550928" calcext:value-type="float">
            <text:p>6,56380571550928</text:p>
          </table:table-cell>
          <table:table-cell office:value-type="float" office:value="0.305916038" calcext:value-type="float">
            <text:p>0,3059160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642.5591156265" calcext:value-type="float">
            <text:p>2642,5591156265</text:p>
          </table:table-cell>
          <table:table-cell office:value-type="float" office:value="3.5188" calcext:value-type="float">
            <text:p>3,5188</text:p>
          </table:table-cell>
          <table:table-cell office:value-type="float" office:value="18" calcext:value-type="float">
            <text:p>18</text:p>
          </table:table-cell>
          <table:table-cell office:value-type="float" office:value="0.0000760266876199972" calcext:value-type="float">
            <text:p>7,60E-05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422222222222222" calcext:value-type="float">
            <text:p>0,004222222222222</text:p>
          </table:table-cell>
          <table:table-cell office:value-type="float" office:value="0.0284575115957963" calcext:value-type="float">
            <text:p>0,028457511595796</text:p>
          </table:table-cell>
          <table:table-cell office:value-type="float" office:value="0.625381499294339" calcext:value-type="float">
            <text:p>0,625381499294339</text:p>
          </table:table-cell>
          <table:table-cell office:value-type="float" office:value="5.95065938972958" calcext:value-type="float">
            <text:p>5,95065938972958</text:p>
          </table:table-cell>
          <table:table-cell office:value-type="float" office:value="0.027369607543199" calcext:value-type="float">
            <text:p>0,027369607543199</text:p>
          </table:table-cell>
          <table:table-cell office:value-type="float" office:value="6.60341049656711" calcext:value-type="float">
            <text:p>6,60341049656711</text:p>
          </table:table-cell>
          <table:table-cell office:value-type="float" office:value="0.845546359" calcext:value-type="float">
            <text:p>0,8455463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642.5591156265" calcext:value-type="float">
            <text:p>2642,5591156265</text:p>
          </table:table-cell>
          <table:table-cell office:value-type="float" office:value="3.5188" calcext:value-type="float">
            <text:p>3,5188</text:p>
          </table:table-cell>
          <table:table-cell office:value-type="float" office:value="18" calcext:value-type="float">
            <text:p>18</text:p>
          </table:table-cell>
          <table:table-cell office:value-type="float" office:value="0.0000760266876199972" calcext:value-type="float">
            <text:p>7,60E-05</text:p>
          </table:table-cell>
          <table:table-cell table:style-name="ce1" office:value-type="float" office:value="0.000888888888888889" calcext:value-type="float">
            <text:p>8,89E-04</text:p>
          </table:table-cell>
          <table:table-cell office:value-type="float" office:value="0.00133333333333333" calcext:value-type="float">
            <text:p>0,001333333333333</text:p>
          </table:table-cell>
          <table:table-cell office:value-type="float" office:value="0.0284575115957963" calcext:value-type="float">
            <text:p>0,028457511595796</text:p>
          </table:table-cell>
          <table:table-cell office:value-type="float" office:value="0.625381499294339" calcext:value-type="float">
            <text:p>0,625381499294339</text:p>
          </table:table-cell>
          <table:table-cell office:value-type="float" office:value="5.95065938972958" calcext:value-type="float">
            <text:p>5,95065938972958</text:p>
          </table:table-cell>
          <table:table-cell office:value-type="float" office:value="0.027369607543199" calcext:value-type="float">
            <text:p>0,027369607543199</text:p>
          </table:table-cell>
          <table:table-cell office:value-type="float" office:value="6.60341049656711" calcext:value-type="float">
            <text:p>6,60341049656711</text:p>
          </table:table-cell>
          <table:table-cell office:value-type="float" office:value="0.389918396" calcext:value-type="float">
            <text:p>0,3899183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642.5591156265" calcext:value-type="float">
            <text:p>2642,5591156265</text:p>
          </table:table-cell>
          <table:table-cell office:value-type="float" office:value="3.5188" calcext:value-type="float">
            <text:p>3,5188</text:p>
          </table:table-cell>
          <table:table-cell office:value-type="float" office:value="18" calcext:value-type="float">
            <text:p>18</text:p>
          </table:table-cell>
          <table:table-cell office:value-type="float" office:value="0.0000760266876199972" calcext:value-type="float">
            <text:p>7,60E-05</text:p>
          </table:table-cell>
          <table:table-cell table:style-name="ce1" office:value-type="float" office:value="0.000777777777777778" calcext:value-type="float">
            <text:p>7,78E-04</text:p>
          </table:table-cell>
          <table:table-cell office:value-type="float" office:value="0.00166666666666667" calcext:value-type="float">
            <text:p>0,001666666666667</text:p>
          </table:table-cell>
          <table:table-cell office:value-type="float" office:value="0.0284575115957963" calcext:value-type="float">
            <text:p>0,028457511595796</text:p>
          </table:table-cell>
          <table:table-cell office:value-type="float" office:value="0.625381499294339" calcext:value-type="float">
            <text:p>0,625381499294339</text:p>
          </table:table-cell>
          <table:table-cell office:value-type="float" office:value="5.95065938972958" calcext:value-type="float">
            <text:p>5,95065938972958</text:p>
          </table:table-cell>
          <table:table-cell office:value-type="float" office:value="0.027369607543199" calcext:value-type="float">
            <text:p>0,027369607543199</text:p>
          </table:table-cell>
          <table:table-cell office:value-type="float" office:value="6.60341049656711" calcext:value-type="float">
            <text:p>6,60341049656711</text:p>
          </table:table-cell>
          <table:table-cell office:value-type="float" office:value="0.323235495" calcext:value-type="float">
            <text:p>0,3232354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642.5591156265" calcext:value-type="float">
            <text:p>2642,5591156265</text:p>
          </table:table-cell>
          <table:table-cell office:value-type="float" office:value="3.5188" calcext:value-type="float">
            <text:p>3,5188</text:p>
          </table:table-cell>
          <table:table-cell office:value-type="float" office:value="18" calcext:value-type="float">
            <text:p>18</text:p>
          </table:table-cell>
          <table:table-cell office:value-type="float" office:value="0.0000760266876199972" calcext:value-type="float">
            <text:p>7,60E-05</text:p>
          </table:table-cell>
          <table:table-cell table:style-name="ce1" office:value-type="float" office:value="0.000888888888888889" calcext:value-type="float">
            <text:p>8,89E-04</text:p>
          </table:table-cell>
          <table:table-cell office:value-type="float" office:value="0.00177777777777778" calcext:value-type="float">
            <text:p>0,001777777777778</text:p>
          </table:table-cell>
          <table:table-cell office:value-type="float" office:value="0.0284575115957963" calcext:value-type="float">
            <text:p>0,028457511595796</text:p>
          </table:table-cell>
          <table:table-cell office:value-type="float" office:value="0.625381499294339" calcext:value-type="float">
            <text:p>0,625381499294339</text:p>
          </table:table-cell>
          <table:table-cell office:value-type="float" office:value="5.95065938972958" calcext:value-type="float">
            <text:p>5,95065938972958</text:p>
          </table:table-cell>
          <table:table-cell office:value-type="float" office:value="0.027369607543199" calcext:value-type="float">
            <text:p>0,027369607543199</text:p>
          </table:table-cell>
          <table:table-cell office:value-type="float" office:value="6.60341049656711" calcext:value-type="float">
            <text:p>6,60341049656711</text:p>
          </table:table-cell>
          <table:table-cell office:value-type="float" office:value="0.325331663" calcext:value-type="float">
            <text:p>0,3253316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75" calcext:value-type="float">
            <text:p>0,75</text:p>
          </table:table-cell>
          <table:table-cell office:value-type="float" office:value="2642.5591156265" calcext:value-type="float">
            <text:p>2642,5591156265</text:p>
          </table:table-cell>
          <table:table-cell office:value-type="float" office:value="3.5188" calcext:value-type="float">
            <text:p>3,5188</text:p>
          </table:table-cell>
          <table:table-cell office:value-type="float" office:value="18" calcext:value-type="float">
            <text:p>18</text:p>
          </table:table-cell>
          <table:table-cell office:value-type="float" office:value="0.0000760266876199972" calcext:value-type="float">
            <text:p>7,60E-05</text:p>
          </table:table-cell>
          <table:table-cell table:style-name="ce1" office:value-type="float" office:value="0.000888888888888889" calcext:value-type="float">
            <text:p>8,89E-04</text:p>
          </table:table-cell>
          <table:table-cell office:value-type="float" office:value="0.00188888888888889" calcext:value-type="float">
            <text:p>0,001888888888889</text:p>
          </table:table-cell>
          <table:table-cell office:value-type="float" office:value="0.0284575115957963" calcext:value-type="float">
            <text:p>0,028457511595796</text:p>
          </table:table-cell>
          <table:table-cell office:value-type="float" office:value="0.625381499294339" calcext:value-type="float">
            <text:p>0,625381499294339</text:p>
          </table:table-cell>
          <table:table-cell office:value-type="float" office:value="5.95065938972958" calcext:value-type="float">
            <text:p>5,95065938972958</text:p>
          </table:table-cell>
          <table:table-cell office:value-type="float" office:value="0.027369607543199" calcext:value-type="float">
            <text:p>0,027369607543199</text:p>
          </table:table-cell>
          <table:table-cell office:value-type="float" office:value="6.60341049656711" calcext:value-type="float">
            <text:p>6,60341049656711</text:p>
          </table:table-cell>
          <table:table-cell office:value-type="float" office:value="0.27733798" calcext:value-type="float">
            <text:p>0,277337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609.0591156265" calcext:value-type="float">
            <text:p>2609,0591156265</text:p>
          </table:table-cell>
          <table:table-cell office:value-type="float" office:value="3.35333333333333" calcext:value-type="float">
            <text:p>3,35333333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244444444444444" calcext:value-type="float">
            <text:p>0,002444444444444</text:p>
          </table:table-cell>
          <table:table-cell office:value-type="float" office:value="0.0251910871232489" calcext:value-type="float">
            <text:p>0,025191087123249</text:p>
          </table:table-cell>
          <table:table-cell office:value-type="float" office:value="0.595633855326495" calcext:value-type="float">
            <text:p>0,595633855326495</text:p>
          </table:table-cell>
          <table:table-cell office:value-type="float" office:value="3.1110014995868" calcext:value-type="float">
            <text:p>3,1110014995868</text:p>
          </table:table-cell>
          <table:table-cell office:value-type="float" office:value="0" calcext:value-type="float">
            <text:p>0</text:p>
          </table:table-cell>
          <table:table-cell office:value-type="float" office:value="4.1006251527211" calcext:value-type="float">
            <text:p>4,1006251527211</text:p>
          </table:table-cell>
          <table:table-cell office:value-type="float" office:value="0.594233945" calcext:value-type="float">
            <text:p>0,5942339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609.0591156265" calcext:value-type="float">
            <text:p>2609,0591156265</text:p>
          </table:table-cell>
          <table:table-cell office:value-type="float" office:value="3.35333333333333" calcext:value-type="float">
            <text:p>3,35333333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111111111111111" calcext:value-type="float">
            <text:p>0,001111111111111</text:p>
          </table:table-cell>
          <table:table-cell office:value-type="float" office:value="0.0251910871232489" calcext:value-type="float">
            <text:p>0,025191087123249</text:p>
          </table:table-cell>
          <table:table-cell office:value-type="float" office:value="0.595633855326495" calcext:value-type="float">
            <text:p>0,595633855326495</text:p>
          </table:table-cell>
          <table:table-cell office:value-type="float" office:value="3.1110014995868" calcext:value-type="float">
            <text:p>3,1110014995868</text:p>
          </table:table-cell>
          <table:table-cell office:value-type="float" office:value="0" calcext:value-type="float">
            <text:p>0</text:p>
          </table:table-cell>
          <table:table-cell office:value-type="float" office:value="4.1006251527211" calcext:value-type="float">
            <text:p>4,1006251527211</text:p>
          </table:table-cell>
          <table:table-cell office:value-type="float" office:value="0.291132487" calcext:value-type="float">
            <text:p>0,2911324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609.0591156265" calcext:value-type="float">
            <text:p>2609,0591156265</text:p>
          </table:table-cell>
          <table:table-cell office:value-type="float" office:value="3.35333333333333" calcext:value-type="float">
            <text:p>3,35333333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111111111111111" calcext:value-type="float">
            <text:p>0,001111111111111</text:p>
          </table:table-cell>
          <table:table-cell office:value-type="float" office:value="0.0251910871232489" calcext:value-type="float">
            <text:p>0,025191087123249</text:p>
          </table:table-cell>
          <table:table-cell office:value-type="float" office:value="0.595633855326495" calcext:value-type="float">
            <text:p>0,595633855326495</text:p>
          </table:table-cell>
          <table:table-cell office:value-type="float" office:value="3.1110014995868" calcext:value-type="float">
            <text:p>3,1110014995868</text:p>
          </table:table-cell>
          <table:table-cell office:value-type="float" office:value="0" calcext:value-type="float">
            <text:p>0</text:p>
          </table:table-cell>
          <table:table-cell office:value-type="float" office:value="4.1006251527211" calcext:value-type="float">
            <text:p>4,1006251527211</text:p>
          </table:table-cell>
          <table:table-cell office:value-type="float" office:value="0.220878852" calcext:value-type="float">
            <text:p>0,2208788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609.0591156265" calcext:value-type="float">
            <text:p>2609,0591156265</text:p>
          </table:table-cell>
          <table:table-cell office:value-type="float" office:value="3.35333333333333" calcext:value-type="float">
            <text:p>3,35333333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777777777777778" calcext:value-type="float">
            <text:p>7,78E-04</text:p>
          </table:table-cell>
          <table:table-cell office:value-type="float" office:value="0.0251910871232489" calcext:value-type="float">
            <text:p>0,025191087123249</text:p>
          </table:table-cell>
          <table:table-cell office:value-type="float" office:value="0.595633855326495" calcext:value-type="float">
            <text:p>0,595633855326495</text:p>
          </table:table-cell>
          <table:table-cell office:value-type="float" office:value="3.1110014995868" calcext:value-type="float">
            <text:p>3,1110014995868</text:p>
          </table:table-cell>
          <table:table-cell office:value-type="float" office:value="0" calcext:value-type="float">
            <text:p>0</text:p>
          </table:table-cell>
          <table:table-cell office:value-type="float" office:value="4.1006251527211" calcext:value-type="float">
            <text:p>4,1006251527211</text:p>
          </table:table-cell>
          <table:table-cell office:value-type="float" office:value="0.208613374" calcext:value-type="float">
            <text:p>0,2086133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" calcext:value-type="float">
            <text:p>0,8</text:p>
          </table:table-cell>
          <table:table-cell office:value-type="float" office:value="2609.0591156265" calcext:value-type="float">
            <text:p>2609,0591156265</text:p>
          </table:table-cell>
          <table:table-cell office:value-type="float" office:value="3.35333333333333" calcext:value-type="float">
            <text:p>3,35333333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666666666666667" calcext:value-type="float">
            <text:p>6,67E-04</text:p>
          </table:table-cell>
          <table:table-cell office:value-type="float" office:value="0.0251910871232489" calcext:value-type="float">
            <text:p>0,025191087123249</text:p>
          </table:table-cell>
          <table:table-cell office:value-type="float" office:value="0.595633855326495" calcext:value-type="float">
            <text:p>0,595633855326495</text:p>
          </table:table-cell>
          <table:table-cell office:value-type="float" office:value="3.1110014995868" calcext:value-type="float">
            <text:p>3,1110014995868</text:p>
          </table:table-cell>
          <table:table-cell office:value-type="float" office:value="0" calcext:value-type="float">
            <text:p>0</text:p>
          </table:table-cell>
          <table:table-cell office:value-type="float" office:value="4.1006251527211" calcext:value-type="float">
            <text:p>4,1006251527211</text:p>
          </table:table-cell>
          <table:table-cell office:value-type="float" office:value="0.154827268" calcext:value-type="float">
            <text:p>0,1548272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609.0591156265" calcext:value-type="float">
            <text:p>2609,0591156265</text:p>
          </table:table-cell>
          <table:table-cell office:value-type="float" office:value="3.35333333333333" calcext:value-type="float">
            <text:p>3,35333333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233333333333333" calcext:value-type="float">
            <text:p>0,002333333333333</text:p>
          </table:table-cell>
          <table:table-cell office:value-type="float" office:value="0.0251910871232489" calcext:value-type="float">
            <text:p>0,025191087123249</text:p>
          </table:table-cell>
          <table:table-cell office:value-type="float" office:value="0.595633855326495" calcext:value-type="float">
            <text:p>0,595633855326495</text:p>
          </table:table-cell>
          <table:table-cell office:value-type="float" office:value="3.1110014995868" calcext:value-type="float">
            <text:p>3,1110014995868</text:p>
          </table:table-cell>
          <table:table-cell office:value-type="float" office:value="0" calcext:value-type="float">
            <text:p>0</text:p>
          </table:table-cell>
          <table:table-cell office:value-type="float" office:value="3.7066353549133" calcext:value-type="float">
            <text:p>3,7066353549133</text:p>
          </table:table-cell>
          <table:table-cell office:value-type="float" office:value="0.60625207" calcext:value-type="float">
            <text:p>0,606252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609.0591156265" calcext:value-type="float">
            <text:p>2609,0591156265</text:p>
          </table:table-cell>
          <table:table-cell office:value-type="float" office:value="3.35333333333333" calcext:value-type="float">
            <text:p>3,35333333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888888888888889" calcext:value-type="float">
            <text:p>8,89E-04</text:p>
          </table:table-cell>
          <table:table-cell office:value-type="float" office:value="0.0251910871232489" calcext:value-type="float">
            <text:p>0,025191087123249</text:p>
          </table:table-cell>
          <table:table-cell office:value-type="float" office:value="0.595633855326495" calcext:value-type="float">
            <text:p>0,595633855326495</text:p>
          </table:table-cell>
          <table:table-cell office:value-type="float" office:value="3.1110014995868" calcext:value-type="float">
            <text:p>3,1110014995868</text:p>
          </table:table-cell>
          <table:table-cell office:value-type="float" office:value="0" calcext:value-type="float">
            <text:p>0</text:p>
          </table:table-cell>
          <table:table-cell office:value-type="float" office:value="3.7066353549133" calcext:value-type="float">
            <text:p>3,7066353549133</text:p>
          </table:table-cell>
          <table:table-cell office:value-type="float" office:value="0.284469196" calcext:value-type="float">
            <text:p>0,2844691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609.0591156265" calcext:value-type="float">
            <text:p>2609,0591156265</text:p>
          </table:table-cell>
          <table:table-cell office:value-type="float" office:value="3.35333333333333" calcext:value-type="float">
            <text:p>3,35333333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51910871232489" calcext:value-type="float">
            <text:p>0,025191087123249</text:p>
          </table:table-cell>
          <table:table-cell office:value-type="float" office:value="0.595633855326495" calcext:value-type="float">
            <text:p>0,595633855326495</text:p>
          </table:table-cell>
          <table:table-cell office:value-type="float" office:value="3.1110014995868" calcext:value-type="float">
            <text:p>3,1110014995868</text:p>
          </table:table-cell>
          <table:table-cell office:value-type="float" office:value="0" calcext:value-type="float">
            <text:p>0</text:p>
          </table:table-cell>
          <table:table-cell office:value-type="float" office:value="3.7066353549133" calcext:value-type="float">
            <text:p>3,7066353549133</text:p>
          </table:table-cell>
          <table:table-cell office:value-type="float" office:value="0.21882086" calcext:value-type="float">
            <text:p>0,218820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609.0591156265" calcext:value-type="float">
            <text:p>2609,0591156265</text:p>
          </table:table-cell>
          <table:table-cell office:value-type="float" office:value="3.35333333333333" calcext:value-type="float">
            <text:p>3,35333333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111111111111111" calcext:value-type="float">
            <text:p>0,001111111111111</text:p>
          </table:table-cell>
          <table:table-cell office:value-type="float" office:value="0.0251910871232489" calcext:value-type="float">
            <text:p>0,025191087123249</text:p>
          </table:table-cell>
          <table:table-cell office:value-type="float" office:value="0.595633855326495" calcext:value-type="float">
            <text:p>0,595633855326495</text:p>
          </table:table-cell>
          <table:table-cell office:value-type="float" office:value="3.1110014995868" calcext:value-type="float">
            <text:p>3,1110014995868</text:p>
          </table:table-cell>
          <table:table-cell office:value-type="float" office:value="0" calcext:value-type="float">
            <text:p>0</text:p>
          </table:table-cell>
          <table:table-cell office:value-type="float" office:value="3.7066353549133" calcext:value-type="float">
            <text:p>3,7066353549133</text:p>
          </table:table-cell>
          <table:table-cell office:value-type="float" office:value="0.240141251" calcext:value-type="float">
            <text:p>0,2401412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85" calcext:value-type="float">
            <text:p>0,85</text:p>
          </table:table-cell>
          <table:table-cell office:value-type="float" office:value="2609.0591156265" calcext:value-type="float">
            <text:p>2609,0591156265</text:p>
          </table:table-cell>
          <table:table-cell office:value-type="float" office:value="3.35333333333333" calcext:value-type="float">
            <text:p>3,35333333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444444444444444" calcext:value-type="float">
            <text:p>4,44E-04</text:p>
          </table:table-cell>
          <table:table-cell office:value-type="float" office:value="0.0251910871232489" calcext:value-type="float">
            <text:p>0,025191087123249</text:p>
          </table:table-cell>
          <table:table-cell office:value-type="float" office:value="0.595633855326495" calcext:value-type="float">
            <text:p>0,595633855326495</text:p>
          </table:table-cell>
          <table:table-cell office:value-type="float" office:value="3.1110014995868" calcext:value-type="float">
            <text:p>3,1110014995868</text:p>
          </table:table-cell>
          <table:table-cell office:value-type="float" office:value="0" calcext:value-type="float">
            <text:p>0</text:p>
          </table:table-cell>
          <table:table-cell office:value-type="float" office:value="3.7066353549133" calcext:value-type="float">
            <text:p>3,7066353549133</text:p>
          </table:table-cell>
          <table:table-cell office:value-type="float" office:value="0.159565526" calcext:value-type="float">
            <text:p>0,1595655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609.0591156265" calcext:value-type="float">
            <text:p>2609,0591156265</text:p>
          </table:table-cell>
          <table:table-cell office:value-type="float" office:value="3.35333333333333" calcext:value-type="float">
            <text:p>3,35333333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188888888888889" calcext:value-type="float">
            <text:p>0,001888888888889</text:p>
          </table:table-cell>
          <table:table-cell office:value-type="float" office:value="0.0251910871232489" calcext:value-type="float">
            <text:p>0,025191087123249</text:p>
          </table:table-cell>
          <table:table-cell office:value-type="float" office:value="0.595633855326495" calcext:value-type="float">
            <text:p>0,595633855326495</text:p>
          </table:table-cell>
          <table:table-cell office:value-type="float" office:value="3.1110014995868" calcext:value-type="float">
            <text:p>3,1110014995868</text:p>
          </table:table-cell>
          <table:table-cell office:value-type="float" office:value="0" calcext:value-type="float">
            <text:p>0</text:p>
          </table:table-cell>
          <table:table-cell office:value-type="float" office:value="3.7066353549133" calcext:value-type="float">
            <text:p>3,7066353549133</text:p>
          </table:table-cell>
          <table:table-cell office:value-type="float" office:value="0.592848651" calcext:value-type="float">
            <text:p>0,5928486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609.0591156265" calcext:value-type="float">
            <text:p>2609,0591156265</text:p>
          </table:table-cell>
          <table:table-cell office:value-type="float" office:value="3.35333333333333" calcext:value-type="float">
            <text:p>3,35333333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111111111111111" calcext:value-type="float">
            <text:p>0,001111111111111</text:p>
          </table:table-cell>
          <table:table-cell office:value-type="float" office:value="0.0251910871232489" calcext:value-type="float">
            <text:p>0,025191087123249</text:p>
          </table:table-cell>
          <table:table-cell office:value-type="float" office:value="0.595633855326495" calcext:value-type="float">
            <text:p>0,595633855326495</text:p>
          </table:table-cell>
          <table:table-cell office:value-type="float" office:value="3.1110014995868" calcext:value-type="float">
            <text:p>3,1110014995868</text:p>
          </table:table-cell>
          <table:table-cell office:value-type="float" office:value="0" calcext:value-type="float">
            <text:p>0</text:p>
          </table:table-cell>
          <table:table-cell office:value-type="float" office:value="3.7066353549133" calcext:value-type="float">
            <text:p>3,7066353549133</text:p>
          </table:table-cell>
          <table:table-cell office:value-type="float" office:value="0.281505846" calcext:value-type="float">
            <text:p>0,2815058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609.0591156265" calcext:value-type="float">
            <text:p>2609,0591156265</text:p>
          </table:table-cell>
          <table:table-cell office:value-type="float" office:value="3.35333333333333" calcext:value-type="float">
            <text:p>3,35333333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122222222222222" calcext:value-type="float">
            <text:p>0,001222222222222</text:p>
          </table:table-cell>
          <table:table-cell office:value-type="float" office:value="0.0251910871232489" calcext:value-type="float">
            <text:p>0,025191087123249</text:p>
          </table:table-cell>
          <table:table-cell office:value-type="float" office:value="0.595633855326495" calcext:value-type="float">
            <text:p>0,595633855326495</text:p>
          </table:table-cell>
          <table:table-cell office:value-type="float" office:value="3.1110014995868" calcext:value-type="float">
            <text:p>3,1110014995868</text:p>
          </table:table-cell>
          <table:table-cell office:value-type="float" office:value="0" calcext:value-type="float">
            <text:p>0</text:p>
          </table:table-cell>
          <table:table-cell office:value-type="float" office:value="3.7066353549133" calcext:value-type="float">
            <text:p>3,7066353549133</text:p>
          </table:table-cell>
          <table:table-cell office:value-type="float" office:value="0.211232383" calcext:value-type="float">
            <text:p>0,2112323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609.0591156265" calcext:value-type="float">
            <text:p>2609,0591156265</text:p>
          </table:table-cell>
          <table:table-cell office:value-type="float" office:value="3.35333333333333" calcext:value-type="float">
            <text:p>3,35333333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122222222222222" calcext:value-type="float">
            <text:p>0,001222222222222</text:p>
          </table:table-cell>
          <table:table-cell office:value-type="float" office:value="0.0251910871232489" calcext:value-type="float">
            <text:p>0,025191087123249</text:p>
          </table:table-cell>
          <table:table-cell office:value-type="float" office:value="0.595633855326495" calcext:value-type="float">
            <text:p>0,595633855326495</text:p>
          </table:table-cell>
          <table:table-cell office:value-type="float" office:value="3.1110014995868" calcext:value-type="float">
            <text:p>3,1110014995868</text:p>
          </table:table-cell>
          <table:table-cell office:value-type="float" office:value="0" calcext:value-type="float">
            <text:p>0</text:p>
          </table:table-cell>
          <table:table-cell office:value-type="float" office:value="3.7066353549133" calcext:value-type="float">
            <text:p>3,7066353549133</text:p>
          </table:table-cell>
          <table:table-cell office:value-type="float" office:value="0.238585719" calcext:value-type="float">
            <text:p>0,2385857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" calcext:value-type="float">
            <text:p>0,9</text:p>
          </table:table-cell>
          <table:table-cell office:value-type="float" office:value="2609.0591156265" calcext:value-type="float">
            <text:p>2609,0591156265</text:p>
          </table:table-cell>
          <table:table-cell office:value-type="float" office:value="3.35333333333333" calcext:value-type="float">
            <text:p>3,35333333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888888888888889" calcext:value-type="float">
            <text:p>8,89E-04</text:p>
          </table:table-cell>
          <table:table-cell office:value-type="float" office:value="0.0251910871232489" calcext:value-type="float">
            <text:p>0,025191087123249</text:p>
          </table:table-cell>
          <table:table-cell office:value-type="float" office:value="0.595633855326495" calcext:value-type="float">
            <text:p>0,595633855326495</text:p>
          </table:table-cell>
          <table:table-cell office:value-type="float" office:value="3.1110014995868" calcext:value-type="float">
            <text:p>3,1110014995868</text:p>
          </table:table-cell>
          <table:table-cell office:value-type="float" office:value="0" calcext:value-type="float">
            <text:p>0</text:p>
          </table:table-cell>
          <table:table-cell office:value-type="float" office:value="3.7066353549133" calcext:value-type="float">
            <text:p>3,7066353549133</text:p>
          </table:table-cell>
          <table:table-cell office:value-type="float" office:value="0.16533657" calcext:value-type="float">
            <text:p>0,165336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609.0591156265" calcext:value-type="float">
            <text:p>2609,0591156265</text:p>
          </table:table-cell>
          <table:table-cell office:value-type="float" office:value="3.35333333333333" calcext:value-type="float">
            <text:p>3,35333333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0.000111111111111111" calcext:value-type="float">
            <text:p>1,11E-04</text:p>
          </table:table-cell>
          <table:table-cell office:value-type="float" office:value="0.00177777777777778" calcext:value-type="float">
            <text:p>0,001777777777778</text:p>
          </table:table-cell>
          <table:table-cell office:value-type="float" office:value="0.0251910871232489" calcext:value-type="float">
            <text:p>0,025191087123249</text:p>
          </table:table-cell>
          <table:table-cell office:value-type="float" office:value="0.595633855326495" calcext:value-type="float">
            <text:p>0,595633855326495</text:p>
          </table:table-cell>
          <table:table-cell office:value-type="float" office:value="3.1110014995868" calcext:value-type="float">
            <text:p>3,1110014995868</text:p>
          </table:table-cell>
          <table:table-cell office:value-type="float" office:value="0" calcext:value-type="float">
            <text:p>0</text:p>
          </table:table-cell>
          <table:table-cell office:value-type="float" office:value="3.7066353549133" calcext:value-type="float">
            <text:p>3,7066353549133</text:p>
          </table:table-cell>
          <table:table-cell office:value-type="float" office:value="0.591177258" calcext:value-type="float">
            <text:p>0,5911772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609.0591156265" calcext:value-type="float">
            <text:p>2609,0591156265</text:p>
          </table:table-cell>
          <table:table-cell office:value-type="float" office:value="3.35333333333333" calcext:value-type="float">
            <text:p>3,35333333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,001</text:p>
          </table:table-cell>
          <table:table-cell office:value-type="float" office:value="0.0251910871232489" calcext:value-type="float">
            <text:p>0,025191087123249</text:p>
          </table:table-cell>
          <table:table-cell office:value-type="float" office:value="0.595633855326495" calcext:value-type="float">
            <text:p>0,595633855326495</text:p>
          </table:table-cell>
          <table:table-cell office:value-type="float" office:value="3.1110014995868" calcext:value-type="float">
            <text:p>3,1110014995868</text:p>
          </table:table-cell>
          <table:table-cell office:value-type="float" office:value="0" calcext:value-type="float">
            <text:p>0</text:p>
          </table:table-cell>
          <table:table-cell office:value-type="float" office:value="3.7066353549133" calcext:value-type="float">
            <text:p>3,7066353549133</text:p>
          </table:table-cell>
          <table:table-cell office:value-type="float" office:value="0.318352014" calcext:value-type="float">
            <text:p>0,3183520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609.0591156265" calcext:value-type="float">
            <text:p>2609,0591156265</text:p>
          </table:table-cell>
          <table:table-cell office:value-type="float" office:value="3.35333333333333" calcext:value-type="float">
            <text:p>3,35333333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144444444444444" calcext:value-type="float">
            <text:p>0,001444444444444</text:p>
          </table:table-cell>
          <table:table-cell office:value-type="float" office:value="0.0251910871232489" calcext:value-type="float">
            <text:p>0,025191087123249</text:p>
          </table:table-cell>
          <table:table-cell office:value-type="float" office:value="0.595633855326495" calcext:value-type="float">
            <text:p>0,595633855326495</text:p>
          </table:table-cell>
          <table:table-cell office:value-type="float" office:value="3.1110014995868" calcext:value-type="float">
            <text:p>3,1110014995868</text:p>
          </table:table-cell>
          <table:table-cell office:value-type="float" office:value="0" calcext:value-type="float">
            <text:p>0</text:p>
          </table:table-cell>
          <table:table-cell office:value-type="float" office:value="3.7066353549133" calcext:value-type="float">
            <text:p>3,7066353549133</text:p>
          </table:table-cell>
          <table:table-cell office:value-type="float" office:value="0.246946984" calcext:value-type="float">
            <text:p>0,2469469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609.0591156265" calcext:value-type="float">
            <text:p>2609,0591156265</text:p>
          </table:table-cell>
          <table:table-cell office:value-type="float" office:value="3.35333333333333" calcext:value-type="float">
            <text:p>3,35333333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133333333333333" calcext:value-type="float">
            <text:p>0,001333333333333</text:p>
          </table:table-cell>
          <table:table-cell office:value-type="float" office:value="0.0251910871232489" calcext:value-type="float">
            <text:p>0,025191087123249</text:p>
          </table:table-cell>
          <table:table-cell office:value-type="float" office:value="0.595633855326495" calcext:value-type="float">
            <text:p>0,595633855326495</text:p>
          </table:table-cell>
          <table:table-cell office:value-type="float" office:value="3.1110014995868" calcext:value-type="float">
            <text:p>3,1110014995868</text:p>
          </table:table-cell>
          <table:table-cell office:value-type="float" office:value="0" calcext:value-type="float">
            <text:p>0</text:p>
          </table:table-cell>
          <table:table-cell office:value-type="float" office:value="3.7066353549133" calcext:value-type="float">
            <text:p>3,7066353549133</text:p>
          </table:table-cell>
          <table:table-cell office:value-type="float" office:value="0.2453957" calcext:value-type="float">
            <text:p>0,24539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0.95" calcext:value-type="float">
            <text:p>0,95</text:p>
          </table:table-cell>
          <table:table-cell office:value-type="float" office:value="2609.0591156265" calcext:value-type="float">
            <text:p>2609,0591156265</text:p>
          </table:table-cell>
          <table:table-cell office:value-type="float" office:value="3.35333333333333" calcext:value-type="float">
            <text:p>3,35333333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888888888888889" calcext:value-type="float">
            <text:p>8,89E-04</text:p>
          </table:table-cell>
          <table:table-cell office:value-type="float" office:value="0.0251910871232489" calcext:value-type="float">
            <text:p>0,025191087123249</text:p>
          </table:table-cell>
          <table:table-cell office:value-type="float" office:value="0.595633855326495" calcext:value-type="float">
            <text:p>0,595633855326495</text:p>
          </table:table-cell>
          <table:table-cell office:value-type="float" office:value="3.1110014995868" calcext:value-type="float">
            <text:p>3,1110014995868</text:p>
          </table:table-cell>
          <table:table-cell office:value-type="float" office:value="0" calcext:value-type="float">
            <text:p>0</text:p>
          </table:table-cell>
          <table:table-cell office:value-type="float" office:value="3.7066353549133" calcext:value-type="float">
            <text:p>3,7066353549133</text:p>
          </table:table-cell>
          <table:table-cell office:value-type="float" office:value="0.182491812" calcext:value-type="float">
            <text:p>0,182491812</text:p>
          </table:table-cell>
        </table:table-row>
        <table:table-row table:style-name="ro1" table:number-rows-repeated="4">
          <table:table-cell table:number-columns-repeated="5"/>
          <table:table-cell table:style-name="ce1"/>
          <table:table-cell table:number-columns-repeated="9"/>
        </table:table-row>
        <table:table-row table:style-name="ro1">
          <table:table-cell table:number-columns-repeated="5"/>
          <table:table-cell table:style-name="ce1"/>
          <table:table-cell/>
          <table:table-cell table:style-name="ce1"/>
          <table:table-cell table:number-columns-repeated="7"/>
        </table:table-row>
        <table:table-row table:style-name="ro1" table:number-rows-repeated="9">
          <table:table-cell table:number-columns-repeated="5"/>
          <table:table-cell table:style-name="ce1"/>
          <table:table-cell table:number-columns-repeated="9"/>
        </table:table-row>
        <table:table-row table:style-name="ro1">
          <table:table-cell table:number-columns-repeated="5"/>
          <table:table-cell table:style-name="ce1"/>
          <table:table-cell/>
          <table:table-cell table:style-name="ce1"/>
          <table:table-cell table:number-columns-repeated="7"/>
        </table:table-row>
      </table:table>
      <table:table table:name="NO_STORAGE_AVG" table:style-name="ta1">
        <table:table-column table:style-name="co1" table:number-columns-repeated="6" table:default-cell-style-name="Default"/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upper_thr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table:style-name="Default" office:value-type="string" calcext:value-type="string">
            <text:p>All_SLA( %)</text:p>
          </table:table-cell>
          <table:table-cell table:style-name="Default"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  <table:table-cell/>
        </table:table-row>
        <table:table-row table:style-name="ro1">
          <table:table-cell table:formula="of:=AVERAGE([NO_STORAGE.A2:.A6])" office:value-type="float" office:value="100" calcext:value-type="float">
            <text:p>100</text:p>
          </table:table-cell>
          <table:table-cell table:formula="of:=AVERAGE([NO_STORAGE.B2:.B6])" office:value-type="float" office:value="290" calcext:value-type="float">
            <text:p>290</text:p>
          </table:table-cell>
          <table:table-cell table:formula="of:=AVERAGE([NO_STORAGE.C2:.C6])" office:value-type="float" office:value="0.7" calcext:value-type="float">
            <text:p>0,7</text:p>
          </table:table-cell>
          <table:table-cell table:formula="of:=AVERAGE([NO_STORAGE.D2:.D6])" office:value-type="float" office:value="2642.5591156265" calcext:value-type="float">
            <text:p>2642,5591156265</text:p>
          </table:table-cell>
          <table:table-cell table:formula="of:=AVERAGE([NO_STORAGE.E2:.E6])" office:value-type="float" office:value="3.45934444444444" calcext:value-type="float">
            <text:p>3,45934444444444</text:p>
          </table:table-cell>
          <table:table-cell table:formula="of:=AVERAGE([NO_STORAGE.F2:.F6])" office:value-type="float" office:value="9" calcext:value-type="float">
            <text:p>9</text:p>
          </table:table-cell>
          <table:table-cell table:formula="of:=AVERAGE([NO_STORAGE.G2:.G6])" office:value-type="float" office:value="0.0000193286436634967" calcext:value-type="float">
            <text:p>1,93E-05</text:p>
          </table:table-cell>
          <table:table-cell table:formula="of:=AVERAGE([NO_STORAGE.H2:.H6])" office:value-type="float" office:value="0.000577777777777778" calcext:value-type="float">
            <text:p>5,78E-04</text:p>
          </table:table-cell>
          <table:table-cell table:formula="of:=AVERAGE([NO_STORAGE.I2:.I6])" office:value-type="float" office:value="0.00168888888888889" calcext:value-type="float">
            <text:p>0,001688888888889</text:p>
          </table:table-cell>
          <table:table-cell table:formula="of:=AVERAGE([NO_STORAGE.J2:.J6])" office:value-type="float" office:value="0.0285081085838412" calcext:value-type="float">
            <text:p>0,028508108583841</text:p>
          </table:table-cell>
          <table:table-cell table:style-name="ce1" table:formula="of:=AVERAGE([NO_STORAGE.K2:.K6])" office:value-type="float" office:value="0.614908405098887" calcext:value-type="float">
            <text:p>6,15E-01</text:p>
          </table:table-cell>
          <table:table-cell table:formula="of:=AVERAGE([NO_STORAGE.L2:.L6])" office:value-type="float" office:value="5.94193899869153" calcext:value-type="float">
            <text:p>5,94193899869153</text:p>
          </table:table-cell>
          <table:table-cell table:formula="of:=AVERAGE([NO_STORAGE.M2:.M6])" office:value-type="float" office:value="0.00695831171885882" calcext:value-type="float">
            <text:p>0,006958311718859</text:p>
          </table:table-cell>
          <table:table-cell table:formula="of:=AVERAGE([NO_STORAGE.N2:.N6])" office:value-type="float" office:value="6.56380571550928" calcext:value-type="float">
            <text:p>6,56380571550928</text:p>
          </table:table-cell>
          <table:table-cell table:formula="of:=AVERAGE([NO_STORAGE.O2:.O6])" office:value-type="float" office:value="0.4136380874" calcext:value-type="float">
            <text:p>0,4136380874</text:p>
          </table:table-cell>
          <table:table-cell table:formula="of:=[.G2]*100" office:value-type="float" office:value="0.00193286436634967" calcext:value-type="float">
            <text:p>0,00193286436635</text:p>
          </table:table-cell>
        </table:table-row>
        <table:table-row table:style-name="ro1">
          <table:table-cell table:formula="of:=AVERAGE([NO_STORAGE.A7:.A11])" office:value-type="float" office:value="100" calcext:value-type="float">
            <text:p>100</text:p>
          </table:table-cell>
          <table:table-cell table:formula="of:=AVERAGE([NO_STORAGE.B7:.B11])" office:value-type="float" office:value="290" calcext:value-type="float">
            <text:p>290</text:p>
          </table:table-cell>
          <table:table-cell table:formula="of:=AVERAGE([NO_STORAGE.C7:.C11])" office:value-type="float" office:value="0.75" calcext:value-type="float">
            <text:p>0,75</text:p>
          </table:table-cell>
          <table:table-cell table:formula="of:=AVERAGE([NO_STORAGE.D7:.D11])" office:value-type="float" office:value="2642.5591156265" calcext:value-type="float">
            <text:p>2642,5591156265</text:p>
          </table:table-cell>
          <table:table-cell table:formula="of:=AVERAGE([NO_STORAGE.E7:.E11])" office:value-type="float" office:value="3.5188" calcext:value-type="float">
            <text:p>3,5188</text:p>
          </table:table-cell>
          <table:table-cell table:formula="of:=AVERAGE([NO_STORAGE.F7:.F11])" office:value-type="float" office:value="18" calcext:value-type="float">
            <text:p>18</text:p>
          </table:table-cell>
          <table:table-cell table:style-name="Default" table:formula="of:=AVERAGE([NO_STORAGE.G7:.G11])" office:value-type="float" office:value="0.0000760266876199972" calcext:value-type="float">
            <text:p>7,60266876199972E-05</text:p>
          </table:table-cell>
          <table:table-cell table:formula="of:=AVERAGE([NO_STORAGE.H7:.H11])" office:value-type="float" office:value="0.00108888888888889" calcext:value-type="float">
            <text:p>1,09E-03</text:p>
          </table:table-cell>
          <table:table-cell table:style-name="ce1" table:formula="of:=AVERAGE([NO_STORAGE.I7:.I11])" office:value-type="float" office:value="0.00217777777777778" calcext:value-type="float">
            <text:p>2,18E-03</text:p>
          </table:table-cell>
          <table:table-cell table:formula="of:=AVERAGE([NO_STORAGE.J7:.J11])" office:value-type="float" office:value="0.0284575115957963" calcext:value-type="float">
            <text:p>0,028457511595796</text:p>
          </table:table-cell>
          <table:table-cell table:formula="of:=AVERAGE([NO_STORAGE.K7:.K11])" office:value-type="float" office:value="0.625381499294339" calcext:value-type="float">
            <text:p>0,625381499294339</text:p>
          </table:table-cell>
          <table:table-cell table:formula="of:=AVERAGE([NO_STORAGE.L7:.L11])" office:value-type="float" office:value="5.95065938972958" calcext:value-type="float">
            <text:p>5,95065938972958</text:p>
          </table:table-cell>
          <table:table-cell table:formula="of:=AVERAGE([NO_STORAGE.M7:.M11])" office:value-type="float" office:value="0.027369607543199" calcext:value-type="float">
            <text:p>0,027369607543199</text:p>
          </table:table-cell>
          <table:table-cell table:formula="of:=AVERAGE([NO_STORAGE.N7:.N11])" office:value-type="float" office:value="6.60341049656711" calcext:value-type="float">
            <text:p>6,60341049656711</text:p>
          </table:table-cell>
          <table:table-cell table:formula="of:=AVERAGE([NO_STORAGE.O7:.O11])" office:value-type="float" office:value="0.4322739786" calcext:value-type="float">
            <text:p>0,4322739786</text:p>
          </table:table-cell>
          <table:table-cell table:formula="of:=[.G3]*100" office:value-type="float" office:value="0.00760266876199972" calcext:value-type="float">
            <text:p>0,007602668762</text:p>
          </table:table-cell>
        </table:table-row>
        <table:table-row table:style-name="ro1">
          <table:table-cell table:formula="of:=AVERAGE([NO_STORAGE.A12:.A16])" office:value-type="float" office:value="100" calcext:value-type="float">
            <text:p>100</text:p>
          </table:table-cell>
          <table:table-cell table:formula="of:=AVERAGE([NO_STORAGE.B12:.B16])" office:value-type="float" office:value="290" calcext:value-type="float">
            <text:p>290</text:p>
          </table:table-cell>
          <table:table-cell table:formula="of:=AVERAGE([NO_STORAGE.C12:.C16])" office:value-type="float" office:value="0.8" calcext:value-type="float">
            <text:p>0,8</text:p>
          </table:table-cell>
          <table:table-cell table:formula="of:=AVERAGE([NO_STORAGE.D12:.D16])" office:value-type="float" office:value="2609.0591156265" calcext:value-type="float">
            <text:p>2609,0591156265</text:p>
          </table:table-cell>
          <table:table-cell table:formula="of:=AVERAGE([NO_STORAGE.E12:.E16])" office:value-type="float" office:value="3.35333333333333" calcext:value-type="float">
            <text:p>3,35333333333333</text:p>
          </table:table-cell>
          <table:table-cell table:formula="of:=AVERAGE([NO_STORAGE.F12:.F16])" office:value-type="float" office:value="0" calcext:value-type="float">
            <text:p>0</text:p>
          </table:table-cell>
          <table:table-cell table:formula="of:=AVERAGE([NO_STORAGE.G12:.G16])" office:value-type="float" office:value="0" calcext:value-type="float">
            <text:p>0,00E+00</text:p>
          </table:table-cell>
          <table:table-cell table:formula="of:=AVERAGE([NO_STORAGE.H12:.H16])" office:value-type="float" office:value="0.0000444444444444444" calcext:value-type="float">
            <text:p>4,44E-05</text:p>
          </table:table-cell>
          <table:table-cell table:formula="of:=AVERAGE([NO_STORAGE.I12:.I16])" office:value-type="float" office:value="0.00122222222222222" calcext:value-type="float">
            <text:p>0,001222222222222</text:p>
          </table:table-cell>
          <table:table-cell table:formula="of:=AVERAGE([NO_STORAGE.J12:.J16])" office:value-type="float" office:value="0.0251910871232489" calcext:value-type="float">
            <text:p>0,025191087123249</text:p>
          </table:table-cell>
          <table:table-cell table:formula="of:=AVERAGE([NO_STORAGE.K12:.K16])" office:value-type="float" office:value="0.595633855326495" calcext:value-type="float">
            <text:p>0,595633855326495</text:p>
          </table:table-cell>
          <table:table-cell table:formula="of:=AVERAGE([NO_STORAGE.L12:.L16])" office:value-type="float" office:value="3.1110014995868" calcext:value-type="float">
            <text:p>3,1110014995868</text:p>
          </table:table-cell>
          <table:table-cell table:formula="of:=AVERAGE([NO_STORAGE.M12:.M16])" office:value-type="float" office:value="0" calcext:value-type="float">
            <text:p>0</text:p>
          </table:table-cell>
          <table:table-cell table:formula="of:=AVERAGE([NO_STORAGE.N12:.N16])" office:value-type="float" office:value="4.1006251527211" calcext:value-type="float">
            <text:p>4,1006251527211</text:p>
          </table:table-cell>
          <table:table-cell table:formula="of:=AVERAGE([NO_STORAGE.O12:.O16])" office:value-type="float" office:value="0.2939371852" calcext:value-type="float">
            <text:p>0,2939371852</text:p>
          </table:table-cell>
          <table:table-cell table:formula="of:=[.G4]*100" office:value-type="float" office:value="0" calcext:value-type="float">
            <text:p>0</text:p>
          </table:table-cell>
        </table:table-row>
        <table:table-row table:style-name="ro1">
          <table:table-cell table:formula="of:=AVERAGE([NO_STORAGE.A17:.A21])" office:value-type="float" office:value="100" calcext:value-type="float">
            <text:p>100</text:p>
          </table:table-cell>
          <table:table-cell table:formula="of:=AVERAGE([NO_STORAGE.B17:.B21])" office:value-type="float" office:value="290" calcext:value-type="float">
            <text:p>290</text:p>
          </table:table-cell>
          <table:table-cell table:formula="of:=AVERAGE([NO_STORAGE.C17:.C21])" office:value-type="float" office:value="0.85" calcext:value-type="float">
            <text:p>0,85</text:p>
          </table:table-cell>
          <table:table-cell table:formula="of:=AVERAGE([NO_STORAGE.D17:.D21])" office:value-type="float" office:value="2609.0591156265" calcext:value-type="float">
            <text:p>2609,0591156265</text:p>
          </table:table-cell>
          <table:table-cell table:formula="of:=AVERAGE([NO_STORAGE.E17:.E21])" office:value-type="float" office:value="3.35333333333333" calcext:value-type="float">
            <text:p>3,35333333333333</text:p>
          </table:table-cell>
          <table:table-cell table:formula="of:=AVERAGE([NO_STORAGE.F17:.F21])" office:value-type="float" office:value="0" calcext:value-type="float">
            <text:p>0</text:p>
          </table:table-cell>
          <table:table-cell table:formula="of:=AVERAGE([NO_STORAGE.G17:.G21])" office:value-type="float" office:value="0" calcext:value-type="float">
            <text:p>0,00E+00</text:p>
          </table:table-cell>
          <table:table-cell table:formula="of:=AVERAGE([NO_STORAGE.H17:.H21])" office:value-type="float" office:value="0.0000444444444444444" calcext:value-type="float">
            <text:p>4,44E-05</text:p>
          </table:table-cell>
          <table:table-cell table:formula="of:=AVERAGE([NO_STORAGE.I17:.I21])" office:value-type="float" office:value="0.00115555555555555" calcext:value-type="float">
            <text:p>0,001155555555556</text:p>
          </table:table-cell>
          <table:table-cell table:formula="of:=AVERAGE([NO_STORAGE.J17:.J21])" office:value-type="float" office:value="0.0251910871232489" calcext:value-type="float">
            <text:p>0,025191087123249</text:p>
          </table:table-cell>
          <table:table-cell table:formula="of:=AVERAGE([NO_STORAGE.K17:.K21])" office:value-type="float" office:value="0.595633855326495" calcext:value-type="float">
            <text:p>0,595633855326495</text:p>
          </table:table-cell>
          <table:table-cell table:formula="of:=AVERAGE([NO_STORAGE.L17:.L21])" office:value-type="float" office:value="3.1110014995868" calcext:value-type="float">
            <text:p>3,1110014995868</text:p>
          </table:table-cell>
          <table:table-cell table:formula="of:=AVERAGE([NO_STORAGE.M17:.M21])" office:value-type="float" office:value="0" calcext:value-type="float">
            <text:p>0</text:p>
          </table:table-cell>
          <table:table-cell table:formula="of:=AVERAGE([NO_STORAGE.N17:.N21])" office:value-type="float" office:value="3.7066353549133" calcext:value-type="float">
            <text:p>3,7066353549133</text:p>
          </table:table-cell>
          <table:table-cell table:formula="of:=AVERAGE([NO_STORAGE.O17:.O21])" office:value-type="float" office:value="0.3018497806" calcext:value-type="float">
            <text:p>0,3018497806</text:p>
          </table:table-cell>
          <table:table-cell table:formula="of:=[.G5]*100" office:value-type="float" office:value="0" calcext:value-type="float">
            <text:p>0</text:p>
          </table:table-cell>
        </table:table-row>
        <table:table-row table:style-name="ro1">
          <table:table-cell table:formula="of:=AVERAGE([NO_STORAGE.A22:.A26])" office:value-type="float" office:value="100" calcext:value-type="float">
            <text:p>100</text:p>
          </table:table-cell>
          <table:table-cell table:formula="of:=AVERAGE([NO_STORAGE.B22:.B26])" office:value-type="float" office:value="290" calcext:value-type="float">
            <text:p>290</text:p>
          </table:table-cell>
          <table:table-cell table:formula="of:=AVERAGE([NO_STORAGE.C22:.C26])" office:value-type="float" office:value="0.9" calcext:value-type="float">
            <text:p>0,9</text:p>
          </table:table-cell>
          <table:table-cell table:formula="of:=AVERAGE([NO_STORAGE.D22:.D26])" office:value-type="float" office:value="2609.0591156265" calcext:value-type="float">
            <text:p>2609,0591156265</text:p>
          </table:table-cell>
          <table:table-cell table:formula="of:=AVERAGE([NO_STORAGE.E22:.E26])" office:value-type="float" office:value="3.35333333333333" calcext:value-type="float">
            <text:p>3,35333333333333</text:p>
          </table:table-cell>
          <table:table-cell table:formula="of:=AVERAGE([NO_STORAGE.F22:.F26])" office:value-type="float" office:value="0" calcext:value-type="float">
            <text:p>0</text:p>
          </table:table-cell>
          <table:table-cell table:formula="of:=AVERAGE([NO_STORAGE.G22:.G26])" office:value-type="float" office:value="0" calcext:value-type="float">
            <text:p>0,00E+00</text:p>
          </table:table-cell>
          <table:table-cell table:formula="of:=AVERAGE([NO_STORAGE.H22:.H26])" office:value-type="float" office:value="0.0000222222222222222" calcext:value-type="float">
            <text:p>2,22E-05</text:p>
          </table:table-cell>
          <table:table-cell table:formula="of:=AVERAGE([NO_STORAGE.I22:.I26])" office:value-type="float" office:value="0.00126666666666667" calcext:value-type="float">
            <text:p>0,001266666666667</text:p>
          </table:table-cell>
          <table:table-cell table:formula="of:=AVERAGE([NO_STORAGE.J22:.J26])" office:value-type="float" office:value="0.0251910871232489" calcext:value-type="float">
            <text:p>0,025191087123249</text:p>
          </table:table-cell>
          <table:table-cell table:formula="of:=AVERAGE([NO_STORAGE.K22:.K26])" office:value-type="float" office:value="0.595633855326495" calcext:value-type="float">
            <text:p>0,595633855326495</text:p>
          </table:table-cell>
          <table:table-cell table:formula="of:=AVERAGE([NO_STORAGE.L22:.L26])" office:value-type="float" office:value="3.1110014995868" calcext:value-type="float">
            <text:p>3,1110014995868</text:p>
          </table:table-cell>
          <table:table-cell table:formula="of:=AVERAGE([NO_STORAGE.M22:.M26])" office:value-type="float" office:value="0" calcext:value-type="float">
            <text:p>0</text:p>
          </table:table-cell>
          <table:table-cell table:formula="of:=AVERAGE([NO_STORAGE.N22:.N26])" office:value-type="float" office:value="3.7066353549133" calcext:value-type="float">
            <text:p>3,7066353549133</text:p>
          </table:table-cell>
          <table:table-cell table:formula="of:=AVERAGE([NO_STORAGE.O22:.O26])" office:value-type="float" office:value="0.2979018338" calcext:value-type="float">
            <text:p>0,2979018338</text:p>
          </table:table-cell>
          <table:table-cell table:formula="of:=[.G6]*100" office:value-type="float" office:value="0" calcext:value-type="float">
            <text:p>0</text:p>
          </table:table-cell>
        </table:table-row>
        <table:table-row table:style-name="ro1">
          <table:table-cell table:formula="of:=AVERAGE([NO_STORAGE.A27:.A31])" office:value-type="float" office:value="100" calcext:value-type="float">
            <text:p>100</text:p>
          </table:table-cell>
          <table:table-cell table:formula="of:=AVERAGE([NO_STORAGE.B7:.B11])" office:value-type="float" office:value="290" calcext:value-type="float">
            <text:p>290</text:p>
          </table:table-cell>
          <table:table-cell table:formula="of:=AVERAGE([NO_STORAGE.C27:.C31])" office:value-type="float" office:value="0.95" calcext:value-type="float">
            <text:p>0,95</text:p>
          </table:table-cell>
          <table:table-cell table:formula="of:=AVERAGE([NO_STORAGE.D27:.D31])" office:value-type="float" office:value="2609.0591156265" calcext:value-type="float">
            <text:p>2609,0591156265</text:p>
          </table:table-cell>
          <table:table-cell table:formula="of:=AVERAGE([NO_STORAGE.E27:.E31])" office:value-type="float" office:value="3.35333333333333" calcext:value-type="float">
            <text:p>3,35333333333333</text:p>
          </table:table-cell>
          <table:table-cell table:formula="of:=AVERAGE([NO_STORAGE.F27:.F31])" office:value-type="float" office:value="0" calcext:value-type="float">
            <text:p>0</text:p>
          </table:table-cell>
          <table:table-cell table:formula="of:=AVERAGE([NO_STORAGE.G27:.G31])" office:value-type="float" office:value="0" calcext:value-type="float">
            <text:p>0,00E+00</text:p>
          </table:table-cell>
          <table:table-cell table:formula="of:=AVERAGE([NO_STORAGE.H27:.H31])" office:value-type="float" office:value="0.0000222222222222222" calcext:value-type="float">
            <text:p>2,22E-05</text:p>
          </table:table-cell>
          <table:table-cell table:formula="of:=AVERAGE([NO_STORAGE.I27:.I31])" office:value-type="float" office:value="0.00128888888888889" calcext:value-type="float">
            <text:p>0,001288888888889</text:p>
          </table:table-cell>
          <table:table-cell table:style-name="ce1" table:formula="of:=AVERAGE([NO_STORAGE.J27:.J31])" office:value-type="float" office:value="0.0251910871232489" calcext:value-type="float">
            <text:p>2,52E-02</text:p>
          </table:table-cell>
          <table:table-cell table:formula="of:=AVERAGE([NO_STORAGE.K27:.K31])" office:value-type="float" office:value="0.595633855326495" calcext:value-type="float">
            <text:p>0,595633855326495</text:p>
          </table:table-cell>
          <table:table-cell table:formula="of:=AVERAGE([NO_STORAGE.L27:.L31])" office:value-type="float" office:value="3.1110014995868" calcext:value-type="float">
            <text:p>3,1110014995868</text:p>
          </table:table-cell>
          <table:table-cell table:formula="of:=AVERAGE([NO_STORAGE.M27:.M31])" office:value-type="float" office:value="0" calcext:value-type="float">
            <text:p>0</text:p>
          </table:table-cell>
          <table:table-cell table:formula="of:=AVERAGE([NO_STORAGE.N27:.N31])" office:value-type="float" office:value="3.7066353549133" calcext:value-type="float">
            <text:p>3,7066353549133</text:p>
          </table:table-cell>
          <table:table-cell table:formula="of:=AVERAGE([NO_STORAGE.O27:.O31])" office:value-type="float" office:value="0.3168727536" calcext:value-type="float">
            <text:p>0,3168727536</text:p>
          </table:table-cell>
          <table:table-cell table:formula="of:=[.G7]*100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5"/>
          <table:table-cell table:style-name="ce1"/>
          <table:table-cell table:number-columns-repeated="3"/>
          <table:table-cell table:style-name="ce1"/>
          <table:table-cell table:number-columns-repeated="6"/>
        </table:table-row>
        <table:table-row table:style-name="ro1">
          <table:table-cell table:number-columns-repeated="5"/>
          <table:table-cell table:style-name="ce1"/>
          <table:table-cell table:number-columns-repeated="3"/>
          <table:table-cell table:style-name="ce1"/>
          <table:table-cell table:number-columns-repeated="6"/>
        </table:table-row>
      </table:table>
      <table:table table:name="GREEDY_ERROR_RATE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BS([Greedy_MSTRGMT_AVG.C2]-#REF!)/#REF!" office:value-type="string" office:string-value="" calcext:value-type="error">
            <text:p>#REF!</text:p>
          </table:table-cell>
          <table:table-cell table:formula="of:=ABS([Greedy_MSTRGMT_AVG.D2]-#REF!)/#REF!" office:value-type="string" office:string-value="" calcext:value-type="error">
            <text:p>#REF!</text:p>
          </table:table-cell>
          <table:table-cell table:formula="of:=ABS([Greedy_MSTRGMT_AVG.E2]-#REF!)/#REF!" office:value-type="string" office:string-value="" calcext:value-type="error">
            <text:p>#REF!</text:p>
          </table:table-cell>
          <table:table-cell table:formula="of:=ABS([Greedy_MSTRGMT_AVG.F2]-#REF!)/#REF!" office:value-type="string" office:string-value="" calcext:value-type="error">
            <text:p>#REF!</text:p>
          </table:table-cell>
          <table:table-cell table:formula="of:=ABS([Greedy_MSTRGMT_AVG.G2]-#REF!)/#REF!" office:value-type="string" office:string-value="" calcext:value-type="error">
            <text:p>#REF!</text:p>
          </table:table-cell>
          <table:table-cell table:formula="of:=ABS([Greedy_MSTRGMT_AVG.H2]-#REF!)/#REF!" office:value-type="string" office:string-value="" calcext:value-type="error">
            <text:p>#REF!</text:p>
          </table:table-cell>
          <table:table-cell table:formula="of:=ABS([Greedy_MSTRGMT_AVG.I2]-#REF!)/#REF!" office:value-type="string" office:string-value="" calcext:value-type="error">
            <text:p>#REF!</text:p>
          </table:table-cell>
          <table:table-cell table:formula="of:=ABS([Greedy_MSTRGMT_AVG.J2]-#REF!)/#REF!" office:value-type="string" office:string-value="" calcext:value-type="error">
            <text:p>#REF!</text:p>
          </table:table-cell>
          <table:table-cell table:formula="of:=ABS([Greedy_MSTRGMT_AVG.K2]-#REF!)/#REF!" office:value-type="string" office:string-value="" calcext:value-type="error">
            <text:p>#REF!</text:p>
          </table:table-cell>
          <table:table-cell table:formula="of:=ABS([Greedy_MSTRGMT_AVG.L2]-#REF!)/#REF!" office:value-type="string" office:string-value="" calcext:value-type="error">
            <text:p>#REF!</text:p>
          </table:table-cell>
          <table:table-cell table:formula="of:=[Greedy_MSTRGMT_AVG.M2]/#REF!" office:value-type="string" office:string-value="" calcext:value-type="error">
            <text:p>#REF!</text:p>
          </table:table-cell>
          <table:table-cell table:formula="of:=#REF!/[Greedy_MSTRGMT_AVG.N2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BS([Greedy_MSTRGMT_AVG.C3]-#REF!)/#REF!" office:value-type="string" office:string-value="" calcext:value-type="error">
            <text:p>#REF!</text:p>
          </table:table-cell>
          <table:table-cell table:formula="of:=ABS([Greedy_MSTRGMT_AVG.D3]-#REF!)/#REF!" office:value-type="string" office:string-value="" calcext:value-type="error">
            <text:p>#REF!</text:p>
          </table:table-cell>
          <table:table-cell table:formula="of:=ABS([Greedy_MSTRGMT_AVG.E3]-#REF!)/#REF!" office:value-type="string" office:string-value="" calcext:value-type="error">
            <text:p>#REF!</text:p>
          </table:table-cell>
          <table:table-cell table:formula="of:=ABS([Greedy_MSTRGMT_AVG.F3]-#REF!)/#REF!" office:value-type="string" office:string-value="" calcext:value-type="error">
            <text:p>#REF!</text:p>
          </table:table-cell>
          <table:table-cell table:formula="of:=ABS([Greedy_MSTRGMT_AVG.G3]-#REF!)/#REF!" office:value-type="string" office:string-value="" calcext:value-type="error">
            <text:p>#REF!</text:p>
          </table:table-cell>
          <table:table-cell table:formula="of:=ABS([Greedy_MSTRGMT_AVG.H3]-#REF!)/#REF!" office:value-type="string" office:string-value="" calcext:value-type="error">
            <text:p>#REF!</text:p>
          </table:table-cell>
          <table:table-cell table:formula="of:=ABS([Greedy_MSTRGMT_AVG.I3]-#REF!)/#REF!" office:value-type="string" office:string-value="" calcext:value-type="error">
            <text:p>#REF!</text:p>
          </table:table-cell>
          <table:table-cell table:formula="of:=ABS([Greedy_MSTRGMT_AVG.J3]-#REF!)/#REF!" office:value-type="string" office:string-value="" calcext:value-type="error">
            <text:p>#REF!</text:p>
          </table:table-cell>
          <table:table-cell table:formula="of:=ABS([Greedy_MSTRGMT_AVG.K3]-#REF!)/#REF!" office:value-type="string" office:string-value="" calcext:value-type="error">
            <text:p>#REF!</text:p>
          </table:table-cell>
          <table:table-cell table:formula="of:=ABS([Greedy_MSTRGMT_AVG.L3]-#REF!)/#REF!" office:value-type="string" office:string-value="" calcext:value-type="error">
            <text:p>#REF!</text:p>
          </table:table-cell>
          <table:table-cell table:formula="of:=[Greedy_MSTRGMT_AVG.M3]/#REF!" office:value-type="string" office:string-value="" calcext:value-type="error">
            <text:p>#REF!</text:p>
          </table:table-cell>
          <table:table-cell table:formula="of:=#REF!/[Greedy_MSTRGMT_AVG.N3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BS([Greedy_MSTRGMT_AVG.C4]-#REF!)/#REF!" office:value-type="string" office:string-value="" calcext:value-type="error">
            <text:p>#REF!</text:p>
          </table:table-cell>
          <table:table-cell table:formula="of:=ABS([Greedy_MSTRGMT_AVG.D4]-#REF!)/#REF!" office:value-type="string" office:string-value="" calcext:value-type="error">
            <text:p>#REF!</text:p>
          </table:table-cell>
          <table:table-cell table:formula="of:=ABS([Greedy_MSTRGMT_AVG.E4]-#REF!)/#REF!" office:value-type="string" office:string-value="" calcext:value-type="error">
            <text:p>#REF!</text:p>
          </table:table-cell>
          <table:table-cell table:formula="of:=ABS([Greedy_MSTRGMT_AVG.F4]-#REF!)/#REF!" office:value-type="string" office:string-value="" calcext:value-type="error">
            <text:p>#REF!</text:p>
          </table:table-cell>
          <table:table-cell table:formula="of:=ABS([Greedy_MSTRGMT_AVG.G4]-#REF!)/#REF!" office:value-type="string" office:string-value="" calcext:value-type="error">
            <text:p>#REF!</text:p>
          </table:table-cell>
          <table:table-cell table:formula="of:=ABS([Greedy_MSTRGMT_AVG.H4]-#REF!)/#REF!" office:value-type="string" office:string-value="" calcext:value-type="error">
            <text:p>#REF!</text:p>
          </table:table-cell>
          <table:table-cell table:formula="of:=ABS([Greedy_MSTRGMT_AVG.I4]-#REF!)/#REF!" office:value-type="string" office:string-value="" calcext:value-type="error">
            <text:p>#REF!</text:p>
          </table:table-cell>
          <table:table-cell table:formula="of:=ABS([Greedy_MSTRGMT_AVG.J4]-#REF!)/#REF!" office:value-type="string" office:string-value="" calcext:value-type="error">
            <text:p>#REF!</text:p>
          </table:table-cell>
          <table:table-cell table:formula="of:=ABS([Greedy_MSTRGMT_AVG.K4]-#REF!)/#REF!" office:value-type="string" office:string-value="" calcext:value-type="error">
            <text:p>#REF!</text:p>
          </table:table-cell>
          <table:table-cell table:formula="of:=ABS([Greedy_MSTRGMT_AVG.L4]-#REF!)/#REF!" office:value-type="string" office:string-value="" calcext:value-type="error">
            <text:p>#REF!</text:p>
          </table:table-cell>
          <table:table-cell table:formula="of:=[Greedy_MSTRGMT_AVG.M4]/#REF!" office:value-type="string" office:string-value="" calcext:value-type="error">
            <text:p>#REF!</text:p>
          </table:table-cell>
          <table:table-cell table:formula="of:=#REF!/[Greedy_MSTRGMT_AVG.N4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ABS([Greedy_MSTRGMT_AVG.C5]-#REF!)/#REF!" office:value-type="string" office:string-value="" calcext:value-type="error">
            <text:p>#REF!</text:p>
          </table:table-cell>
          <table:table-cell table:formula="of:=ABS([Greedy_MSTRGMT_AVG.D5]-#REF!)/#REF!" office:value-type="string" office:string-value="" calcext:value-type="error">
            <text:p>#REF!</text:p>
          </table:table-cell>
          <table:table-cell table:formula="of:=ABS([Greedy_MSTRGMT_AVG.E5]-#REF!)/#REF!" office:value-type="string" office:string-value="" calcext:value-type="error">
            <text:p>#REF!</text:p>
          </table:table-cell>
          <table:table-cell table:formula="of:=ABS([Greedy_MSTRGMT_AVG.F5]-#REF!)/#REF!" office:value-type="string" office:string-value="" calcext:value-type="error">
            <text:p>#REF!</text:p>
          </table:table-cell>
          <table:table-cell table:formula="of:=ABS([Greedy_MSTRGMT_AVG.G5]-#REF!)/#REF!" office:value-type="string" office:string-value="" calcext:value-type="error">
            <text:p>#REF!</text:p>
          </table:table-cell>
          <table:table-cell table:formula="of:=ABS([Greedy_MSTRGMT_AVG.H5]-#REF!)/#REF!" office:value-type="string" office:string-value="" calcext:value-type="error">
            <text:p>#REF!</text:p>
          </table:table-cell>
          <table:table-cell table:formula="of:=ABS([Greedy_MSTRGMT_AVG.I5]-#REF!)/#REF!" office:value-type="string" office:string-value="" calcext:value-type="error">
            <text:p>#REF!</text:p>
          </table:table-cell>
          <table:table-cell table:formula="of:=ABS([Greedy_MSTRGMT_AVG.J5]-#REF!)/#REF!" office:value-type="string" office:string-value="" calcext:value-type="error">
            <text:p>#REF!</text:p>
          </table:table-cell>
          <table:table-cell table:formula="of:=ABS([Greedy_MSTRGMT_AVG.K5]-#REF!)/#REF!" office:value-type="string" office:string-value="" calcext:value-type="error">
            <text:p>#REF!</text:p>
          </table:table-cell>
          <table:table-cell table:formula="of:=ABS([Greedy_MSTRGMT_AVG.L5]-#REF!)/#REF!" office:value-type="string" office:string-value="" calcext:value-type="error">
            <text:p>#REF!</text:p>
          </table:table-cell>
          <table:table-cell table:formula="of:=[Greedy_MSTRGMT_AVG.M5]/#REF!" office:value-type="string" office:string-value="" calcext:value-type="error">
            <text:p>#REF!</text:p>
          </table:table-cell>
          <table:table-cell table:formula="of:=#REF!/[Greedy_MSTRGMT_AVG.N5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ABS([Greedy_MSTRGMT_AVG.C6]-#REF!)/#REF!" office:value-type="string" office:string-value="" calcext:value-type="error">
            <text:p>#REF!</text:p>
          </table:table-cell>
          <table:table-cell table:formula="of:=ABS([Greedy_MSTRGMT_AVG.D6]-#REF!)/#REF!" office:value-type="string" office:string-value="" calcext:value-type="error">
            <text:p>#REF!</text:p>
          </table:table-cell>
          <table:table-cell table:formula="of:=ABS([Greedy_MSTRGMT_AVG.E6]-#REF!)/#REF!" office:value-type="string" office:string-value="" calcext:value-type="error">
            <text:p>#REF!</text:p>
          </table:table-cell>
          <table:table-cell table:formula="of:=ABS([Greedy_MSTRGMT_AVG.F6]-#REF!)/#REF!" office:value-type="string" office:string-value="" calcext:value-type="error">
            <text:p>#REF!</text:p>
          </table:table-cell>
          <table:table-cell table:formula="of:=ABS([Greedy_MSTRGMT_AVG.G6]-#REF!)/#REF!" office:value-type="string" office:string-value="" calcext:value-type="error">
            <text:p>#REF!</text:p>
          </table:table-cell>
          <table:table-cell table:formula="of:=ABS([Greedy_MSTRGMT_AVG.H6]-#REF!)/#REF!" office:value-type="string" office:string-value="" calcext:value-type="error">
            <text:p>#REF!</text:p>
          </table:table-cell>
          <table:table-cell table:formula="of:=ABS([Greedy_MSTRGMT_AVG.I6]-#REF!)/#REF!" office:value-type="string" office:string-value="" calcext:value-type="error">
            <text:p>#REF!</text:p>
          </table:table-cell>
          <table:table-cell table:formula="of:=ABS([Greedy_MSTRGMT_AVG.J6]-#REF!)/#REF!" office:value-type="string" office:string-value="" calcext:value-type="error">
            <text:p>#REF!</text:p>
          </table:table-cell>
          <table:table-cell table:formula="of:=ABS([Greedy_MSTRGMT_AVG.K6]-#REF!)/#REF!" office:value-type="string" office:string-value="" calcext:value-type="error">
            <text:p>#REF!</text:p>
          </table:table-cell>
          <table:table-cell table:formula="of:=ABS([Greedy_MSTRGMT_AVG.L6]-#REF!)/#REF!" office:value-type="string" office:string-value="" calcext:value-type="error">
            <text:p>#REF!</text:p>
          </table:table-cell>
          <table:table-cell table:formula="of:=[Greedy_MSTRGMT_AVG.M6]/#REF!" office:value-type="string" office:string-value="" calcext:value-type="error">
            <text:p>#REF!</text:p>
          </table:table-cell>
          <table:table-cell table:formula="of:=#REF!/[Greedy_MSTRGMT_AVG.N6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BS([Greedy_MSTRGMT_AVG.C7]-#REF!)/#REF!" office:value-type="string" office:string-value="" calcext:value-type="error">
            <text:p>#REF!</text:p>
          </table:table-cell>
          <table:table-cell table:formula="of:=ABS([Greedy_MSTRGMT_AVG.D7]-#REF!)/#REF!" office:value-type="string" office:string-value="" calcext:value-type="error">
            <text:p>#REF!</text:p>
          </table:table-cell>
          <table:table-cell table:formula="of:=ABS([Greedy_MSTRGMT_AVG.E7]-#REF!)/#REF!" office:value-type="string" office:string-value="" calcext:value-type="error">
            <text:p>#REF!</text:p>
          </table:table-cell>
          <table:table-cell table:formula="of:=ABS([Greedy_MSTRGMT_AVG.F7]-#REF!)/#REF!" office:value-type="string" office:string-value="" calcext:value-type="error">
            <text:p>#REF!</text:p>
          </table:table-cell>
          <table:table-cell table:formula="of:=ABS([Greedy_MSTRGMT_AVG.G7]-#REF!)/#REF!" office:value-type="string" office:string-value="" calcext:value-type="error">
            <text:p>#REF!</text:p>
          </table:table-cell>
          <table:table-cell table:formula="of:=ABS([Greedy_MSTRGMT_AVG.H7]-#REF!)/#REF!" office:value-type="string" office:string-value="" calcext:value-type="error">
            <text:p>#REF!</text:p>
          </table:table-cell>
          <table:table-cell table:formula="of:=ABS([Greedy_MSTRGMT_AVG.I7]-#REF!)/#REF!" office:value-type="string" office:string-value="" calcext:value-type="error">
            <text:p>#REF!</text:p>
          </table:table-cell>
          <table:table-cell table:formula="of:=ABS([Greedy_MSTRGMT_AVG.J7]-#REF!)/#REF!" office:value-type="string" office:string-value="" calcext:value-type="error">
            <text:p>#REF!</text:p>
          </table:table-cell>
          <table:table-cell table:formula="of:=ABS([Greedy_MSTRGMT_AVG.K7]-#REF!)/#REF!" office:value-type="string" office:string-value="" calcext:value-type="error">
            <text:p>#REF!</text:p>
          </table:table-cell>
          <table:table-cell table:formula="of:=ABS([Greedy_MSTRGMT_AVG.L7]-#REF!)/#REF!" office:value-type="string" office:string-value="" calcext:value-type="error">
            <text:p>#REF!</text:p>
          </table:table-cell>
          <table:table-cell table:formula="of:=[Greedy_MSTRGMT_AVG.M7]/#REF!" office:value-type="string" office:string-value="" calcext:value-type="error">
            <text:p>#REF!</text:p>
          </table:table-cell>
          <table:table-cell table:formula="of:=#REF!/[Greedy_MSTRGMT_AVG.N7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ABS([Greedy_MSTRGMT_AVG.C8]-#REF!)/#REF!" office:value-type="string" office:string-value="" calcext:value-type="error">
            <text:p>#REF!</text:p>
          </table:table-cell>
          <table:table-cell table:formula="of:=ABS([Greedy_MSTRGMT_AVG.D8]-#REF!)/#REF!" office:value-type="string" office:string-value="" calcext:value-type="error">
            <text:p>#REF!</text:p>
          </table:table-cell>
          <table:table-cell table:formula="of:=ABS([Greedy_MSTRGMT_AVG.E8]-#REF!)/#REF!" office:value-type="string" office:string-value="" calcext:value-type="error">
            <text:p>#REF!</text:p>
          </table:table-cell>
          <table:table-cell table:formula="of:=ABS([Greedy_MSTRGMT_AVG.F8]-#REF!)/#REF!" office:value-type="string" office:string-value="" calcext:value-type="error">
            <text:p>#REF!</text:p>
          </table:table-cell>
          <table:table-cell table:formula="of:=ABS([Greedy_MSTRGMT_AVG.G8]-#REF!)/#REF!" office:value-type="string" office:string-value="" calcext:value-type="error">
            <text:p>#REF!</text:p>
          </table:table-cell>
          <table:table-cell table:formula="of:=ABS([Greedy_MSTRGMT_AVG.H8]-#REF!)/#REF!" office:value-type="string" office:string-value="" calcext:value-type="error">
            <text:p>#REF!</text:p>
          </table:table-cell>
          <table:table-cell table:formula="of:=ABS([Greedy_MSTRGMT_AVG.I8]-#REF!)/#REF!" office:value-type="string" office:string-value="" calcext:value-type="error">
            <text:p>#REF!</text:p>
          </table:table-cell>
          <table:table-cell table:formula="of:=ABS([Greedy_MSTRGMT_AVG.J8]-#REF!)/#REF!" office:value-type="string" office:string-value="" calcext:value-type="error">
            <text:p>#REF!</text:p>
          </table:table-cell>
          <table:table-cell table:formula="of:=ABS([Greedy_MSTRGMT_AVG.K8]-#REF!)/#REF!" office:value-type="string" office:string-value="" calcext:value-type="error">
            <text:p>#REF!</text:p>
          </table:table-cell>
          <table:table-cell table:formula="of:=ABS([Greedy_MSTRGMT_AVG.L8]-#REF!)/#REF!" office:value-type="string" office:string-value="" calcext:value-type="error">
            <text:p>#REF!</text:p>
          </table:table-cell>
          <table:table-cell table:formula="of:=[Greedy_MSTRGMT_AVG.M8]/#REF!" office:value-type="string" office:string-value="" calcext:value-type="error">
            <text:p>#REF!</text:p>
          </table:table-cell>
          <table:table-cell table:formula="of:=#REF!/[Greedy_MSTRGMT_AVG.N8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ABS([Greedy_MSTRGMT_AVG.C9]-#REF!)/#REF!" office:value-type="string" office:string-value="" calcext:value-type="error">
            <text:p>#REF!</text:p>
          </table:table-cell>
          <table:table-cell table:formula="of:=ABS([Greedy_MSTRGMT_AVG.D9]-#REF!)/#REF!" office:value-type="string" office:string-value="" calcext:value-type="error">
            <text:p>#REF!</text:p>
          </table:table-cell>
          <table:table-cell table:formula="of:=ABS([Greedy_MSTRGMT_AVG.E9]-#REF!)/#REF!" office:value-type="string" office:string-value="" calcext:value-type="error">
            <text:p>#REF!</text:p>
          </table:table-cell>
          <table:table-cell table:formula="of:=ABS([Greedy_MSTRGMT_AVG.F9]-#REF!)/#REF!" office:value-type="string" office:string-value="" calcext:value-type="error">
            <text:p>#REF!</text:p>
          </table:table-cell>
          <table:table-cell table:formula="of:=ABS([Greedy_MSTRGMT_AVG.G9]-#REF!)/#REF!" office:value-type="string" office:string-value="" calcext:value-type="error">
            <text:p>#REF!</text:p>
          </table:table-cell>
          <table:table-cell table:formula="of:=ABS([Greedy_MSTRGMT_AVG.H9]-#REF!)/#REF!" office:value-type="string" office:string-value="" calcext:value-type="error">
            <text:p>#REF!</text:p>
          </table:table-cell>
          <table:table-cell table:formula="of:=ABS([Greedy_MSTRGMT_AVG.I9]-#REF!)/#REF!" office:value-type="string" office:string-value="" calcext:value-type="error">
            <text:p>#REF!</text:p>
          </table:table-cell>
          <table:table-cell table:formula="of:=ABS([Greedy_MSTRGMT_AVG.J9]-#REF!)/#REF!" office:value-type="string" office:string-value="" calcext:value-type="error">
            <text:p>#REF!</text:p>
          </table:table-cell>
          <table:table-cell table:formula="of:=ABS([Greedy_MSTRGMT_AVG.K9]-#REF!)/#REF!" office:value-type="string" office:string-value="" calcext:value-type="error">
            <text:p>#REF!</text:p>
          </table:table-cell>
          <table:table-cell table:formula="of:=ABS([Greedy_MSTRGMT_AVG.L9]-#REF!)/#REF!" office:value-type="string" office:string-value="" calcext:value-type="error">
            <text:p>#REF!</text:p>
          </table:table-cell>
          <table:table-cell table:formula="of:=[Greedy_MSTRGMT_AVG.M9]/#REF!" office:value-type="string" office:string-value="" calcext:value-type="error">
            <text:p>#REF!</text:p>
          </table:table-cell>
          <table:table-cell table:formula="of:=#REF!/[Greedy_MSTRGMT_AVG.N9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ABS([Greedy_MSTRGMT_AVG.C10]-#REF!)/#REF!" office:value-type="string" office:string-value="" calcext:value-type="error">
            <text:p>#REF!</text:p>
          </table:table-cell>
          <table:table-cell table:formula="of:=ABS([Greedy_MSTRGMT_AVG.D10]-#REF!)/#REF!" office:value-type="string" office:string-value="" calcext:value-type="error">
            <text:p>#REF!</text:p>
          </table:table-cell>
          <table:table-cell table:formula="of:=ABS([Greedy_MSTRGMT_AVG.E10]-#REF!)/#REF!" office:value-type="string" office:string-value="" calcext:value-type="error">
            <text:p>#REF!</text:p>
          </table:table-cell>
          <table:table-cell table:formula="of:=ABS([Greedy_MSTRGMT_AVG.F10]-#REF!)/#REF!" office:value-type="string" office:string-value="" calcext:value-type="error">
            <text:p>#REF!</text:p>
          </table:table-cell>
          <table:table-cell table:formula="of:=ABS([Greedy_MSTRGMT_AVG.G10]-#REF!)/#REF!" office:value-type="string" office:string-value="" calcext:value-type="error">
            <text:p>#REF!</text:p>
          </table:table-cell>
          <table:table-cell table:formula="of:=ABS([Greedy_MSTRGMT_AVG.H10]-#REF!)/#REF!" office:value-type="string" office:string-value="" calcext:value-type="error">
            <text:p>#REF!</text:p>
          </table:table-cell>
          <table:table-cell table:formula="of:=ABS([Greedy_MSTRGMT_AVG.I10]-#REF!)/#REF!" office:value-type="string" office:string-value="" calcext:value-type="error">
            <text:p>#REF!</text:p>
          </table:table-cell>
          <table:table-cell table:formula="of:=ABS([Greedy_MSTRGMT_AVG.J10]-#REF!)/#REF!" office:value-type="string" office:string-value="" calcext:value-type="error">
            <text:p>#REF!</text:p>
          </table:table-cell>
          <table:table-cell table:formula="of:=ABS([Greedy_MSTRGMT_AVG.K10]-#REF!)/#REF!" office:value-type="string" office:string-value="" calcext:value-type="error">
            <text:p>#REF!</text:p>
          </table:table-cell>
          <table:table-cell table:formula="of:=ABS([Greedy_MSTRGMT_AVG.L10]-#REF!)/#REF!" office:value-type="string" office:string-value="" calcext:value-type="error">
            <text:p>#REF!</text:p>
          </table:table-cell>
          <table:table-cell table:formula="of:=[Greedy_MSTRGMT_AVG.M10]/#REF!" office:value-type="string" office:string-value="" calcext:value-type="error">
            <text:p>#REF!</text:p>
          </table:table-cell>
          <table:table-cell table:formula="of:=#REF!/[Greedy_MSTRGMT_AVG.N10]" office:value-type="string" office:string-value="" calcext:value-type="error">
            <text:p>#REF!</text:p>
          </table:table-cell>
        </table:table-row>
      </table:table>
      <table:table table:name="HPSD_ERROR_RATE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BS([HPSD_MSTRGMT_AVG.C2]-#REF!)/#REF!" office:value-type="string" office:string-value="" calcext:value-type="error">
            <text:p>#REF!</text:p>
          </table:table-cell>
          <table:table-cell table:formula="of:=ABS([HPSD_MSTRGMT_AVG.D2]-#REF!)/#REF!" office:value-type="string" office:string-value="" calcext:value-type="error">
            <text:p>#REF!</text:p>
          </table:table-cell>
          <table:table-cell table:formula="of:=ABS([HPSD_MSTRGMT_AVG.E2]-#REF!)/#REF!" office:value-type="string" office:string-value="" calcext:value-type="error">
            <text:p>#REF!</text:p>
          </table:table-cell>
          <table:table-cell table:formula="of:=ABS([HPSD_MSTRGMT_AVG.F2]-#REF!)/#REF!" office:value-type="string" office:string-value="" calcext:value-type="error">
            <text:p>#REF!</text:p>
          </table:table-cell>
          <table:table-cell table:formula="of:=ABS([HPSD_MSTRGMT_AVG.G2]-#REF!)/#REF!" office:value-type="string" office:string-value="" calcext:value-type="error">
            <text:p>#REF!</text:p>
          </table:table-cell>
          <table:table-cell table:formula="of:=ABS([HPSD_MSTRGMT_AVG.H2]-#REF!)/#REF!" office:value-type="string" office:string-value="" calcext:value-type="error">
            <text:p>#REF!</text:p>
          </table:table-cell>
          <table:table-cell table:formula="of:=ABS([HPSD_MSTRGMT_AVG.I2]-#REF!)/#REF!" office:value-type="string" office:string-value="" calcext:value-type="error">
            <text:p>#REF!</text:p>
          </table:table-cell>
          <table:table-cell table:formula="of:=ABS([HPSD_MSTRGMT_AVG.J2]-#REF!)/#REF!" office:value-type="string" office:string-value="" calcext:value-type="error">
            <text:p>#REF!</text:p>
          </table:table-cell>
          <table:table-cell table:formula="of:=ABS([HPSD_MSTRGMT_AVG.K2]-#REF!)/#REF!" office:value-type="string" office:string-value="" calcext:value-type="error">
            <text:p>#REF!</text:p>
          </table:table-cell>
          <table:table-cell table:formula="of:=ABS([HPSD_MSTRGMT_AVG.L2]-#REF!)/#REF!" office:value-type="string" office:string-value="" calcext:value-type="error">
            <text:p>#REF!</text:p>
          </table:table-cell>
          <table:table-cell table:formula="of:=[HPSD_MSTRGMT_AVG.M2]/#REF!" office:value-type="string" office:string-value="" calcext:value-type="error">
            <text:p>#REF!</text:p>
          </table:table-cell>
          <table:table-cell table:formula="of:=#REF!/[HPSD_MSTRGMT_AVG.N2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BS([HPSD_MSTRGMT_AVG.C3]-#REF!)/#REF!" office:value-type="string" office:string-value="" calcext:value-type="error">
            <text:p>#REF!</text:p>
          </table:table-cell>
          <table:table-cell table:formula="of:=ABS([HPSD_MSTRGMT_AVG.D3]-#REF!)/#REF!" office:value-type="string" office:string-value="" calcext:value-type="error">
            <text:p>#REF!</text:p>
          </table:table-cell>
          <table:table-cell table:formula="of:=ABS([HPSD_MSTRGMT_AVG.E3]-#REF!)/#REF!" office:value-type="string" office:string-value="" calcext:value-type="error">
            <text:p>#REF!</text:p>
          </table:table-cell>
          <table:table-cell table:formula="of:=ABS([HPSD_MSTRGMT_AVG.F3]-#REF!)/#REF!" office:value-type="string" office:string-value="" calcext:value-type="error">
            <text:p>#REF!</text:p>
          </table:table-cell>
          <table:table-cell table:formula="of:=ABS([HPSD_MSTRGMT_AVG.G3]-#REF!)/#REF!" office:value-type="string" office:string-value="" calcext:value-type="error">
            <text:p>#REF!</text:p>
          </table:table-cell>
          <table:table-cell table:formula="of:=ABS([HPSD_MSTRGMT_AVG.H3]-#REF!)/#REF!" office:value-type="string" office:string-value="" calcext:value-type="error">
            <text:p>#REF!</text:p>
          </table:table-cell>
          <table:table-cell table:formula="of:=ABS([HPSD_MSTRGMT_AVG.I3]-#REF!)/#REF!" office:value-type="string" office:string-value="" calcext:value-type="error">
            <text:p>#REF!</text:p>
          </table:table-cell>
          <table:table-cell table:formula="of:=ABS([HPSD_MSTRGMT_AVG.J3]-#REF!)/#REF!" office:value-type="string" office:string-value="" calcext:value-type="error">
            <text:p>#REF!</text:p>
          </table:table-cell>
          <table:table-cell table:formula="of:=ABS([HPSD_MSTRGMT_AVG.K3]-#REF!)/#REF!" office:value-type="string" office:string-value="" calcext:value-type="error">
            <text:p>#REF!</text:p>
          </table:table-cell>
          <table:table-cell table:formula="of:=ABS([HPSD_MSTRGMT_AVG.L3]-#REF!)/#REF!" office:value-type="string" office:string-value="" calcext:value-type="error">
            <text:p>#REF!</text:p>
          </table:table-cell>
          <table:table-cell table:formula="of:=[HPSD_MSTRGMT_AVG.M3]/#REF!" office:value-type="string" office:string-value="" calcext:value-type="error">
            <text:p>#REF!</text:p>
          </table:table-cell>
          <table:table-cell table:formula="of:=#REF!/[HPSD_MSTRGMT_AVG.N3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BS([HPSD_MSTRGMT_AVG.C4]-#REF!)/#REF!" office:value-type="string" office:string-value="" calcext:value-type="error">
            <text:p>#REF!</text:p>
          </table:table-cell>
          <table:table-cell table:formula="of:=ABS([HPSD_MSTRGMT_AVG.D4]-#REF!)/#REF!" office:value-type="string" office:string-value="" calcext:value-type="error">
            <text:p>#REF!</text:p>
          </table:table-cell>
          <table:table-cell table:formula="of:=ABS([HPSD_MSTRGMT_AVG.E4]-#REF!)/#REF!" office:value-type="string" office:string-value="" calcext:value-type="error">
            <text:p>#REF!</text:p>
          </table:table-cell>
          <table:table-cell table:formula="of:=ABS([HPSD_MSTRGMT_AVG.F4]-#REF!)/#REF!" office:value-type="string" office:string-value="" calcext:value-type="error">
            <text:p>#REF!</text:p>
          </table:table-cell>
          <table:table-cell table:formula="of:=ABS([HPSD_MSTRGMT_AVG.G4]-#REF!)/#REF!" office:value-type="string" office:string-value="" calcext:value-type="error">
            <text:p>#REF!</text:p>
          </table:table-cell>
          <table:table-cell table:formula="of:=ABS([HPSD_MSTRGMT_AVG.H4]-#REF!)/#REF!" office:value-type="string" office:string-value="" calcext:value-type="error">
            <text:p>#REF!</text:p>
          </table:table-cell>
          <table:table-cell table:formula="of:=ABS([HPSD_MSTRGMT_AVG.I4]-#REF!)/#REF!" office:value-type="string" office:string-value="" calcext:value-type="error">
            <text:p>#REF!</text:p>
          </table:table-cell>
          <table:table-cell table:formula="of:=ABS([HPSD_MSTRGMT_AVG.J4]-#REF!)/#REF!" office:value-type="string" office:string-value="" calcext:value-type="error">
            <text:p>#REF!</text:p>
          </table:table-cell>
          <table:table-cell table:formula="of:=ABS([HPSD_MSTRGMT_AVG.K4]-#REF!)/#REF!" office:value-type="string" office:string-value="" calcext:value-type="error">
            <text:p>#REF!</text:p>
          </table:table-cell>
          <table:table-cell table:formula="of:=ABS([HPSD_MSTRGMT_AVG.L4]-#REF!)/#REF!" office:value-type="string" office:string-value="" calcext:value-type="error">
            <text:p>#REF!</text:p>
          </table:table-cell>
          <table:table-cell table:formula="of:=[HPSD_MSTRGMT_AVG.M4]/#REF!" office:value-type="string" office:string-value="" calcext:value-type="error">
            <text:p>#REF!</text:p>
          </table:table-cell>
          <table:table-cell table:formula="of:=#REF!/[HPSD_MSTRGMT_AVG.N4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ABS([HPSD_MSTRGMT_AVG.C5]-#REF!)/#REF!" office:value-type="string" office:string-value="" calcext:value-type="error">
            <text:p>#REF!</text:p>
          </table:table-cell>
          <table:table-cell table:formula="of:=ABS([HPSD_MSTRGMT_AVG.D5]-#REF!)/#REF!" office:value-type="string" office:string-value="" calcext:value-type="error">
            <text:p>#REF!</text:p>
          </table:table-cell>
          <table:table-cell table:formula="of:=ABS([HPSD_MSTRGMT_AVG.E5]-#REF!)/#REF!" office:value-type="string" office:string-value="" calcext:value-type="error">
            <text:p>#REF!</text:p>
          </table:table-cell>
          <table:table-cell table:formula="of:=ABS([HPSD_MSTRGMT_AVG.F5]-#REF!)/#REF!" office:value-type="string" office:string-value="" calcext:value-type="error">
            <text:p>#REF!</text:p>
          </table:table-cell>
          <table:table-cell table:formula="of:=ABS([HPSD_MSTRGMT_AVG.G5]-#REF!)/#REF!" office:value-type="string" office:string-value="" calcext:value-type="error">
            <text:p>#REF!</text:p>
          </table:table-cell>
          <table:table-cell table:formula="of:=ABS([HPSD_MSTRGMT_AVG.H5]-#REF!)/#REF!" office:value-type="string" office:string-value="" calcext:value-type="error">
            <text:p>#REF!</text:p>
          </table:table-cell>
          <table:table-cell table:formula="of:=ABS([HPSD_MSTRGMT_AVG.I5]-#REF!)/#REF!" office:value-type="string" office:string-value="" calcext:value-type="error">
            <text:p>#REF!</text:p>
          </table:table-cell>
          <table:table-cell table:formula="of:=ABS([HPSD_MSTRGMT_AVG.J5]-#REF!)/#REF!" office:value-type="string" office:string-value="" calcext:value-type="error">
            <text:p>#REF!</text:p>
          </table:table-cell>
          <table:table-cell table:formula="of:=ABS([HPSD_MSTRGMT_AVG.K5]-#REF!)/#REF!" office:value-type="string" office:string-value="" calcext:value-type="error">
            <text:p>#REF!</text:p>
          </table:table-cell>
          <table:table-cell table:formula="of:=ABS([HPSD_MSTRGMT_AVG.L5]-#REF!)/#REF!" office:value-type="string" office:string-value="" calcext:value-type="error">
            <text:p>#REF!</text:p>
          </table:table-cell>
          <table:table-cell table:formula="of:=[HPSD_MSTRGMT_AVG.M5]/#REF!" office:value-type="string" office:string-value="" calcext:value-type="error">
            <text:p>#REF!</text:p>
          </table:table-cell>
          <table:table-cell table:formula="of:=#REF!/[HPSD_MSTRGMT_AVG.N5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ABS([HPSD_MSTRGMT_AVG.C6]-#REF!)/#REF!" office:value-type="string" office:string-value="" calcext:value-type="error">
            <text:p>#REF!</text:p>
          </table:table-cell>
          <table:table-cell table:formula="of:=ABS([HPSD_MSTRGMT_AVG.D6]-#REF!)/#REF!" office:value-type="string" office:string-value="" calcext:value-type="error">
            <text:p>#REF!</text:p>
          </table:table-cell>
          <table:table-cell table:formula="of:=ABS([HPSD_MSTRGMT_AVG.E6]-#REF!)/#REF!" office:value-type="string" office:string-value="" calcext:value-type="error">
            <text:p>#REF!</text:p>
          </table:table-cell>
          <table:table-cell table:formula="of:=ABS([HPSD_MSTRGMT_AVG.F6]-#REF!)/#REF!" office:value-type="string" office:string-value="" calcext:value-type="error">
            <text:p>#REF!</text:p>
          </table:table-cell>
          <table:table-cell table:formula="of:=ABS([HPSD_MSTRGMT_AVG.G6]-#REF!)/#REF!" office:value-type="string" office:string-value="" calcext:value-type="error">
            <text:p>#REF!</text:p>
          </table:table-cell>
          <table:table-cell table:formula="of:=ABS([HPSD_MSTRGMT_AVG.H6]-#REF!)/#REF!" office:value-type="string" office:string-value="" calcext:value-type="error">
            <text:p>#REF!</text:p>
          </table:table-cell>
          <table:table-cell table:formula="of:=ABS([HPSD_MSTRGMT_AVG.I6]-#REF!)/#REF!" office:value-type="string" office:string-value="" calcext:value-type="error">
            <text:p>#REF!</text:p>
          </table:table-cell>
          <table:table-cell table:formula="of:=ABS([HPSD_MSTRGMT_AVG.J6]-#REF!)/#REF!" office:value-type="string" office:string-value="" calcext:value-type="error">
            <text:p>#REF!</text:p>
          </table:table-cell>
          <table:table-cell table:formula="of:=ABS([HPSD_MSTRGMT_AVG.K6]-#REF!)/#REF!" office:value-type="string" office:string-value="" calcext:value-type="error">
            <text:p>#REF!</text:p>
          </table:table-cell>
          <table:table-cell table:formula="of:=ABS([HPSD_MSTRGMT_AVG.L6]-#REF!)/#REF!" office:value-type="string" office:string-value="" calcext:value-type="error">
            <text:p>#REF!</text:p>
          </table:table-cell>
          <table:table-cell table:formula="of:=[HPSD_MSTRGMT_AVG.M6]/#REF!" office:value-type="string" office:string-value="" calcext:value-type="error">
            <text:p>#REF!</text:p>
          </table:table-cell>
          <table:table-cell table:formula="of:=#REF!/[HPSD_MSTRGMT_AVG.N6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BS([HPSD_MSTRGMT_AVG.C7]-#REF!)/#REF!" office:value-type="string" office:string-value="" calcext:value-type="error">
            <text:p>#REF!</text:p>
          </table:table-cell>
          <table:table-cell table:formula="of:=ABS([HPSD_MSTRGMT_AVG.D7]-#REF!)/#REF!" office:value-type="string" office:string-value="" calcext:value-type="error">
            <text:p>#REF!</text:p>
          </table:table-cell>
          <table:table-cell table:formula="of:=ABS([HPSD_MSTRGMT_AVG.E7]-#REF!)/#REF!" office:value-type="string" office:string-value="" calcext:value-type="error">
            <text:p>#REF!</text:p>
          </table:table-cell>
          <table:table-cell table:formula="of:=ABS([HPSD_MSTRGMT_AVG.F7]-#REF!)/#REF!" office:value-type="string" office:string-value="" calcext:value-type="error">
            <text:p>#REF!</text:p>
          </table:table-cell>
          <table:table-cell table:formula="of:=ABS([HPSD_MSTRGMT_AVG.G7]-#REF!)/#REF!" office:value-type="string" office:string-value="" calcext:value-type="error">
            <text:p>#REF!</text:p>
          </table:table-cell>
          <table:table-cell table:formula="of:=ABS([HPSD_MSTRGMT_AVG.H7]-#REF!)/#REF!" office:value-type="string" office:string-value="" calcext:value-type="error">
            <text:p>#REF!</text:p>
          </table:table-cell>
          <table:table-cell table:formula="of:=ABS([HPSD_MSTRGMT_AVG.I7]-#REF!)/#REF!" office:value-type="string" office:string-value="" calcext:value-type="error">
            <text:p>#REF!</text:p>
          </table:table-cell>
          <table:table-cell table:formula="of:=ABS([HPSD_MSTRGMT_AVG.J7]-#REF!)/#REF!" office:value-type="string" office:string-value="" calcext:value-type="error">
            <text:p>#REF!</text:p>
          </table:table-cell>
          <table:table-cell table:formula="of:=ABS([HPSD_MSTRGMT_AVG.K7]-#REF!)/#REF!" office:value-type="string" office:string-value="" calcext:value-type="error">
            <text:p>#REF!</text:p>
          </table:table-cell>
          <table:table-cell table:formula="of:=ABS([HPSD_MSTRGMT_AVG.L7]-#REF!)/#REF!" office:value-type="string" office:string-value="" calcext:value-type="error">
            <text:p>#REF!</text:p>
          </table:table-cell>
          <table:table-cell table:formula="of:=[HPSD_MSTRGMT_AVG.M7]/#REF!" office:value-type="string" office:string-value="" calcext:value-type="error">
            <text:p>#REF!</text:p>
          </table:table-cell>
          <table:table-cell table:formula="of:=#REF!/[HPSD_MSTRGMT_AVG.N7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ABS([HPSD_MSTRGMT_AVG.C8]-#REF!)/#REF!" office:value-type="string" office:string-value="" calcext:value-type="error">
            <text:p>#REF!</text:p>
          </table:table-cell>
          <table:table-cell table:formula="of:=ABS([HPSD_MSTRGMT_AVG.D8]-#REF!)/#REF!" office:value-type="string" office:string-value="" calcext:value-type="error">
            <text:p>#REF!</text:p>
          </table:table-cell>
          <table:table-cell table:formula="of:=ABS([HPSD_MSTRGMT_AVG.E8]-#REF!)/#REF!" office:value-type="string" office:string-value="" calcext:value-type="error">
            <text:p>#REF!</text:p>
          </table:table-cell>
          <table:table-cell table:formula="of:=ABS([HPSD_MSTRGMT_AVG.F8]-#REF!)/#REF!" office:value-type="string" office:string-value="" calcext:value-type="error">
            <text:p>#REF!</text:p>
          </table:table-cell>
          <table:table-cell table:formula="of:=ABS([HPSD_MSTRGMT_AVG.G8]-#REF!)/#REF!" office:value-type="string" office:string-value="" calcext:value-type="error">
            <text:p>#REF!</text:p>
          </table:table-cell>
          <table:table-cell table:formula="of:=ABS([HPSD_MSTRGMT_AVG.H8]-#REF!)/#REF!" office:value-type="string" office:string-value="" calcext:value-type="error">
            <text:p>#REF!</text:p>
          </table:table-cell>
          <table:table-cell table:formula="of:=ABS([HPSD_MSTRGMT_AVG.I8]-#REF!)/#REF!" office:value-type="string" office:string-value="" calcext:value-type="error">
            <text:p>#REF!</text:p>
          </table:table-cell>
          <table:table-cell table:formula="of:=ABS([HPSD_MSTRGMT_AVG.J8]-#REF!)/#REF!" office:value-type="string" office:string-value="" calcext:value-type="error">
            <text:p>#REF!</text:p>
          </table:table-cell>
          <table:table-cell table:formula="of:=ABS([HPSD_MSTRGMT_AVG.K8]-#REF!)/#REF!" office:value-type="string" office:string-value="" calcext:value-type="error">
            <text:p>#REF!</text:p>
          </table:table-cell>
          <table:table-cell table:formula="of:=ABS([HPSD_MSTRGMT_AVG.L8]-#REF!)/#REF!" office:value-type="string" office:string-value="" calcext:value-type="error">
            <text:p>#REF!</text:p>
          </table:table-cell>
          <table:table-cell table:formula="of:=[HPSD_MSTRGMT_AVG.M8]/#REF!" office:value-type="string" office:string-value="" calcext:value-type="error">
            <text:p>#REF!</text:p>
          </table:table-cell>
          <table:table-cell table:formula="of:=#REF!/[HPSD_MSTRGMT_AVG.N8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ABS([HPSD_MSTRGMT_AVG.C9]-#REF!)/#REF!" office:value-type="string" office:string-value="" calcext:value-type="error">
            <text:p>#REF!</text:p>
          </table:table-cell>
          <table:table-cell table:formula="of:=ABS([HPSD_MSTRGMT_AVG.D9]-#REF!)/#REF!" office:value-type="string" office:string-value="" calcext:value-type="error">
            <text:p>#REF!</text:p>
          </table:table-cell>
          <table:table-cell table:formula="of:=ABS([HPSD_MSTRGMT_AVG.E9]-#REF!)/#REF!" office:value-type="string" office:string-value="" calcext:value-type="error">
            <text:p>#REF!</text:p>
          </table:table-cell>
          <table:table-cell table:formula="of:=ABS([HPSD_MSTRGMT_AVG.F9]-#REF!)/#REF!" office:value-type="string" office:string-value="" calcext:value-type="error">
            <text:p>#REF!</text:p>
          </table:table-cell>
          <table:table-cell table:formula="of:=ABS([HPSD_MSTRGMT_AVG.G9]-#REF!)/#REF!" office:value-type="string" office:string-value="" calcext:value-type="error">
            <text:p>#REF!</text:p>
          </table:table-cell>
          <table:table-cell table:formula="of:=ABS([HPSD_MSTRGMT_AVG.H9]-#REF!)/#REF!" office:value-type="string" office:string-value="" calcext:value-type="error">
            <text:p>#REF!</text:p>
          </table:table-cell>
          <table:table-cell table:formula="of:=ABS([HPSD_MSTRGMT_AVG.I9]-#REF!)/#REF!" office:value-type="string" office:string-value="" calcext:value-type="error">
            <text:p>#REF!</text:p>
          </table:table-cell>
          <table:table-cell table:formula="of:=ABS([HPSD_MSTRGMT_AVG.J9]-#REF!)/#REF!" office:value-type="string" office:string-value="" calcext:value-type="error">
            <text:p>#REF!</text:p>
          </table:table-cell>
          <table:table-cell table:formula="of:=ABS([HPSD_MSTRGMT_AVG.K9]-#REF!)/#REF!" office:value-type="string" office:string-value="" calcext:value-type="error">
            <text:p>#REF!</text:p>
          </table:table-cell>
          <table:table-cell table:formula="of:=ABS([HPSD_MSTRGMT_AVG.L9]-#REF!)/#REF!" office:value-type="string" office:string-value="" calcext:value-type="error">
            <text:p>#REF!</text:p>
          </table:table-cell>
          <table:table-cell table:formula="of:=[HPSD_MSTRGMT_AVG.M9]/#REF!" office:value-type="string" office:string-value="" calcext:value-type="error">
            <text:p>#REF!</text:p>
          </table:table-cell>
          <table:table-cell table:formula="of:=#REF!/[HPSD_MSTRGMT_AVG.N9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ABS([HPSD_MSTRGMT_AVG.C10]-#REF!)/#REF!" office:value-type="string" office:string-value="" calcext:value-type="error">
            <text:p>#REF!</text:p>
          </table:table-cell>
          <table:table-cell table:formula="of:=ABS([HPSD_MSTRGMT_AVG.D10]-#REF!)/#REF!" office:value-type="string" office:string-value="" calcext:value-type="error">
            <text:p>#REF!</text:p>
          </table:table-cell>
          <table:table-cell table:formula="of:=ABS([HPSD_MSTRGMT_AVG.E10]-#REF!)/#REF!" office:value-type="string" office:string-value="" calcext:value-type="error">
            <text:p>#REF!</text:p>
          </table:table-cell>
          <table:table-cell table:formula="of:=ABS([HPSD_MSTRGMT_AVG.F10]-#REF!)/#REF!" office:value-type="string" office:string-value="" calcext:value-type="error">
            <text:p>#REF!</text:p>
          </table:table-cell>
          <table:table-cell table:formula="of:=ABS([HPSD_MSTRGMT_AVG.G10]-#REF!)/#REF!" office:value-type="string" office:string-value="" calcext:value-type="error">
            <text:p>#REF!</text:p>
          </table:table-cell>
          <table:table-cell table:formula="of:=ABS([HPSD_MSTRGMT_AVG.H10]-#REF!)/#REF!" office:value-type="string" office:string-value="" calcext:value-type="error">
            <text:p>#REF!</text:p>
          </table:table-cell>
          <table:table-cell table:formula="of:=ABS([HPSD_MSTRGMT_AVG.I10]-#REF!)/#REF!" office:value-type="string" office:string-value="" calcext:value-type="error">
            <text:p>#REF!</text:p>
          </table:table-cell>
          <table:table-cell table:formula="of:=ABS([HPSD_MSTRGMT_AVG.J10]-#REF!)/#REF!" office:value-type="string" office:string-value="" calcext:value-type="error">
            <text:p>#REF!</text:p>
          </table:table-cell>
          <table:table-cell table:formula="of:=ABS([HPSD_MSTRGMT_AVG.K10]-#REF!)/#REF!" office:value-type="string" office:string-value="" calcext:value-type="error">
            <text:p>#REF!</text:p>
          </table:table-cell>
          <table:table-cell table:formula="of:=ABS([HPSD_MSTRGMT_AVG.L10]-#REF!)/#REF!" office:value-type="string" office:string-value="" calcext:value-type="error">
            <text:p>#REF!</text:p>
          </table:table-cell>
          <table:table-cell table:formula="of:=ABS([HPSD_MSTRGMT_AVG.M10]-#REF!)/#REF!" office:value-type="string" office:string-value="" calcext:value-type="error">
            <text:p>#REF!</text:p>
          </table:table-cell>
          <table:table-cell table:formula="of:=#REF!/[HPSD_MSTRGMT_AVG.N10]" office:value-type="string" office:string-value="" calcext:value-type="error">
            <text:p>#REF!</text:p>
          </table:table-cell>
        </table:table-row>
      </table:table>
      <table:table table:name="HPPM_ERROR_RATE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ABS([HPPM_MSTRG_AVG.C2]-#REF!)/#REF!" office:value-type="string" office:string-value="" calcext:value-type="error">
            <text:p>#REF!</text:p>
          </table:table-cell>
          <table:table-cell table:formula="of:=ABS([HPPM_MSTRG_AVG.D2]-#REF!)/#REF!" office:value-type="string" office:string-value="" calcext:value-type="error">
            <text:p>#REF!</text:p>
          </table:table-cell>
          <table:table-cell table:formula="of:=ABS([HPPM_MSTRG_AVG.E2]-#REF!)/#REF!" office:value-type="string" office:string-value="" calcext:value-type="error">
            <text:p>#REF!</text:p>
          </table:table-cell>
          <table:table-cell table:formula="of:=ABS([HPPM_MSTRG_AVG.F2]-#REF!)/#REF!" office:value-type="string" office:string-value="" calcext:value-type="error">
            <text:p>#REF!</text:p>
          </table:table-cell>
          <table:table-cell table:formula="of:=ABS([HPPM_MSTRG_AVG.G2]-#REF!)/#REF!" office:value-type="string" office:string-value="" calcext:value-type="error">
            <text:p>#REF!</text:p>
          </table:table-cell>
          <table:table-cell table:formula="of:=ABS([HPPM_MSTRG_AVG.H2]-#REF!)/#REF!" office:value-type="string" office:string-value="" calcext:value-type="error">
            <text:p>#REF!</text:p>
          </table:table-cell>
          <table:table-cell table:formula="of:=ABS([HPPM_MSTRG_AVG.I2]-#REF!)/#REF!" office:value-type="string" office:string-value="" calcext:value-type="error">
            <text:p>#REF!</text:p>
          </table:table-cell>
          <table:table-cell table:formula="of:=ABS([HPPM_MSTRG_AVG.J2]-#REF!)/#REF!" office:value-type="string" office:string-value="" calcext:value-type="error">
            <text:p>#REF!</text:p>
          </table:table-cell>
          <table:table-cell table:formula="of:=ABS([HPPM_MSTRG_AVG.K2]-#REF!)/#REF!" office:value-type="string" office:string-value="" calcext:value-type="error">
            <text:p>#REF!</text:p>
          </table:table-cell>
          <table:table-cell table:formula="of:=ABS([HPPM_MSTRG_AVG.L2]-#REF!)/#REF!" office:value-type="string" office:string-value="" calcext:value-type="error">
            <text:p>#REF!</text:p>
          </table:table-cell>
          <table:table-cell table:formula="of:=[HPPM_MSTRG_AVG.M2]/#REF!" office:value-type="string" office:string-value="" calcext:value-type="error">
            <text:p>#REF!</text:p>
          </table:table-cell>
          <table:table-cell table:formula="of:=#REF!/[HPPM_MSTRG_AVG.N2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ABS([HPPM_MSTRG_AVG.C3]-#REF!)/#REF!" office:value-type="string" office:string-value="" calcext:value-type="error">
            <text:p>#REF!</text:p>
          </table:table-cell>
          <table:table-cell table:formula="of:=ABS([HPPM_MSTRG_AVG.D3]-#REF!)/#REF!" office:value-type="string" office:string-value="" calcext:value-type="error">
            <text:p>#REF!</text:p>
          </table:table-cell>
          <table:table-cell table:formula="of:=ABS([HPPM_MSTRG_AVG.E3]-#REF!)/#REF!" office:value-type="string" office:string-value="" calcext:value-type="error">
            <text:p>#REF!</text:p>
          </table:table-cell>
          <table:table-cell table:formula="of:=ABS([HPPM_MSTRG_AVG.F3]-#REF!)/#REF!" office:value-type="string" office:string-value="" calcext:value-type="error">
            <text:p>#REF!</text:p>
          </table:table-cell>
          <table:table-cell table:formula="of:=ABS([HPPM_MSTRG_AVG.G3]-#REF!)/#REF!" office:value-type="string" office:string-value="" calcext:value-type="error">
            <text:p>#REF!</text:p>
          </table:table-cell>
          <table:table-cell table:formula="of:=ABS([HPPM_MSTRG_AVG.H3]-#REF!)/#REF!" office:value-type="string" office:string-value="" calcext:value-type="error">
            <text:p>#REF!</text:p>
          </table:table-cell>
          <table:table-cell table:formula="of:=ABS([HPPM_MSTRG_AVG.I3]-#REF!)/#REF!" office:value-type="string" office:string-value="" calcext:value-type="error">
            <text:p>#REF!</text:p>
          </table:table-cell>
          <table:table-cell table:formula="of:=ABS([HPPM_MSTRG_AVG.J3]-#REF!)/#REF!" office:value-type="string" office:string-value="" calcext:value-type="error">
            <text:p>#REF!</text:p>
          </table:table-cell>
          <table:table-cell table:formula="of:=ABS([HPPM_MSTRG_AVG.K3]-#REF!)/#REF!" office:value-type="string" office:string-value="" calcext:value-type="error">
            <text:p>#REF!</text:p>
          </table:table-cell>
          <table:table-cell table:formula="of:=ABS([HPPM_MSTRG_AVG.L3]-#REF!)/#REF!" office:value-type="string" office:string-value="" calcext:value-type="error">
            <text:p>#REF!</text:p>
          </table:table-cell>
          <table:table-cell table:formula="of:=[HPPM_MSTRG_AVG.M3]/#REF!" office:value-type="string" office:string-value="" calcext:value-type="error">
            <text:p>#REF!</text:p>
          </table:table-cell>
          <table:table-cell table:formula="of:=#REF!/[HPPM_MSTRG_AVG.N3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BS([HPPM_MSTRG_AVG.C4]-#REF!)/#REF!" office:value-type="string" office:string-value="" calcext:value-type="error">
            <text:p>#REF!</text:p>
          </table:table-cell>
          <table:table-cell table:formula="of:=ABS([HPPM_MSTRG_AVG.D4]-#REF!)/#REF!" office:value-type="string" office:string-value="" calcext:value-type="error">
            <text:p>#REF!</text:p>
          </table:table-cell>
          <table:table-cell table:formula="of:=ABS([HPPM_MSTRG_AVG.E4]-#REF!)/#REF!" office:value-type="string" office:string-value="" calcext:value-type="error">
            <text:p>#REF!</text:p>
          </table:table-cell>
          <table:table-cell table:formula="of:=ABS([HPPM_MSTRG_AVG.F4]-#REF!)/#REF!" office:value-type="string" office:string-value="" calcext:value-type="error">
            <text:p>#REF!</text:p>
          </table:table-cell>
          <table:table-cell table:formula="of:=ABS([HPPM_MSTRG_AVG.G4]-#REF!)/#REF!" office:value-type="string" office:string-value="" calcext:value-type="error">
            <text:p>#REF!</text:p>
          </table:table-cell>
          <table:table-cell table:formula="of:=ABS([HPPM_MSTRG_AVG.H4]-#REF!)/#REF!" office:value-type="string" office:string-value="" calcext:value-type="error">
            <text:p>#REF!</text:p>
          </table:table-cell>
          <table:table-cell table:formula="of:=ABS([HPPM_MSTRG_AVG.I4]-#REF!)/#REF!" office:value-type="string" office:string-value="" calcext:value-type="error">
            <text:p>#REF!</text:p>
          </table:table-cell>
          <table:table-cell table:formula="of:=ABS([HPPM_MSTRG_AVG.J4]-#REF!)/#REF!" office:value-type="string" office:string-value="" calcext:value-type="error">
            <text:p>#REF!</text:p>
          </table:table-cell>
          <table:table-cell table:formula="of:=ABS([HPPM_MSTRG_AVG.K4]-#REF!)/#REF!" office:value-type="string" office:string-value="" calcext:value-type="error">
            <text:p>#REF!</text:p>
          </table:table-cell>
          <table:table-cell table:formula="of:=ABS([HPPM_MSTRG_AVG.L4]-#REF!)/#REF!" office:value-type="string" office:string-value="" calcext:value-type="error">
            <text:p>#REF!</text:p>
          </table:table-cell>
          <table:table-cell table:formula="of:=[HPPM_MSTRG_AVG.M4]/#REF!" office:value-type="string" office:string-value="" calcext:value-type="error">
            <text:p>#REF!</text:p>
          </table:table-cell>
          <table:table-cell table:formula="of:=#REF!/[HPPM_MSTRG_AVG.N4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ABS([HPPM_MSTRG_AVG.C5]-#REF!)/#REF!" office:value-type="string" office:string-value="" calcext:value-type="error">
            <text:p>#REF!</text:p>
          </table:table-cell>
          <table:table-cell table:formula="of:=ABS([HPPM_MSTRG_AVG.D5]-#REF!)/#REF!" office:value-type="string" office:string-value="" calcext:value-type="error">
            <text:p>#REF!</text:p>
          </table:table-cell>
          <table:table-cell table:formula="of:=ABS([HPPM_MSTRG_AVG.E5]-#REF!)/#REF!" office:value-type="string" office:string-value="" calcext:value-type="error">
            <text:p>#REF!</text:p>
          </table:table-cell>
          <table:table-cell table:formula="of:=ABS([HPPM_MSTRG_AVG.F5]-#REF!)/#REF!" office:value-type="string" office:string-value="" calcext:value-type="error">
            <text:p>#REF!</text:p>
          </table:table-cell>
          <table:table-cell table:formula="of:=ABS([HPPM_MSTRG_AVG.G5]-#REF!)/#REF!" office:value-type="string" office:string-value="" calcext:value-type="error">
            <text:p>#REF!</text:p>
          </table:table-cell>
          <table:table-cell table:formula="of:=ABS([HPPM_MSTRG_AVG.H5]-#REF!)/#REF!" office:value-type="string" office:string-value="" calcext:value-type="error">
            <text:p>#REF!</text:p>
          </table:table-cell>
          <table:table-cell table:formula="of:=ABS([HPPM_MSTRG_AVG.I5]-#REF!)/#REF!" office:value-type="string" office:string-value="" calcext:value-type="error">
            <text:p>#REF!</text:p>
          </table:table-cell>
          <table:table-cell table:formula="of:=ABS([HPPM_MSTRG_AVG.J5]-#REF!)/#REF!" office:value-type="string" office:string-value="" calcext:value-type="error">
            <text:p>#REF!</text:p>
          </table:table-cell>
          <table:table-cell table:formula="of:=ABS([HPPM_MSTRG_AVG.K5]-#REF!)/#REF!" office:value-type="string" office:string-value="" calcext:value-type="error">
            <text:p>#REF!</text:p>
          </table:table-cell>
          <table:table-cell table:formula="of:=ABS([HPPM_MSTRG_AVG.L5]-#REF!)/#REF!" office:value-type="string" office:string-value="" calcext:value-type="error">
            <text:p>#REF!</text:p>
          </table:table-cell>
          <table:table-cell table:formula="of:=[HPPM_MSTRG_AVG.M5]/#REF!" office:value-type="string" office:string-value="" calcext:value-type="error">
            <text:p>#REF!</text:p>
          </table:table-cell>
          <table:table-cell table:formula="of:=#REF!/[HPPM_MSTRG_AVG.N5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ABS([HPPM_MSTRG_AVG.C6]-#REF!)/#REF!" office:value-type="string" office:string-value="" calcext:value-type="error">
            <text:p>#REF!</text:p>
          </table:table-cell>
          <table:table-cell table:formula="of:=ABS([HPPM_MSTRG_AVG.D6]-#REF!)/#REF!" office:value-type="string" office:string-value="" calcext:value-type="error">
            <text:p>#REF!</text:p>
          </table:table-cell>
          <table:table-cell table:formula="of:=ABS([HPPM_MSTRG_AVG.E6]-#REF!)/#REF!" office:value-type="string" office:string-value="" calcext:value-type="error">
            <text:p>#REF!</text:p>
          </table:table-cell>
          <table:table-cell table:formula="of:=ABS([HPPM_MSTRG_AVG.F6]-#REF!)/#REF!" office:value-type="string" office:string-value="" calcext:value-type="error">
            <text:p>#REF!</text:p>
          </table:table-cell>
          <table:table-cell table:formula="of:=ABS([HPPM_MSTRG_AVG.G6]-#REF!)/#REF!" office:value-type="string" office:string-value="" calcext:value-type="error">
            <text:p>#REF!</text:p>
          </table:table-cell>
          <table:table-cell table:formula="of:=ABS([HPPM_MSTRG_AVG.H6]-#REF!)/#REF!" office:value-type="string" office:string-value="" calcext:value-type="error">
            <text:p>#REF!</text:p>
          </table:table-cell>
          <table:table-cell table:formula="of:=ABS([HPPM_MSTRG_AVG.I6]-#REF!)/#REF!" office:value-type="string" office:string-value="" calcext:value-type="error">
            <text:p>#REF!</text:p>
          </table:table-cell>
          <table:table-cell table:formula="of:=ABS([HPPM_MSTRG_AVG.J6]-#REF!)/#REF!" office:value-type="string" office:string-value="" calcext:value-type="error">
            <text:p>#REF!</text:p>
          </table:table-cell>
          <table:table-cell table:formula="of:=ABS([HPPM_MSTRG_AVG.K6]-#REF!)/#REF!" office:value-type="string" office:string-value="" calcext:value-type="error">
            <text:p>#REF!</text:p>
          </table:table-cell>
          <table:table-cell table:formula="of:=ABS([HPPM_MSTRG_AVG.L6]-#REF!)/#REF!" office:value-type="string" office:string-value="" calcext:value-type="error">
            <text:p>#REF!</text:p>
          </table:table-cell>
          <table:table-cell table:formula="of:=[HPPM_MSTRG_AVG.M6]/#REF!" office:value-type="string" office:string-value="" calcext:value-type="error">
            <text:p>#REF!</text:p>
          </table:table-cell>
          <table:table-cell table:formula="of:=#REF!/[HPPM_MSTRG_AVG.N6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BS([HPPM_MSTRG_AVG.C7]-#REF!)/#REF!" office:value-type="string" office:string-value="" calcext:value-type="error">
            <text:p>#REF!</text:p>
          </table:table-cell>
          <table:table-cell table:formula="of:=ABS([HPPM_MSTRG_AVG.D7]-#REF!)/#REF!" office:value-type="string" office:string-value="" calcext:value-type="error">
            <text:p>#REF!</text:p>
          </table:table-cell>
          <table:table-cell table:formula="of:=ABS([HPPM_MSTRG_AVG.E7]-#REF!)/#REF!" office:value-type="string" office:string-value="" calcext:value-type="error">
            <text:p>#REF!</text:p>
          </table:table-cell>
          <table:table-cell table:formula="of:=ABS([HPPM_MSTRG_AVG.F7]-#REF!)/#REF!" office:value-type="string" office:string-value="" calcext:value-type="error">
            <text:p>#REF!</text:p>
          </table:table-cell>
          <table:table-cell table:formula="of:=ABS([HPPM_MSTRG_AVG.G7]-#REF!)/#REF!" office:value-type="string" office:string-value="" calcext:value-type="error">
            <text:p>#REF!</text:p>
          </table:table-cell>
          <table:table-cell table:formula="of:=ABS([HPPM_MSTRG_AVG.H7]-#REF!)/#REF!" office:value-type="string" office:string-value="" calcext:value-type="error">
            <text:p>#REF!</text:p>
          </table:table-cell>
          <table:table-cell table:formula="of:=ABS([HPPM_MSTRG_AVG.I7]-#REF!)/#REF!" office:value-type="string" office:string-value="" calcext:value-type="error">
            <text:p>#REF!</text:p>
          </table:table-cell>
          <table:table-cell table:formula="of:=ABS([HPPM_MSTRG_AVG.J7]-#REF!)/#REF!" office:value-type="string" office:string-value="" calcext:value-type="error">
            <text:p>#REF!</text:p>
          </table:table-cell>
          <table:table-cell table:formula="of:=ABS([HPPM_MSTRG_AVG.K7]-#REF!)/#REF!" office:value-type="string" office:string-value="" calcext:value-type="error">
            <text:p>#REF!</text:p>
          </table:table-cell>
          <table:table-cell table:formula="of:=ABS([HPPM_MSTRG_AVG.L7]-#REF!)/#REF!" office:value-type="string" office:string-value="" calcext:value-type="error">
            <text:p>#REF!</text:p>
          </table:table-cell>
          <table:table-cell table:formula="of:=[HPPM_MSTRG_AVG.M7]/#REF!" office:value-type="string" office:string-value="" calcext:value-type="error">
            <text:p>#REF!</text:p>
          </table:table-cell>
          <table:table-cell table:formula="of:=#REF!/[HPPM_MSTRG_AVG.N7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ABS([HPPM_MSTRG_AVG.C8]-#REF!)/#REF!" office:value-type="string" office:string-value="" calcext:value-type="error">
            <text:p>#REF!</text:p>
          </table:table-cell>
          <table:table-cell table:formula="of:=ABS([HPPM_MSTRG_AVG.D8]-#REF!)/#REF!" office:value-type="string" office:string-value="" calcext:value-type="error">
            <text:p>#REF!</text:p>
          </table:table-cell>
          <table:table-cell table:formula="of:=ABS([HPPM_MSTRG_AVG.E8]-#REF!)/#REF!" office:value-type="string" office:string-value="" calcext:value-type="error">
            <text:p>#REF!</text:p>
          </table:table-cell>
          <table:table-cell table:formula="of:=ABS([HPPM_MSTRG_AVG.F8]-#REF!)/#REF!" office:value-type="string" office:string-value="" calcext:value-type="error">
            <text:p>#REF!</text:p>
          </table:table-cell>
          <table:table-cell table:formula="of:=ABS([HPPM_MSTRG_AVG.G8]-#REF!)/#REF!" office:value-type="string" office:string-value="" calcext:value-type="error">
            <text:p>#REF!</text:p>
          </table:table-cell>
          <table:table-cell table:formula="of:=ABS([HPPM_MSTRG_AVG.H8]-#REF!)/#REF!" office:value-type="string" office:string-value="" calcext:value-type="error">
            <text:p>#REF!</text:p>
          </table:table-cell>
          <table:table-cell table:formula="of:=ABS([HPPM_MSTRG_AVG.I8]-#REF!)/#REF!" office:value-type="string" office:string-value="" calcext:value-type="error">
            <text:p>#REF!</text:p>
          </table:table-cell>
          <table:table-cell table:formula="of:=ABS([HPPM_MSTRG_AVG.J8]-#REF!)/#REF!" office:value-type="string" office:string-value="" calcext:value-type="error">
            <text:p>#REF!</text:p>
          </table:table-cell>
          <table:table-cell table:formula="of:=ABS([HPPM_MSTRG_AVG.K8]-#REF!)/#REF!" office:value-type="string" office:string-value="" calcext:value-type="error">
            <text:p>#REF!</text:p>
          </table:table-cell>
          <table:table-cell table:formula="of:=ABS([HPPM_MSTRG_AVG.L8]-#REF!)/#REF!" office:value-type="string" office:string-value="" calcext:value-type="error">
            <text:p>#REF!</text:p>
          </table:table-cell>
          <table:table-cell table:formula="of:=[HPPM_MSTRG_AVG.M8]/#REF!" office:value-type="string" office:string-value="" calcext:value-type="error">
            <text:p>#REF!</text:p>
          </table:table-cell>
          <table:table-cell table:formula="of:=#REF!/[HPPM_MSTRG_AVG.N8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ABS([HPPM_MSTRG_AVG.C9]-#REF!)/#REF!" office:value-type="string" office:string-value="" calcext:value-type="error">
            <text:p>#REF!</text:p>
          </table:table-cell>
          <table:table-cell table:formula="of:=ABS([HPPM_MSTRG_AVG.D9]-#REF!)/#REF!" office:value-type="string" office:string-value="" calcext:value-type="error">
            <text:p>#REF!</text:p>
          </table:table-cell>
          <table:table-cell table:formula="of:=ABS([HPPM_MSTRG_AVG.E9]-#REF!)/#REF!" office:value-type="string" office:string-value="" calcext:value-type="error">
            <text:p>#REF!</text:p>
          </table:table-cell>
          <table:table-cell table:formula="of:=ABS([HPPM_MSTRG_AVG.F9]-#REF!)/#REF!" office:value-type="string" office:string-value="" calcext:value-type="error">
            <text:p>#REF!</text:p>
          </table:table-cell>
          <table:table-cell table:formula="of:=ABS([HPPM_MSTRG_AVG.G9]-#REF!)/#REF!" office:value-type="string" office:string-value="" calcext:value-type="error">
            <text:p>#REF!</text:p>
          </table:table-cell>
          <table:table-cell table:formula="of:=ABS([HPPM_MSTRG_AVG.H9]-#REF!)/#REF!" office:value-type="string" office:string-value="" calcext:value-type="error">
            <text:p>#REF!</text:p>
          </table:table-cell>
          <table:table-cell table:formula="of:=ABS([HPPM_MSTRG_AVG.I9]-#REF!)/#REF!" office:value-type="string" office:string-value="" calcext:value-type="error">
            <text:p>#REF!</text:p>
          </table:table-cell>
          <table:table-cell table:formula="of:=ABS([HPPM_MSTRG_AVG.J9]-#REF!)/#REF!" office:value-type="string" office:string-value="" calcext:value-type="error">
            <text:p>#REF!</text:p>
          </table:table-cell>
          <table:table-cell table:formula="of:=ABS([HPPM_MSTRG_AVG.K9]-#REF!)/#REF!" office:value-type="string" office:string-value="" calcext:value-type="error">
            <text:p>#REF!</text:p>
          </table:table-cell>
          <table:table-cell table:formula="of:=ABS([HPPM_MSTRG_AVG.L9]-#REF!)/#REF!" office:value-type="string" office:string-value="" calcext:value-type="error">
            <text:p>#REF!</text:p>
          </table:table-cell>
          <table:table-cell table:formula="of:=[HPPM_MSTRG_AVG.M9]/#REF!" office:value-type="string" office:string-value="" calcext:value-type="error">
            <text:p>#REF!</text:p>
          </table:table-cell>
          <table:table-cell table:formula="of:=#REF!/[HPPM_MSTRG_AVG.N9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ABS([HPPM_MSTRG_AVG.C10]-#REF!)/#REF!" office:value-type="string" office:string-value="" calcext:value-type="error">
            <text:p>#REF!</text:p>
          </table:table-cell>
          <table:table-cell table:formula="of:=ABS([HPPM_MSTRG_AVG.D10]-#REF!)/#REF!" office:value-type="string" office:string-value="" calcext:value-type="error">
            <text:p>#REF!</text:p>
          </table:table-cell>
          <table:table-cell table:formula="of:=ABS([HPPM_MSTRG_AVG.E10]-#REF!)/#REF!" office:value-type="string" office:string-value="" calcext:value-type="error">
            <text:p>#REF!</text:p>
          </table:table-cell>
          <table:table-cell table:formula="of:=ABS([HPPM_MSTRG_AVG.F10]-#REF!)/#REF!" office:value-type="string" office:string-value="" calcext:value-type="error">
            <text:p>#REF!</text:p>
          </table:table-cell>
          <table:table-cell table:formula="of:=ABS([HPPM_MSTRG_AVG.G10]-#REF!)/#REF!" office:value-type="string" office:string-value="" calcext:value-type="error">
            <text:p>#REF!</text:p>
          </table:table-cell>
          <table:table-cell table:formula="of:=ABS([HPPM_MSTRG_AVG.H10]-#REF!)/#REF!" office:value-type="string" office:string-value="" calcext:value-type="error">
            <text:p>#REF!</text:p>
          </table:table-cell>
          <table:table-cell table:formula="of:=ABS([HPPM_MSTRG_AVG.I10]-#REF!)/#REF!" office:value-type="string" office:string-value="" calcext:value-type="error">
            <text:p>#REF!</text:p>
          </table:table-cell>
          <table:table-cell table:formula="of:=ABS([HPPM_MSTRG_AVG.J10]-#REF!)/#REF!" office:value-type="string" office:string-value="" calcext:value-type="error">
            <text:p>#REF!</text:p>
          </table:table-cell>
          <table:table-cell table:formula="of:=ABS([HPPM_MSTRG_AVG.K10]-#REF!)/#REF!" office:value-type="string" office:string-value="" calcext:value-type="error">
            <text:p>#REF!</text:p>
          </table:table-cell>
          <table:table-cell table:formula="of:=ABS([HPPM_MSTRG_AVG.L10]-#REF!)/#REF!" office:value-type="string" office:string-value="" calcext:value-type="error">
            <text:p>#REF!</text:p>
          </table:table-cell>
          <table:table-cell table:formula="of:=[HPPM_MSTRG_AVG.M10]/#REF!" office:value-type="string" office:string-value="" calcext:value-type="error">
            <text:p>#REF!</text:p>
          </table:table-cell>
          <table:table-cell table:formula="of:=#REF!/[HPPM_MSTRG_AVG.N10]" office:value-type="string" office:string-value="" calcext:value-type="error">
            <text:p>#REF!</text:p>
          </table:table-cell>
        </table:table-row>
      </table:table>
      <table:table table:name="NO_STORAGE_ERROR_RATE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#NB_PM</text:p>
          </table:table-cell>
          <table:table-cell office:value-type="string" calcext:value-type="string">
            <text:p>NB_PM</text:p>
          </table:table-cell>
          <table:table-cell office:value-type="string" calcext:value-type="string">
            <text:p>sim_time(s)</text:p>
          </table:table-cell>
          <table:table-cell office:value-type="string" calcext:value-type="string">
            <text:p>cpu_egy(kWh)</text:p>
          </table:table-cell>
          <table:table-cell office:value-type="string" calcext:value-type="string">
            <text:p>nb_mig</text:p>
          </table:table-cell>
          <table:table-cell office:value-type="string" calcext:value-type="string">
            <text:p>All_SLA( %)</text:p>
          </table:table-cell>
          <table:table-cell office:value-type="string" calcext:value-type="string">
            <text:p>VM_realloc mean(s)</text:p>
          </table:table-cell>
          <table:table-cell office:value-type="string" calcext:value-type="string">
            <text:p>exe_time_mean(s)</text:p>
          </table:table-cell>
          <table:table-cell office:value-type="string" calcext:value-type="string">
            <text:p>strg_egy(kWh)</text:p>
          </table:table-cell>
          <table:table-cell office:value-type="string" calcext:value-type="string">
            <text:p>egy_cost($)</text:p>
          </table:table-cell>
          <table:table-cell office:value-type="string" calcext:value-type="string">
            <text:p>Wear-out_cost($)</text:p>
          </table:table-cell>
          <table:table-cell office:value-type="string" calcext:value-type="string">
            <text:p>SLA_cost($)</text:p>
          </table:table-cell>
          <table:table-cell office:value-type="string" calcext:value-type="string">
            <text:p>All_costs($)</text:p>
          </table:table-cell>
          <table:table-cell office:value-type="string" calcext:value-type="string">
            <text:p>All_time(s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NO_STORAGE_AVG.C2]/#REF!" office:value-type="string" office:string-value="" calcext:value-type="error">
            <text:p>#REF!</text:p>
          </table:table-cell>
          <table:table-cell table:formula="of:=[NO_STORAGE_AVG.D2]/#REF!" office:value-type="string" office:string-value="" calcext:value-type="error">
            <text:p>#REF!</text:p>
          </table:table-cell>
          <table:table-cell table:formula="of:=[NO_STORAGE_AVG.E2]/#REF!" office:value-type="string" office:string-value="" calcext:value-type="error">
            <text:p>#REF!</text:p>
          </table:table-cell>
          <table:table-cell table:formula="of:=[NO_STORAGE_AVG.F2]/#REF!" office:value-type="string" office:string-value="" calcext:value-type="error">
            <text:p>#REF!</text:p>
          </table:table-cell>
          <table:table-cell table:formula="of:=[NO_STORAGE_AVG.G2]/#REF!" office:value-type="string" office:string-value="" calcext:value-type="error">
            <text:p>#REF!</text:p>
          </table:table-cell>
          <table:table-cell table:formula="of:=[NO_STORAGE_AVG.H2]/#REF!" office:value-type="string" office:string-value="" calcext:value-type="error">
            <text:p>#REF!</text:p>
          </table:table-cell>
          <table:table-cell table:formula="of:=[NO_STORAGE_AVG.I2]/#REF!" office:value-type="string" office:string-value="" calcext:value-type="error">
            <text:p>#REF!</text:p>
          </table:table-cell>
          <table:table-cell table:formula="of:=[NO_STORAGE_AVG.J2]/#REF!" office:value-type="string" office:string-value="" calcext:value-type="error">
            <text:p>#REF!</text:p>
          </table:table-cell>
          <table:table-cell table:formula="of:=[NO_STORAGE_AVG.K2]/#REF!" office:value-type="string" office:string-value="" calcext:value-type="error">
            <text:p>#REF!</text:p>
          </table:table-cell>
          <table:table-cell table:formula="of:=[NO_STORAGE_AVG.L2]/#REF!" office:value-type="string" office:string-value="" calcext:value-type="error">
            <text:p>#REF!</text:p>
          </table:table-cell>
          <table:table-cell table:formula="of:=[NO_STORAGE_AVG.M2]/#REF!" office:value-type="string" office:string-value="" calcext:value-type="error">
            <text:p>#REF!</text:p>
          </table:table-cell>
          <table:table-cell table:formula="of:=#REF!/[NO_STORAGE_AVG.N2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NO_STORAGE_AVG.C3]/#REF!" office:value-type="string" office:string-value="" calcext:value-type="error">
            <text:p>#REF!</text:p>
          </table:table-cell>
          <table:table-cell table:formula="of:=[NO_STORAGE_AVG.D3]/#REF!" office:value-type="string" office:string-value="" calcext:value-type="error">
            <text:p>#REF!</text:p>
          </table:table-cell>
          <table:table-cell table:formula="of:=[NO_STORAGE_AVG.E3]/#REF!" office:value-type="string" office:string-value="" calcext:value-type="error">
            <text:p>#REF!</text:p>
          </table:table-cell>
          <table:table-cell table:formula="of:=[NO_STORAGE_AVG.F3]/#REF!" office:value-type="string" office:string-value="" calcext:value-type="error">
            <text:p>#REF!</text:p>
          </table:table-cell>
          <table:table-cell table:formula="of:=[NO_STORAGE_AVG.G3]/#REF!" office:value-type="string" office:string-value="" calcext:value-type="error">
            <text:p>#REF!</text:p>
          </table:table-cell>
          <table:table-cell table:formula="of:=[NO_STORAGE_AVG.H3]/#REF!" office:value-type="string" office:string-value="" calcext:value-type="error">
            <text:p>#REF!</text:p>
          </table:table-cell>
          <table:table-cell table:formula="of:=[NO_STORAGE_AVG.I3]/#REF!" office:value-type="string" office:string-value="" calcext:value-type="error">
            <text:p>#REF!</text:p>
          </table:table-cell>
          <table:table-cell table:formula="of:=[NO_STORAGE_AVG.J3]/#REF!" office:value-type="string" office:string-value="" calcext:value-type="error">
            <text:p>#REF!</text:p>
          </table:table-cell>
          <table:table-cell table:formula="of:=[NO_STORAGE_AVG.K3]/#REF!" office:value-type="string" office:string-value="" calcext:value-type="error">
            <text:p>#REF!</text:p>
          </table:table-cell>
          <table:table-cell table:formula="of:=[NO_STORAGE_AVG.L3]/#REF!" office:value-type="string" office:string-value="" calcext:value-type="error">
            <text:p>#REF!</text:p>
          </table:table-cell>
          <table:table-cell table:formula="of:=[NO_STORAGE_AVG.M3]/#REF!" office:value-type="string" office:string-value="" calcext:value-type="error">
            <text:p>#REF!</text:p>
          </table:table-cell>
          <table:table-cell table:formula="of:=#REF!/[NO_STORAGE_AVG.N3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NO_STORAGE_AVG.C4]/#REF!" office:value-type="string" office:string-value="" calcext:value-type="error">
            <text:p>#REF!</text:p>
          </table:table-cell>
          <table:table-cell table:formula="of:=[NO_STORAGE_AVG.D4]/#REF!" office:value-type="string" office:string-value="" calcext:value-type="error">
            <text:p>#REF!</text:p>
          </table:table-cell>
          <table:table-cell table:formula="of:=[NO_STORAGE_AVG.E4]/#REF!" office:value-type="string" office:string-value="" calcext:value-type="error">
            <text:p>#REF!</text:p>
          </table:table-cell>
          <table:table-cell table:formula="of:=[NO_STORAGE_AVG.F4]/#REF!" office:value-type="string" office:string-value="" calcext:value-type="error">
            <text:p>#REF!</text:p>
          </table:table-cell>
          <table:table-cell table:formula="of:=[NO_STORAGE_AVG.G4]/#REF!" office:value-type="string" office:string-value="" calcext:value-type="error">
            <text:p>#REF!</text:p>
          </table:table-cell>
          <table:table-cell table:formula="of:=[NO_STORAGE_AVG.H4]/#REF!" office:value-type="string" office:string-value="" calcext:value-type="error">
            <text:p>#REF!</text:p>
          </table:table-cell>
          <table:table-cell table:formula="of:=[NO_STORAGE_AVG.I4]/#REF!" office:value-type="string" office:string-value="" calcext:value-type="error">
            <text:p>#REF!</text:p>
          </table:table-cell>
          <table:table-cell table:formula="of:=[NO_STORAGE_AVG.J4]/#REF!" office:value-type="string" office:string-value="" calcext:value-type="error">
            <text:p>#REF!</text:p>
          </table:table-cell>
          <table:table-cell table:formula="of:=[NO_STORAGE_AVG.K4]/#REF!" office:value-type="string" office:string-value="" calcext:value-type="error">
            <text:p>#REF!</text:p>
          </table:table-cell>
          <table:table-cell table:formula="of:=[NO_STORAGE_AVG.L4]/#REF!" office:value-type="string" office:string-value="" calcext:value-type="error">
            <text:p>#REF!</text:p>
          </table:table-cell>
          <table:table-cell table:formula="of:=[NO_STORAGE_AVG.M4]/#REF!" office:value-type="string" office:string-value="" calcext:value-type="error">
            <text:p>#REF!</text:p>
          </table:table-cell>
          <table:table-cell table:formula="of:=#REF!/[NO_STORAGE_AVG.N4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[NO_STORAGE_AVG.C5]/#REF!" office:value-type="string" office:string-value="" calcext:value-type="error">
            <text:p>#REF!</text:p>
          </table:table-cell>
          <table:table-cell table:formula="of:=[NO_STORAGE_AVG.D5]/#REF!" office:value-type="string" office:string-value="" calcext:value-type="error">
            <text:p>#REF!</text:p>
          </table:table-cell>
          <table:table-cell table:formula="of:=[NO_STORAGE_AVG.E5]/#REF!" office:value-type="string" office:string-value="" calcext:value-type="error">
            <text:p>#REF!</text:p>
          </table:table-cell>
          <table:table-cell table:formula="of:=[NO_STORAGE_AVG.F5]/#REF!" office:value-type="string" office:string-value="" calcext:value-type="error">
            <text:p>#REF!</text:p>
          </table:table-cell>
          <table:table-cell table:formula="of:=[NO_STORAGE_AVG.G5]/#REF!" office:value-type="string" office:string-value="" calcext:value-type="error">
            <text:p>#REF!</text:p>
          </table:table-cell>
          <table:table-cell table:formula="of:=[NO_STORAGE_AVG.H5]/#REF!" office:value-type="string" office:string-value="" calcext:value-type="error">
            <text:p>#REF!</text:p>
          </table:table-cell>
          <table:table-cell table:formula="of:=[NO_STORAGE_AVG.I5]/#REF!" office:value-type="string" office:string-value="" calcext:value-type="error">
            <text:p>#REF!</text:p>
          </table:table-cell>
          <table:table-cell table:formula="of:=[NO_STORAGE_AVG.J5]/#REF!" office:value-type="string" office:string-value="" calcext:value-type="error">
            <text:p>#REF!</text:p>
          </table:table-cell>
          <table:table-cell table:formula="of:=[NO_STORAGE_AVG.K5]/#REF!" office:value-type="string" office:string-value="" calcext:value-type="error">
            <text:p>#REF!</text:p>
          </table:table-cell>
          <table:table-cell table:formula="of:=[NO_STORAGE_AVG.L5]/#REF!" office:value-type="string" office:string-value="" calcext:value-type="error">
            <text:p>#REF!</text:p>
          </table:table-cell>
          <table:table-cell table:formula="of:=[NO_STORAGE_AVG.M5]/#REF!" office:value-type="string" office:string-value="" calcext:value-type="error">
            <text:p>#REF!</text:p>
          </table:table-cell>
          <table:table-cell table:formula="of:=#REF!/[NO_STORAGE_AVG.N5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[NO_STORAGE_AVG.C6]/#REF!" office:value-type="string" office:string-value="" calcext:value-type="error">
            <text:p>#REF!</text:p>
          </table:table-cell>
          <table:table-cell table:formula="of:=[NO_STORAGE_AVG.D6]/#REF!" office:value-type="string" office:string-value="" calcext:value-type="error">
            <text:p>#REF!</text:p>
          </table:table-cell>
          <table:table-cell table:formula="of:=[NO_STORAGE_AVG.E6]/#REF!" office:value-type="string" office:string-value="" calcext:value-type="error">
            <text:p>#REF!</text:p>
          </table:table-cell>
          <table:table-cell table:formula="of:=[NO_STORAGE_AVG.F6]/#REF!" office:value-type="string" office:string-value="" calcext:value-type="error">
            <text:p>#REF!</text:p>
          </table:table-cell>
          <table:table-cell table:formula="of:=[NO_STORAGE_AVG.G6]/#REF!" office:value-type="string" office:string-value="" calcext:value-type="error">
            <text:p>#REF!</text:p>
          </table:table-cell>
          <table:table-cell table:formula="of:=[NO_STORAGE_AVG.H6]/#REF!" office:value-type="string" office:string-value="" calcext:value-type="error">
            <text:p>#REF!</text:p>
          </table:table-cell>
          <table:table-cell table:formula="of:=[NO_STORAGE_AVG.I6]/#REF!" office:value-type="string" office:string-value="" calcext:value-type="error">
            <text:p>#REF!</text:p>
          </table:table-cell>
          <table:table-cell table:formula="of:=[NO_STORAGE_AVG.J6]/#REF!" office:value-type="string" office:string-value="" calcext:value-type="error">
            <text:p>#REF!</text:p>
          </table:table-cell>
          <table:table-cell table:formula="of:=[NO_STORAGE_AVG.K6]/#REF!" office:value-type="string" office:string-value="" calcext:value-type="error">
            <text:p>#REF!</text:p>
          </table:table-cell>
          <table:table-cell table:formula="of:=[NO_STORAGE_AVG.L6]/#REF!" office:value-type="string" office:string-value="" calcext:value-type="error">
            <text:p>#REF!</text:p>
          </table:table-cell>
          <table:table-cell table:formula="of:=[NO_STORAGE_AVG.M6]/#REF!" office:value-type="string" office:string-value="" calcext:value-type="error">
            <text:p>#REF!</text:p>
          </table:table-cell>
          <table:table-cell table:formula="of:=#REF!/[NO_STORAGE_AVG.N6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NO_STORAGE_AVG.C7]/#REF!" office:value-type="string" office:string-value="" calcext:value-type="error">
            <text:p>#REF!</text:p>
          </table:table-cell>
          <table:table-cell table:formula="of:=[NO_STORAGE_AVG.D7]/#REF!" office:value-type="string" office:string-value="" calcext:value-type="error">
            <text:p>#REF!</text:p>
          </table:table-cell>
          <table:table-cell table:formula="of:=[NO_STORAGE_AVG.E7]/#REF!" office:value-type="string" office:string-value="" calcext:value-type="error">
            <text:p>#REF!</text:p>
          </table:table-cell>
          <table:table-cell table:formula="of:=[NO_STORAGE_AVG.F7]/#REF!" office:value-type="string" office:string-value="" calcext:value-type="error">
            <text:p>#REF!</text:p>
          </table:table-cell>
          <table:table-cell table:formula="of:=[NO_STORAGE_AVG.G7]/#REF!" office:value-type="string" office:string-value="" calcext:value-type="error">
            <text:p>#REF!</text:p>
          </table:table-cell>
          <table:table-cell table:formula="of:=[NO_STORAGE_AVG.H7]/#REF!" office:value-type="string" office:string-value="" calcext:value-type="error">
            <text:p>#REF!</text:p>
          </table:table-cell>
          <table:table-cell table:formula="of:=[NO_STORAGE_AVG.I7]/#REF!" office:value-type="string" office:string-value="" calcext:value-type="error">
            <text:p>#REF!</text:p>
          </table:table-cell>
          <table:table-cell table:formula="of:=[NO_STORAGE_AVG.J7]/#REF!" office:value-type="string" office:string-value="" calcext:value-type="error">
            <text:p>#REF!</text:p>
          </table:table-cell>
          <table:table-cell table:formula="of:=[NO_STORAGE_AVG.K7]/#REF!" office:value-type="string" office:string-value="" calcext:value-type="error">
            <text:p>#REF!</text:p>
          </table:table-cell>
          <table:table-cell table:formula="of:=[NO_STORAGE_AVG.L7]/#REF!" office:value-type="string" office:string-value="" calcext:value-type="error">
            <text:p>#REF!</text:p>
          </table:table-cell>
          <table:table-cell table:formula="of:=[NO_STORAGE_AVG.M7]/#REF!" office:value-type="string" office:string-value="" calcext:value-type="error">
            <text:p>#REF!</text:p>
          </table:table-cell>
          <table:table-cell table:formula="of:=#REF!/[NO_STORAGE_AVG.N7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NO_STORAGE_AVG.C8]/#REF!" office:value-type="string" office:string-value="" calcext:value-type="error">
            <text:p>#REF!</text:p>
          </table:table-cell>
          <table:table-cell table:formula="of:=[NO_STORAGE_AVG.D8]/#REF!" office:value-type="string" office:string-value="" calcext:value-type="error">
            <text:p>#REF!</text:p>
          </table:table-cell>
          <table:table-cell table:formula="of:=[NO_STORAGE_AVG.E8]/#REF!" office:value-type="string" office:string-value="" calcext:value-type="error">
            <text:p>#REF!</text:p>
          </table:table-cell>
          <table:table-cell table:formula="of:=[NO_STORAGE_AVG.F8]/#REF!" office:value-type="string" office:string-value="" calcext:value-type="error">
            <text:p>#REF!</text:p>
          </table:table-cell>
          <table:table-cell table:formula="of:=[NO_STORAGE_AVG.G8]/#REF!" office:value-type="string" office:string-value="" calcext:value-type="error">
            <text:p>#REF!</text:p>
          </table:table-cell>
          <table:table-cell table:formula="of:=[NO_STORAGE_AVG.H8]/#REF!" office:value-type="string" office:string-value="" calcext:value-type="error">
            <text:p>#REF!</text:p>
          </table:table-cell>
          <table:table-cell table:formula="of:=[NO_STORAGE_AVG.I8]/#REF!" office:value-type="string" office:string-value="" calcext:value-type="error">
            <text:p>#REF!</text:p>
          </table:table-cell>
          <table:table-cell table:formula="of:=[NO_STORAGE_AVG.J8]/#REF!" office:value-type="string" office:string-value="" calcext:value-type="error">
            <text:p>#REF!</text:p>
          </table:table-cell>
          <table:table-cell table:formula="of:=[NO_STORAGE_AVG.K8]/#REF!" office:value-type="string" office:string-value="" calcext:value-type="error">
            <text:p>#REF!</text:p>
          </table:table-cell>
          <table:table-cell table:formula="of:=[NO_STORAGE_AVG.L8]/#REF!" office:value-type="string" office:string-value="" calcext:value-type="error">
            <text:p>#REF!</text:p>
          </table:table-cell>
          <table:table-cell table:formula="of:=[NO_STORAGE_AVG.M8]/#REF!" office:value-type="string" office:string-value="" calcext:value-type="error">
            <text:p>#REF!</text:p>
          </table:table-cell>
          <table:table-cell table:formula="of:=#REF!/[NO_STORAGE_AVG.N8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[NO_STORAGE_AVG.C9]/#REF!" office:value-type="string" office:string-value="" calcext:value-type="error">
            <text:p>#REF!</text:p>
          </table:table-cell>
          <table:table-cell table:formula="of:=[NO_STORAGE_AVG.D9]/#REF!" office:value-type="string" office:string-value="" calcext:value-type="error">
            <text:p>#REF!</text:p>
          </table:table-cell>
          <table:table-cell table:formula="of:=[NO_STORAGE_AVG.E9]/#REF!" office:value-type="string" office:string-value="" calcext:value-type="error">
            <text:p>#REF!</text:p>
          </table:table-cell>
          <table:table-cell table:formula="of:=[NO_STORAGE_AVG.F9]/#REF!" office:value-type="string" office:string-value="" calcext:value-type="error">
            <text:p>#REF!</text:p>
          </table:table-cell>
          <table:table-cell table:formula="of:=[NO_STORAGE_AVG.G9]/#REF!" office:value-type="string" office:string-value="" calcext:value-type="error">
            <text:p>#REF!</text:p>
          </table:table-cell>
          <table:table-cell table:formula="of:=[NO_STORAGE_AVG.H9]/#REF!" office:value-type="string" office:string-value="" calcext:value-type="error">
            <text:p>#REF!</text:p>
          </table:table-cell>
          <table:table-cell table:formula="of:=[NO_STORAGE_AVG.I9]/#REF!" office:value-type="string" office:string-value="" calcext:value-type="error">
            <text:p>#REF!</text:p>
          </table:table-cell>
          <table:table-cell table:formula="of:=[NO_STORAGE_AVG.J9]/#REF!" office:value-type="string" office:string-value="" calcext:value-type="error">
            <text:p>#REF!</text:p>
          </table:table-cell>
          <table:table-cell table:formula="of:=[NO_STORAGE_AVG.K9]/#REF!" office:value-type="string" office:string-value="" calcext:value-type="error">
            <text:p>#REF!</text:p>
          </table:table-cell>
          <table:table-cell table:formula="of:=[NO_STORAGE_AVG.L9]/#REF!" office:value-type="string" office:string-value="" calcext:value-type="error">
            <text:p>#REF!</text:p>
          </table:table-cell>
          <table:table-cell table:formula="of:=[NO_STORAGE_AVG.M9]/#REF!" office:value-type="string" office:string-value="" calcext:value-type="error">
            <text:p>#REF!</text:p>
          </table:table-cell>
          <table:table-cell table:formula="of:=#REF!/[NO_STORAGE_AVG.N9]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[NO_STORAGE_AVG.C10]/#REF!" office:value-type="string" office:string-value="" calcext:value-type="error">
            <text:p>#REF!</text:p>
          </table:table-cell>
          <table:table-cell table:formula="of:=[NO_STORAGE_AVG.D10]/#REF!" office:value-type="string" office:string-value="" calcext:value-type="error">
            <text:p>#REF!</text:p>
          </table:table-cell>
          <table:table-cell table:formula="of:=[NO_STORAGE_AVG.E10]/#REF!" office:value-type="string" office:string-value="" calcext:value-type="error">
            <text:p>#REF!</text:p>
          </table:table-cell>
          <table:table-cell table:formula="of:=[NO_STORAGE_AVG.F10]/#REF!" office:value-type="string" office:string-value="" calcext:value-type="error">
            <text:p>#REF!</text:p>
          </table:table-cell>
          <table:table-cell table:formula="of:=[NO_STORAGE_AVG.G10]/#REF!" office:value-type="string" office:string-value="" calcext:value-type="error">
            <text:p>#REF!</text:p>
          </table:table-cell>
          <table:table-cell table:formula="of:=[NO_STORAGE_AVG.H10]/#REF!" office:value-type="string" office:string-value="" calcext:value-type="error">
            <text:p>#REF!</text:p>
          </table:table-cell>
          <table:table-cell table:formula="of:=[NO_STORAGE_AVG.I10]/#REF!" office:value-type="string" office:string-value="" calcext:value-type="error">
            <text:p>#REF!</text:p>
          </table:table-cell>
          <table:table-cell table:formula="of:=[NO_STORAGE_AVG.J10]/#REF!" office:value-type="string" office:string-value="" calcext:value-type="error">
            <text:p>#REF!</text:p>
          </table:table-cell>
          <table:table-cell table:formula="of:=[NO_STORAGE_AVG.K10]/#REF!" office:value-type="string" office:string-value="" calcext:value-type="error">
            <text:p>#REF!</text:p>
          </table:table-cell>
          <table:table-cell table:formula="of:=[NO_STORAGE_AVG.L10]/#REF!" office:value-type="string" office:string-value="" calcext:value-type="error">
            <text:p>#REF!</text:p>
          </table:table-cell>
          <table:table-cell table:formula="of:=[NO_STORAGE_AVG.M10]/#REF!" office:value-type="string" office:string-value="" calcext:value-type="error">
            <text:p>#REF!</text:p>
          </table:table-cell>
          <table:table-cell table:formula="of:=#REF!/[NO_STORAGE_AVG.N10]" office:value-type="string" office:string-value="" calcext:value-type="error">
            <text:p>#REF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 style:data-style-name="N2" text:time-value="12:02:18.1438195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12:46:26.648034912</meta:creation-date>
    <dc:date>2017-01-09T12:03:24.196411119</dc:date>
    <meta:editing-duration>PT12H7M17S</meta:editing-duration>
    <meta:editing-cycles>271</meta:editing-cycles>
    <meta:generator>LibreOffice/5.2.4.2.1$Linux_X86_64 LibreOffice_project/20m0$Build-2</meta:generator>
    <meta:document-statistic meta:table-count="12" meta:cell-count="2864" meta:object-count="0"/>
  </office:meta>
</office:document-meta>
</file>